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25061220"/>
    </style:style>
    <style:style style:name="P2" style:family="paragraph" style:parent-style-name="Standard" style:list-style-name="L1">
      <style:text-properties fo:color="#333333" style:font-name="Liberation Serif1" fo:font-size="17pt" fo:font-weight="bold" officeooo:rsid="114556d7" officeooo:paragraph-rsid="25061220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1" fo:font-size="17pt" fo:font-weight="bold" officeooo:rsid="114556d7" officeooo:paragraph-rsid="26c62292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1" fo:font-size="17pt" fo:font-weight="bold" officeooo:rsid="114556d7" officeooo:paragraph-rsid="26d04453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1" fo:font-size="17pt" fo:font-weight="bold" officeooo:rsid="114556d7" officeooo:paragraph-rsid="26d198b6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1" fo:font-size="17pt" fo:font-weight="bold" officeooo:rsid="114556d7" officeooo:paragraph-rsid="26d27b53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1" fo:font-size="17pt" fo:font-weight="bold" officeooo:rsid="163e069c" officeooo:paragraph-rsid="25061220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1" fo:font-size="17pt" fo:font-weight="bold" officeooo:rsid="15e810e7" officeooo:paragraph-rsid="25061220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1" fo:font-size="17pt" fo:font-weight="bold" officeooo:rsid="16597185" officeooo:paragraph-rsid="25061220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1" fo:font-size="17pt" fo:font-weight="bold" officeooo:rsid="17960ee9" officeooo:paragraph-rsid="25061220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1" fo:font-size="17pt" fo:font-weight="bold" officeooo:rsid="16dd8ca9" officeooo:paragraph-rsid="25061220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1" fo:font-size="17pt" fo:font-weight="bold" officeooo:rsid="17447af1" officeooo:paragraph-rsid="243816db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1" fo:font-size="17pt" fo:font-weight="bold" officeooo:rsid="17447af1" officeooo:paragraph-rsid="253e81a9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1" fo:font-size="17pt" fo:font-weight="bold" officeooo:rsid="17447af1" officeooo:paragraph-rsid="255cc1b8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1" fo:font-size="17pt" fo:font-weight="bold" officeooo:rsid="17447af1" officeooo:paragraph-rsid="255c3783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1" fo:font-size="17pt" fo:font-weight="bold" officeooo:rsid="17447af1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1" fo:font-size="17pt" fo:font-weight="bold" officeooo:rsid="139b4e29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1" fo:font-size="17pt" fo:font-weight="bold" officeooo:rsid="17447af1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1" fo:font-size="17pt" fo:font-weight="bold" officeooo:rsid="1b9d3fcf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1" fo:font-size="17pt" fo:font-weight="bold" officeooo:rsid="1ba23359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1" fo:font-size="17pt" fo:font-weight="bold" officeooo:rsid="19022954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1" fo:font-size="17pt" fo:font-weight="bold" officeooo:rsid="1b968a1e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1" fo:font-size="17pt" fo:font-weight="bold" officeooo:rsid="17447af1" officeooo:paragraph-rsid="2569deeb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1" fo:font-size="17pt" fo:font-weight="bold" officeooo:rsid="17447af1" officeooo:paragraph-rsid="253e81a9" style:font-name-asian="Liberation Serif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1" fo:font-size="17pt" fo:font-weight="bold" officeooo:rsid="17447af1" officeooo:paragraph-rsid="2569deeb" style:font-name-asian="Liberation Serif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1" fo:font-size="17pt" fo:font-weight="bold" officeooo:rsid="17447af1" officeooo:paragraph-rsid="2549ad45" style:font-name-asian="Liberation Serif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1" fo:font-size="17pt" fo:font-weight="bold" officeooo:rsid="17447af1" officeooo:paragraph-rsid="2576e360" style:font-name-asian="Liberation Serif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1" fo:font-size="17pt" fo:font-weight="bold" officeooo:rsid="17447af1" officeooo:paragraph-rsid="25755d3a" style:font-name-asian="Liberation Serif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1" fo:font-size="17pt" fo:font-weight="bold" officeooo:rsid="254cd717" officeooo:paragraph-rsid="256e988e" style:font-name-asian="Liberation Serif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1" fo:font-size="17pt" fo:font-weight="bold" officeooo:rsid="254cd717" officeooo:paragraph-rsid="2572db06" style:font-name-asian="Liberation Serif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1" fo:font-size="17pt" fo:font-weight="bold" officeooo:rsid="254cd717" officeooo:paragraph-rsid="2576e360" style:font-name-asian="Liberation Serif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1" fo:font-size="17pt" fo:font-weight="bold" officeooo:rsid="254cd717" officeooo:paragraph-rsid="256fe86c" style:font-name-asian="Liberation Serif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1" fo:font-size="17pt" fo:font-weight="bold" officeooo:rsid="17447af1" officeooo:paragraph-rsid="256e988e" style:font-name-asian="Liberation Serif1" style:font-size-asian="17pt" style:language-asian="zh" style:country-asian="TW" style:font-weight-asian="bold" style:font-name-complex="Mangal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1" fo:font-size="17pt" fo:font-weight="bold" officeooo:rsid="139b4e29" officeooo:paragraph-rsid="233dc66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1" fo:font-size="17pt" fo:font-weight="bold" officeooo:rsid="19022954" officeooo:paragraph-rsid="233dc66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1" fo:font-size="17pt" fo:font-weight="bold" officeooo:rsid="1eed0ae9" officeooo:paragraph-rsid="233dc66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1" fo:font-size="17pt" style:text-underline-style="none" fo:font-weight="bold" officeooo:rsid="19b18b14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1" fo:font-size="17pt" style:text-underline-style="none" fo:font-weight="bold" officeooo:rsid="22455410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502846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50288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1" fo:font-size="17pt" style:text-underline-style="none" fo:font-weight="bold" officeooo:rsid="218083fb" officeooo:paragraph-rsid="233dc66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1" fo:font-size="17pt" style:text-underline-style="none" fo:font-weight="bold" officeooo:rsid="07ca52e4" officeooo:paragraph-rsid="233dc66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1" fo:font-size="17pt" style:text-underline-style="none" fo:font-weight="bold" officeooo:rsid="08038b5c" officeooo:paragraph-rsid="233dc66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1" fo:font-size="17pt" style:text-underline-style="none" fo:font-weight="bold" officeooo:rsid="21673594" officeooo:paragraph-rsid="233dc66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1" fo:font-size="17pt" style:text-underline-style="none" fo:font-weight="bold" officeooo:rsid="216622b5" officeooo:paragraph-rsid="233dc66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1" officeooo:paragraph-rsid="233dc66a" style:font-name-asian="Liberation Serif1"/>
    </style:style>
    <style:style style:name="P49" style:family="paragraph" style:parent-style-name="Standard" style:list-style-name="L1">
      <style:text-properties fo:color="#333333" style:font-name="Liberation Serif1" officeooo:paragraph-rsid="233dc66a" style:font-name-asian="Liberation Serif1" style:language-asian="zh" style:country-asian="TW"/>
    </style:style>
    <style:style style:name="P50" style:family="paragraph" style:parent-style-name="Standard" style:list-style-name="L1">
      <style:text-properties fo:color="#333333" officeooo:paragraph-rsid="26c62292"/>
    </style:style>
    <style:style style:name="P51" style:family="paragraph" style:parent-style-name="Standard" style:list-style-name="L1">
      <style:text-properties fo:color="#333333" officeooo:paragraph-rsid="26cbe2e9"/>
    </style:style>
    <style:style style:name="P52" style:family="paragraph" style:parent-style-name="Standard" style:list-style-name="L1">
      <style:text-properties fo:color="#333333" officeooo:paragraph-rsid="25061220"/>
    </style:style>
    <style:style style:name="P53" style:family="paragraph" style:parent-style-name="Standard" style:list-style-name="L1">
      <style:text-properties fo:color="#333333" officeooo:paragraph-rsid="233dc66a"/>
    </style:style>
    <style:style style:name="P54" style:family="paragraph" style:parent-style-name="Standard" style:list-style-name="L1">
      <style:text-properties fo:color="#333333" style:font-name="標楷體1" fo:font-size="17pt" fo:font-weight="bold" officeooo:rsid="16dd8ca9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標楷體1" fo:font-size="17pt" fo:font-weight="bold" officeooo:rsid="174cb906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標楷體1" fo:font-size="17pt" fo:font-weight="bold" officeooo:rsid="16e5fd0b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標楷體1" fo:font-size="17pt" fo:font-weight="bold" officeooo:rsid="17447af1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標楷體1" fo:font-size="17pt" fo:font-weight="bold" officeooo:rsid="17447af1" officeooo:paragraph-rsid="239c8b1e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標楷體1" fo:font-size="17pt" fo:font-weight="bold" officeooo:rsid="17447af1" officeooo:paragraph-rsid="23b33edd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標楷體1" fo:font-size="17pt" fo:font-weight="bold" officeooo:rsid="17447af1" officeooo:paragraph-rsid="239d6599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標楷體1" fo:font-size="17pt" fo:font-weight="bold" officeooo:rsid="17447af1" officeooo:paragraph-rsid="239e3e62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標楷體1" fo:font-size="17pt" fo:font-weight="bold" officeooo:rsid="17447af1" officeooo:paragraph-rsid="239e7e2a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標楷體1" fo:font-size="17pt" fo:font-weight="bold" officeooo:rsid="17447af1" officeooo:paragraph-rsid="257f60d5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標楷體1" fo:font-size="17pt" fo:font-weight="bold" officeooo:rsid="17447af1" officeooo:paragraph-rsid="23ac83d4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標楷體1" fo:font-size="17pt" fo:font-weight="bold" officeooo:rsid="17447af1" officeooo:paragraph-rsid="23a11a0e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標楷體1" fo:font-size="17pt" fo:font-weight="bold" officeooo:rsid="17447af1" officeooo:paragraph-rsid="23a3b50e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標楷體1" fo:font-size="17pt" fo:font-weight="bold" officeooo:rsid="17447af1" officeooo:paragraph-rsid="23a2f0b8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標楷體1" fo:font-size="17pt" fo:font-weight="bold" officeooo:rsid="17447af1" officeooo:paragraph-rsid="23b53cec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標楷體1" fo:font-size="17pt" fo:font-weight="bold" officeooo:rsid="17447af1" officeooo:paragraph-rsid="23a5f332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標楷體1" fo:font-size="17pt" fo:font-weight="bold" officeooo:rsid="17447af1" officeooo:paragraph-rsid="23a72b8c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標楷體1" fo:font-size="17pt" fo:font-weight="bold" officeooo:rsid="17447af1" officeooo:paragraph-rsid="23a8b017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標楷體1" fo:font-size="17pt" fo:font-weight="bold" officeooo:rsid="17447af1" officeooo:paragraph-rsid="23a98b97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標楷體1" fo:font-size="17pt" fo:font-weight="bold" officeooo:rsid="17447af1" officeooo:paragraph-rsid="23dc768a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標楷體1" fo:font-size="17pt" fo:font-weight="bold" officeooo:rsid="17447af1" officeooo:paragraph-rsid="23f114f3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標楷體1" fo:font-size="17pt" fo:font-weight="bold" officeooo:rsid="17447af1" officeooo:paragraph-rsid="24218cf2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標楷體1" fo:font-size="17pt" fo:font-weight="bold" officeooo:rsid="17447af1" officeooo:paragraph-rsid="23f4a027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標楷體1" fo:font-size="17pt" fo:font-weight="bold" officeooo:rsid="17447af1" officeooo:paragraph-rsid="23fbda49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標楷體1" fo:font-size="17pt" fo:font-weight="bold" officeooo:rsid="17447af1" officeooo:paragraph-rsid="24094065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標楷體1" fo:font-size="17pt" fo:font-weight="bold" officeooo:rsid="17447af1" officeooo:paragraph-rsid="242bef43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標楷體1" fo:font-size="17pt" fo:font-weight="bold" officeooo:rsid="17447af1" officeooo:paragraph-rsid="242b55ff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標楷體1" fo:font-size="17pt" fo:font-weight="bold" officeooo:rsid="17447af1" officeooo:paragraph-rsid="2429f026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標楷體1" fo:font-size="17pt" fo:font-weight="bold" officeooo:rsid="17447af1" officeooo:paragraph-rsid="24466ad6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標楷體1" fo:font-size="17pt" fo:font-weight="bold" officeooo:rsid="17447af1" officeooo:paragraph-rsid="241f36be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標楷體1" fo:font-size="17pt" fo:font-weight="bold" officeooo:rsid="17447af1" officeooo:paragraph-rsid="242012c7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標楷體1" fo:font-size="17pt" fo:font-weight="bold" officeooo:rsid="17447af1" officeooo:paragraph-rsid="240be459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標楷體1" fo:font-size="17pt" fo:font-weight="bold" officeooo:rsid="17447af1" officeooo:paragraph-rsid="245bf92a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標楷體1" fo:font-size="17pt" fo:font-weight="bold" officeooo:rsid="17447af1" officeooo:paragraph-rsid="245a2926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標楷體1" fo:font-size="17pt" fo:font-weight="bold" officeooo:rsid="17447af1" officeooo:paragraph-rsid="243c1f0a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標楷體1" fo:font-size="17pt" fo:font-weight="bold" officeooo:rsid="17447af1" officeooo:paragraph-rsid="24347965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標楷體1" fo:font-size="17pt" fo:font-weight="bold" officeooo:rsid="17447af1" officeooo:paragraph-rsid="2432d9e3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標楷體1" fo:font-size="17pt" fo:font-weight="bold" officeooo:rsid="17447af1" officeooo:paragraph-rsid="242edce4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標楷體1" fo:font-size="17pt" fo:font-weight="bold" officeooo:rsid="17447af1" officeooo:paragraph-rsid="243816db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標楷體1" fo:font-size="17pt" fo:font-weight="bold" officeooo:rsid="17447af1" officeooo:paragraph-rsid="23e18218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標楷體1" fo:font-size="17pt" fo:font-weight="bold" officeooo:rsid="17447af1" officeooo:paragraph-rsid="253e81a9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標楷體1" fo:font-size="17pt" fo:font-weight="bold" officeooo:rsid="17447af1" officeooo:paragraph-rsid="25777ad9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標楷體1" fo:font-size="17pt" fo:font-weight="bold" officeooo:rsid="17447af1" officeooo:paragraph-rsid="2576e360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標楷體1" fo:font-size="17pt" fo:font-weight="bold" officeooo:rsid="17447af1" officeooo:paragraph-rsid="257c7f9f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標楷體1" fo:font-size="17pt" fo:font-weight="bold" officeooo:rsid="17447af1" officeooo:paragraph-rsid="257dd0da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標楷體1" fo:font-size="17pt" fo:font-weight="bold" officeooo:rsid="17447af1" officeooo:paragraph-rsid="23f29529" style:font-name-asian="標楷體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標楷體1" fo:font-size="17pt" fo:font-weight="bold" officeooo:rsid="17447af1" officeooo:paragraph-rsid="23f338e2" style:font-name-asian="標楷體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標楷體1" fo:font-size="17pt" fo:font-weight="bold" officeooo:rsid="17457cc2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text-properties fo:color="#333333" style:font-name="標楷體1" fo:font-size="17pt" fo:font-weight="bold" officeooo:rsid="239d6599" officeooo:paragraph-rsid="239e3e62" style:font-name-asian="標楷體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fo:color="#333333" style:font-name="標楷體1" fo:font-size="17pt" fo:font-weight="bold" officeooo:rsid="106f552c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標楷體1" fo:font-size="17pt" fo:font-weight="bold" officeooo:rsid="19022954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標楷體1" fo:font-size="17pt" fo:font-weight="bold" officeooo:rsid="0a6d63ec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text-properties fo:color="#333333" style:font-name="標楷體1" fo:font-size="17pt" fo:font-weight="bold" officeooo:rsid="0a6d63ec" officeooo:paragraph-rsid="250288c7" style:font-name-asian="標楷體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標楷體1" fo:font-size="17pt" fo:font-weight="bold" officeooo:rsid="1d2437de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標楷體1" fo:font-size="17pt" fo:font-weight="bold" officeooo:rsid="08038b5c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標楷體1" fo:font-size="17pt" fo:font-weight="bold" officeooo:rsid="17eaaf59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0" style:family="paragraph" style:parent-style-name="Standard" style:list-style-name="L1">
      <style:text-properties fo:color="#333333" style:font-name="標楷體1" fo:font-size="17pt" fo:font-weight="bold" officeooo:rsid="19022954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1" style:family="paragraph" style:parent-style-name="Standard" style:list-style-name="L1">
      <style:text-properties fo:color="#333333" style:font-name="標楷體1" fo:font-size="17pt" fo:font-weight="bold" officeooo:rsid="1bdd7533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2" style:family="paragraph" style:parent-style-name="Standard" style:list-style-name="L1">
      <style:text-properties fo:color="#333333" style:font-name="標楷體1" fo:font-size="17pt" fo:font-weight="bold" officeooo:rsid="1ba23359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標楷體1" fo:font-size="17pt" fo:font-weight="bold" officeooo:rsid="1ed43453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標楷體1" fo:font-size="17pt" fo:font-weight="bold" officeooo:rsid="1edcab87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標楷體1" fo:font-size="17pt" fo:font-weight="bold" officeooo:rsid="19cd56ac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標楷體1" fo:font-size="17pt" fo:font-weight="bold" officeooo:rsid="19b18b14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標楷體1" fo:font-size="17pt" style:text-underline-style="none" fo:font-weight="bold" officeooo:rsid="22455410" officeooo:paragraph-rsid="233dc66a" style:font-name-asian="標楷體1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 style:list-style-name="L1">
      <style:text-properties fo:color="#333333" style:font-name="標楷體1" fo:font-size="17pt" style:text-underline-style="none" fo:font-weight="bold" officeooo:rsid="1db67b66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標楷體1" fo:font-size="17pt" style:text-underline-style="none" fo:font-weight="bold" officeooo:rsid="08038b5c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標楷體1" fo:font-size="17pt" style:text-underline-style="none" fo:font-weight="bold" officeooo:rsid="07ca52e4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標楷體1" fo:font-size="17pt" style:text-underline-style="none" fo:font-weight="bold" officeooo:rsid="20cbbba0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標楷體1" fo:font-size="17pt" style:text-underline-style="none" fo:font-weight="bold" officeooo:rsid="20b215fb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標楷體1" fo:font-size="17pt" style:text-underline-style="none" fo:font-weight="bold" officeooo:rsid="1e92a3a0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標楷體1" fo:font-size="17pt" style:text-underline-style="none" fo:font-weight="bold" officeooo:rsid="20b41191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標楷體1" fo:font-size="17pt" style:text-underline-style="none" fo:font-weight="bold" officeooo:rsid="216622b5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標楷體1" fo:font-size="17pt" style:text-underline-style="none" fo:font-weight="bold" officeooo:rsid="19f2f56c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標楷體1" fo:font-size="17pt" style:text-underline-style="none" fo:font-weight="bold" officeooo:rsid="0a6d63ec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標楷體1" fo:font-size="17pt" style:text-underline-style="none" fo:font-weight="bold" officeooo:rsid="19022954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標楷體" fo:font-size="17pt" fo:font-weight="bold" officeooo:rsid="139b4e29" officeooo:paragraph-rsid="233dc66a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fo:font-size="17pt" style:text-underline-style="none" fo:font-weight="bold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style:use-window-font-color="true" style:font-name="Liberation Serif1" fo:font-size="17pt" fo:font-weight="bold" officeooo:rsid="114556d7" officeooo:paragraph-rsid="25061220" style:font-name-asian="標楷體1" style:font-size-asian="17pt" style:language-asian="zh" style:country-asian="TW" style:font-weight-asian="bold" style:font-size-complex="17pt" style:font-weight-complex="bold"/>
    </style:style>
    <style:style style:name="P132" style:family="paragraph" style:parent-style-name="Standard" style:list-style-name="L1">
      <style:text-properties style:use-window-font-color="true" style:font-name="Liberation Serif1" fo:font-size="17pt" fo:font-weight="bold" officeooo:rsid="16597185" officeooo:paragraph-rsid="25061220" style:font-name-asian="標楷體1" style:font-size-asian="17pt" style:language-asian="zh" style:country-asian="TW" style:font-weight-asian="bold" style:font-size-complex="17pt" style:font-weight-complex="bold"/>
    </style:style>
    <style:style style:name="P133" style:family="paragraph" style:parent-style-name="Standard" style:list-style-name="L1">
      <style:text-properties style:use-window-font-color="true" style:font-name="標楷體1" fo:font-size="17pt" style:text-underline-style="none" fo:font-weight="bold" officeooo:rsid="07ca52e4" officeooo:paragraph-rsid="233dc6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font-name="標楷體1"/>
    </style:style>
    <style:style style:name="T2" style:family="text">
      <style:text-properties style:font-name="標楷體1" fo:font-size="17pt" fo:font-weight="bold" officeooo:rsid="17281acf" style:font-name-asian="標楷體1" style:font-size-asian="17pt" style:language-asian="zh" style:country-asian="TW" style:font-weight-asian="bold" style:font-size-complex="17pt" style:font-weight-complex="bold"/>
    </style:style>
    <style:style style:name="T3" style:family="text">
      <style:text-properties style:font-name="標楷體1" fo:font-size="17pt" fo:font-weight="bold" officeooo:rsid="1748857c" style:font-name-asian="標楷體1" style:font-size-asian="17pt" style:language-asian="zh" style:country-asian="TW" style:font-weight-asian="bold" style:font-size-complex="17pt" style:font-weight-complex="bold"/>
    </style:style>
    <style:style style:name="T4" style:family="text">
      <style:text-properties style:font-name="標楷體1" fo:font-size="17pt" fo:font-weight="bold" officeooo:rsid="17384be9" style:font-name-asian="標楷體1" style:font-size-asian="17pt" style:language-asian="zh" style:country-asian="TW" style:font-weight-asian="bold" style:font-size-complex="17pt" style:font-weight-complex="bold"/>
    </style:style>
    <style:style style:name="T5" style:family="text">
      <style:text-properties style:font-name="標楷體1" fo:font-size="17pt" fo:font-weight="bold" officeooo:rsid="173f44e8" style:font-name-asian="標楷體1" style:font-size-asian="17pt" style:language-asian="zh" style:country-asian="TW" style:font-weight-asian="bold" style:font-size-complex="17pt" style:font-weight-complex="bold"/>
    </style:style>
    <style:style style:name="T6" style:family="text">
      <style:text-properties style:font-name="標楷體1" fo:font-size="17pt" fo:font-weight="bold" officeooo:rsid="114556d7" style:font-name-asian="標楷體1" style:font-size-asian="17pt" style:language-asian="zh" style:country-asian="TW" style:font-weight-asian="bold" style:font-size-complex="17pt" style:font-weight-complex="bold"/>
    </style:style>
    <style:style style:name="T7" style:family="text">
      <style:text-properties style:font-name="標楷體1" fo:font-size="17pt" fo:font-weight="bold" officeooo:rsid="15e810e7" style:font-name-asian="標楷體1" style:font-size-asian="17pt" style:language-asian="zh" style:country-asian="TW" style:font-weight-asian="bold" style:font-size-complex="17pt" style:font-weight-complex="bold"/>
    </style:style>
    <style:style style:name="T8" style:family="text">
      <style:text-properties style:font-name="標楷體1" fo:font-size="17pt" fo:font-weight="bold" officeooo:rsid="164b5a22" style:font-name-asian="標楷體1" style:font-size-asian="17pt" style:language-asian="zh" style:country-asian="TW" style:font-weight-asian="bold" style:font-size-complex="17pt" style:font-weight-complex="bold"/>
    </style:style>
    <style:style style:name="T9" style:family="text">
      <style:text-properties style:font-name="標楷體1" fo:font-size="17pt" fo:font-weight="bold" officeooo:rsid="166763d0" style:font-name-asian="標楷體1" style:font-size-asian="17pt" style:language-asian="zh" style:country-asian="TW" style:font-weight-asian="bold" style:font-size-complex="17pt" style:font-weight-complex="bold"/>
    </style:style>
    <style:style style:name="T10" style:family="text">
      <style:text-properties style:font-name="標楷體1" fo:font-size="17pt" fo:font-weight="bold" officeooo:rsid="16dd8ca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1" style:family="text">
      <style:text-properties style:font-name="標楷體1" fo:font-size="17pt" fo:font-weight="bold" officeooo:rsid="1774e9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2" style:family="text">
      <style:text-properties style:font-name="標楷體1" fo:font-size="17pt" fo:font-weight="bold" officeooo:rsid="139b4e2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3" style:family="text">
      <style:text-properties style:font-name="標楷體1" fo:font-size="17pt" fo:font-weight="bold" officeooo:rsid="190229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4" style:family="text">
      <style:text-properties style:font-name="標楷體1" fo:font-size="17pt" fo:font-weight="bold" officeooo:rsid="1b968a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5" style:family="text">
      <style:text-properties style:font-name="標楷體1" fo:font-size="17pt" fo:font-weight="bold" officeooo:rsid="1ba2335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6" style:family="text">
      <style:text-properties style:font-name="標楷體1" fo:font-size="17pt" fo:font-weight="bold" officeooo:rsid="1ed4345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7" style:family="text">
      <style:text-properties style:font-name="標楷體1" fo:font-size="17pt" fo:font-weight="bold" officeooo:rsid="1ed5fe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8" style:family="text">
      <style:text-properties style:font-name="標楷體1" fo:font-size="17pt" fo:font-weight="bold" officeooo:rsid="1eddfd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" style:family="text">
      <style:text-properties style:font-name="標楷體1" fo:font-size="17pt" fo:font-weight="bold" officeooo:rsid="1edcab8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" style:family="text">
      <style:text-properties style:font-name="標楷體1" fo:font-size="17pt" fo:font-weight="bold" officeooo:rsid="19cd56a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" style:family="text">
      <style:text-properties style:font-name="標楷體1" fo:font-size="17pt" fo:font-weight="bold" officeooo:rsid="19b18b1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2" style:family="text">
      <style:text-properties style:font-name="標楷體1" fo:font-size="17pt" style:text-underline-style="none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" style:family="text">
      <style:text-properties style:font-name="標楷體1" fo:font-size="17pt" style:text-underline-style="none" fo:font-weight="bold" officeooo:rsid="1db67b6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" style:family="text">
      <style:text-properties style:font-name="標楷體1" fo:font-size="17pt" style:text-underline-style="none" fo:font-weight="bold" officeooo:rsid="08038b5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" style:family="text">
      <style:text-properties style:font-name="標楷體1" fo:font-size="17pt" style:text-underline-style="none" fo:font-weight="bold" officeooo:rsid="1a17e70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6" style:family="text">
      <style:text-properties style:font-name="標楷體1" fo:font-size="17pt" style:text-underline-style="none" fo:font-weight="bold" officeooo:rsid="20b215f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7" style:family="text">
      <style:text-properties style:font-name="標楷體1" fo:font-size="17pt" style:text-underline-style="none" fo:font-weight="bold" officeooo:rsid="20b411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8" style:family="text">
      <style:text-properties style:font-name="標楷體1" fo:font-size="17pt" style:text-underline-style="none" fo:font-weight="bold" officeooo:rsid="2245541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9" style:family="text">
      <style:text-properties style:font-name="標楷體1" fo:font-size="17pt" style:text-underline-style="none" fo:font-weight="bold" officeooo:rsid="22459b6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0" style:family="text">
      <style:text-properties style:font-name="標楷體1" fo:font-size="17pt" style:text-underline-style="none" fo:font-weight="bold" officeooo:rsid="209f1f7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1" style:family="text">
      <style:text-properties style:font-name="標楷體1" fo:font-size="17pt" style:text-underline-style="none" fo:font-weight="bold" officeooo:rsid="20a057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2" style:family="text">
      <style:text-properties style:font-name="標楷體1" fo:font-size="17pt" style:text-underline-style="none" fo:font-weight="bold" officeooo:rsid="20a191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3" style:family="text">
      <style:text-properties style:font-name="標楷體1" fo:font-size="17pt" style:text-underline-style="none" fo:font-weight="bold" officeooo:rsid="19ec8cd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4" style:family="text">
      <style:text-properties style:font-name="標楷體1" fo:font-size="17pt" style:text-underline-style="none" fo:font-weight="bold" officeooo:rsid="20cbbba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5" style:family="text">
      <style:text-properties style:font-name="標楷體1" fo:font-size="17pt" style:text-underline-style="none" fo:font-weight="bold" officeooo:rsid="2194de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" style:family="text">
      <style:text-properties style:font-name="標楷體1" fo:font-size="17pt" style:text-underline-style="none" fo:font-weight="bold" officeooo:rsid="20c4f14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" style:family="text">
      <style:text-properties style:font-name="標楷體1" fo:font-size="17pt" style:text-underline-style="none" fo:font-weight="bold" officeooo:rsid="1d765d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8" style:family="text">
      <style:text-properties style:font-name="標楷體1" fo:font-size="17pt" style:text-underline-style="none" fo:font-weight="bold" officeooo:rsid="21a97f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" style:family="text">
      <style:text-properties style:font-name="標楷體1" fo:font-size="17pt" style:text-underline-style="none" fo:font-weight="bold" officeooo:rsid="0a6d63e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0" style:family="text">
      <style:text-properties style:font-name="標楷體1" fo:font-size="17pt" style:text-underline-style="none" fo:font-weight="bold" officeooo:rsid="1acfbc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" style:family="text">
      <style:text-properties style:font-name="標楷體1" fo:font-size="17pt" style:text-underline-style="none" fo:font-weight="bold" officeooo:rsid="1d37fc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" style:family="text">
      <style:text-properties style:font-name="標楷體1" fo:font-size="17pt" style:text-underline-style="none" fo:font-weight="bold" officeooo:rsid="07ca52e4" style:font-name-asian="標楷體1" style:font-size-asian="17pt" style:font-weight-asian="bold" style:font-name-complex="標楷體" style:font-size-complex="17pt" style:font-weight-complex="bold"/>
    </style:style>
    <style:style style:name="T43" style:family="text">
      <style:text-properties style:font-name="標楷體1" fo:font-size="17pt" style:text-underline-style="none" fo:font-weight="bold" officeooo:rsid="20cbbba0" style:font-name-asian="標楷體1" style:font-size-asian="17pt" style:font-weight-asian="bold" style:font-name-complex="標楷體" style:font-size-complex="17pt" style:font-weight-complex="bold"/>
    </style:style>
    <style:style style:name="T44" style:family="text">
      <style:text-properties style:font-name="標楷體1" fo:font-size="17pt" style:text-underline-style="none" fo:font-weight="bold" officeooo:rsid="1d765d1e" style:font-name-asian="標楷體1" style:font-size-asian="17pt" style:font-weight-asian="bold" style:font-name-complex="標楷體" style:font-size-complex="17pt" style:font-weight-complex="bold"/>
    </style:style>
    <style:style style:name="T45" style:family="text">
      <style:text-properties style:font-name="標楷體1" fo:font-size="17pt" style:text-underline-style="none" fo:font-weight="bold" officeooo:rsid="21047a05" style:font-name-asian="標楷體1" style:font-size-asian="17pt" style:font-weight-asian="bold" style:font-name-complex="標楷體" style:font-size-complex="17pt" style:font-weight-complex="bold"/>
    </style:style>
    <style:style style:name="T46" style:family="text">
      <style:text-properties style:font-name="標楷體1" fo:font-size="17pt" style:text-underline-style="none" fo:font-weight="bold" officeooo:rsid="20c4f14b" style:font-name-asian="標楷體1" style:font-size-asian="17pt" style:font-weight-asian="bold" style:font-name-complex="標楷體" style:font-size-complex="17pt" style:font-weight-complex="bold"/>
    </style:style>
    <style:style style:name="T47" style:family="text">
      <style:text-properties style:font-name="標楷體1" style:font-name-asian="標楷體1"/>
    </style:style>
    <style:style style:name="T48" style:family="text">
      <style:text-properties style:font-name="標楷體1" officeooo:rsid="18bc3092" style:font-name-asian="標楷體1"/>
    </style:style>
    <style:style style:name="T49" style:family="text">
      <style:text-properties style:font-name="標楷體1" officeooo:rsid="1ed43453" style:font-name-asian="標楷體1"/>
    </style:style>
    <style:style style:name="T50" style:family="text">
      <style:text-properties style:font-name="標楷體1" officeooo:rsid="1ba23359" style:font-name-asian="標楷體1"/>
    </style:style>
    <style:style style:name="T51" style:family="text">
      <style:text-properties style:font-name="標楷體1" officeooo:rsid="1edcab87" style:font-name-asian="標楷體1"/>
    </style:style>
    <style:style style:name="T52" style:family="text">
      <style:text-properties style:font-name="標楷體1" officeooo:rsid="1eddfd20" style:font-name-asian="標楷體1"/>
    </style:style>
    <style:style style:name="T53" style:family="text">
      <style:text-properties style:font-name="標楷體1" officeooo:rsid="1ee32885" style:font-name-asian="標楷體1"/>
    </style:style>
    <style:style style:name="T54" style:family="text">
      <style:text-properties style:font-name="標楷體1" officeooo:rsid="1ee16574" style:font-name-asian="標楷體1"/>
    </style:style>
    <style:style style:name="T55" style:family="text">
      <style:text-properties style:font-name="標楷體1" officeooo:rsid="1ee67e77" style:font-name-asian="標楷體1"/>
    </style:style>
    <style:style style:name="T56" style:family="text">
      <style:text-properties style:font-name="標楷體1" officeooo:rsid="19022954" style:font-name-asian="標楷體1"/>
    </style:style>
    <style:style style:name="T57" style:family="text">
      <style:text-properties style:font-name="標楷體1" officeooo:rsid="1ee595a6" style:font-name-asian="標楷體1"/>
    </style:style>
    <style:style style:name="T58" style:family="text">
      <style:text-properties style:font-name="標楷體1" officeooo:rsid="1ee42815" style:font-name-asian="標楷體1"/>
    </style:style>
    <style:style style:name="T59" style:family="text">
      <style:text-properties style:font-name="標楷體1" officeooo:rsid="1d765d1e" style:font-name-asian="標楷體1"/>
    </style:style>
    <style:style style:name="T60" style:family="text">
      <style:text-properties style:font-name="標楷體1" officeooo:rsid="20cbbba0" style:font-name-asian="標楷體1"/>
    </style:style>
    <style:style style:name="T61" style:family="text">
      <style:text-properties style:font-name="標楷體1" officeooo:rsid="20b41191" style:font-name-asian="標楷體1"/>
    </style:style>
    <style:style style:name="T62" style:family="text">
      <style:text-properties style:font-name="標楷體1" officeooo:rsid="20b215fb" style:font-name-asian="標楷體1"/>
    </style:style>
    <style:style style:name="T63" style:family="text">
      <style:text-properties style:font-name="標楷體1" officeooo:rsid="21247e09" style:font-name-asian="標楷體1"/>
    </style:style>
    <style:style style:name="T64" style:family="text">
      <style:text-properties style:font-name="標楷體1" officeooo:rsid="20a191a8" style:font-name-asian="標楷體1"/>
    </style:style>
    <style:style style:name="T65" style:family="text">
      <style:text-properties style:font-name="標楷體1" officeooo:rsid="212d42f6" style:font-name-asian="標楷體1"/>
    </style:style>
    <style:style style:name="T66" style:family="text">
      <style:text-properties style:font-name="標楷體1" officeooo:rsid="213a06e9" style:font-name-asian="標楷體1"/>
    </style:style>
    <style:style style:name="T67" style:family="text">
      <style:text-properties style:font-name="標楷體1" officeooo:rsid="21673594" style:font-name-asian="標楷體1"/>
    </style:style>
    <style:style style:name="T68" style:family="text">
      <style:text-properties style:font-name="標楷體1" officeooo:rsid="2175c425" style:font-name-asian="標楷體1"/>
    </style:style>
    <style:style style:name="T69" style:family="text">
      <style:text-properties style:font-name="標楷體1" officeooo:rsid="213bc75d" style:font-name-asian="標楷體1"/>
    </style:style>
    <style:style style:name="T70" style:family="text">
      <style:text-properties style:font-name="標楷體1" officeooo:rsid="216622b5" style:font-name-asian="標楷體1"/>
    </style:style>
    <style:style style:name="T71" style:family="text">
      <style:text-properties style:font-name="標楷體1" officeooo:rsid="2168f26f" style:font-name-asian="標楷體1"/>
    </style:style>
    <style:style style:name="T72" style:family="text">
      <style:text-properties style:font-name="標楷體1" officeooo:rsid="218371cd" style:font-name-asian="標楷體1"/>
    </style:style>
    <style:style style:name="T73" style:family="text">
      <style:text-properties style:font-name="標楷體1" officeooo:rsid="21a34799" style:font-name-asian="標楷體1"/>
    </style:style>
    <style:style style:name="T74" style:family="text">
      <style:text-properties style:font-name="標楷體1" officeooo:rsid="2153e057" style:font-name-asian="標楷體1"/>
    </style:style>
    <style:style style:name="T75" style:family="text">
      <style:text-properties style:font-name="標楷體1" officeooo:rsid="21909af3" style:font-name-asian="標楷體1"/>
    </style:style>
    <style:style style:name="T76" style:family="text">
      <style:text-properties style:font-name="標楷體1" officeooo:rsid="2191fa67" style:font-name-asian="標楷體1"/>
    </style:style>
    <style:style style:name="T77" style:family="text">
      <style:text-properties style:font-name="標楷體1" officeooo:rsid="25474987" style:font-name-asian="標楷體1"/>
    </style:style>
    <style:style style:name="T78" style:family="text">
      <style:text-properties style:font-name="標楷體1" style:font-name-asian="標楷體1" style:font-name-complex="Mangal"/>
    </style:style>
    <style:style style:name="T79" style:family="text">
      <style:text-properties style:font-name="標楷體1" officeooo:rsid="17447af1" style:font-name-asian="標楷體1" style:font-name-complex="Mangal"/>
    </style:style>
    <style:style style:name="T80" style:family="text">
      <style:text-properties style:font-name="標楷體1" officeooo:rsid="2573854b" style:font-name-asian="標楷體1" style:font-name-complex="Mangal"/>
    </style:style>
    <style:style style:name="T81" style:family="text">
      <style:text-properties style:font-name="標楷體1" officeooo:rsid="256fe86c" style:font-name-asian="標楷體1" style:font-name-complex="Mangal"/>
    </style:style>
    <style:style style:name="T82" style:family="text">
      <style:text-properties style:font-name="標楷體1" officeooo:rsid="254cd717" style:font-name-asian="標楷體1"/>
    </style:style>
    <style:style style:name="T83" style:family="text">
      <style:text-properties style:font-name="標楷體1" officeooo:rsid="25777ad9" style:font-name-asian="標楷體1"/>
    </style:style>
    <style:style style:name="T84" style:family="text">
      <style:text-properties style:font-name="標楷體1" officeooo:rsid="257863a8" style:font-name-asian="標楷體1"/>
    </style:style>
    <style:style style:name="T85" style:family="text">
      <style:text-properties style:font-name="標楷體1" officeooo:rsid="174cb906" style:font-name-complex="標楷體"/>
    </style:style>
    <style:style style:name="T86" style:family="text">
      <style:text-properties style:font-name="標楷體1" officeooo:rsid="190726e8"/>
    </style:style>
    <style:style style:name="T87" style:family="text">
      <style:text-properties style:font-name="標楷體1" officeooo:rsid="1b968a1e"/>
    </style:style>
    <style:style style:name="T88" style:family="text">
      <style:text-properties style:font-name="標楷體1" officeooo:rsid="22455410"/>
    </style:style>
    <style:style style:name="T89" style:family="text">
      <style:text-properties style:font-name="標楷體1" officeooo:rsid="1db67b66"/>
    </style:style>
    <style:style style:name="T90" style:family="text">
      <style:text-properties style:font-name="標楷體1" officeooo:rsid="22459b67"/>
    </style:style>
    <style:style style:name="T91" style:family="text">
      <style:text-properties style:font-name="標楷體1" officeooo:rsid="19ef97bb"/>
    </style:style>
    <style:style style:name="T92" style:family="text">
      <style:text-properties style:font-name="標楷體1" officeooo:rsid="19ec8cd0"/>
    </style:style>
    <style:style style:name="T93" style:family="text">
      <style:text-properties style:font-name="標楷體1" officeooo:rsid="19e5c547"/>
    </style:style>
    <style:style style:name="T94" style:family="text">
      <style:text-properties style:font-name="標楷體1" officeooo:rsid="08038b5c"/>
    </style:style>
    <style:style style:name="T95" style:family="text">
      <style:text-properties style:font-name="標楷體1" officeooo:rsid="07ca52e4"/>
    </style:style>
    <style:style style:name="T96" style:family="text">
      <style:text-properties style:font-name="標楷體1" officeooo:rsid="20b215fb"/>
    </style:style>
    <style:style style:name="T97" style:family="text">
      <style:text-properties style:font-name="標楷體1" officeooo:rsid="20b41191"/>
    </style:style>
    <style:style style:name="T98" style:family="text">
      <style:text-properties style:font-name="標楷體1" officeooo:rsid="20b66a80"/>
    </style:style>
    <style:style style:name="T99" style:family="text">
      <style:text-properties style:font-name="標楷體1" officeooo:rsid="20cbbba0"/>
    </style:style>
    <style:style style:name="T100" style:family="text">
      <style:text-properties style:font-name="標楷體1" officeooo:rsid="1d765d1e"/>
    </style:style>
    <style:style style:name="T101" style:family="text">
      <style:text-properties style:font-name="標楷體1" officeooo:rsid="20d09027"/>
    </style:style>
    <style:style style:name="T102" style:family="text">
      <style:text-properties style:font-name="標楷體1" officeooo:rsid="20c4f14b"/>
    </style:style>
    <style:style style:name="T103" style:family="text">
      <style:text-properties style:font-name="標楷體1" officeooo:rsid="20a191a8"/>
    </style:style>
    <style:style style:name="T104" style:family="text">
      <style:text-properties style:font-name="標楷體1" officeooo:rsid="1e87de0a"/>
    </style:style>
    <style:style style:name="T105" style:family="text">
      <style:text-properties style:font-name="標楷體1" officeooo:rsid="1e92a3a0"/>
    </style:style>
    <style:style style:name="T106" style:family="text">
      <style:text-properties style:font-name="標楷體1" officeooo:rsid="0a6d63ec"/>
    </style:style>
    <style:style style:name="T107" style:family="text">
      <style:text-properties style:font-name="標楷體1" officeooo:rsid="19f2f56c"/>
    </style:style>
    <style:style style:name="T108" style:family="text">
      <style:text-properties style:font-name="標楷體1" officeooo:rsid="1a17e704"/>
    </style:style>
    <style:style style:name="T109" style:family="text">
      <style:text-properties style:font-name="標楷體1" officeooo:rsid="1a30019d"/>
    </style:style>
    <style:style style:name="T110" style:family="text">
      <style:text-properties style:font-name="標楷體1" officeooo:rsid="15e810e7"/>
    </style:style>
    <style:style style:name="T111" style:family="text">
      <style:text-properties style:font-name="標楷體1" officeooo:rsid="114556d7"/>
    </style:style>
    <style:style style:name="T112" style:family="text">
      <style:text-properties style:font-name="標楷體1" officeooo:rsid="164b5a22"/>
    </style:style>
    <style:style style:name="T113" style:family="text">
      <style:text-properties style:font-name="標楷體1" style:font-name-complex="Liberation Serif"/>
    </style:style>
    <style:style style:name="T114" style:family="text">
      <style:text-properties style:font-name="標楷體1" style:font-name-complex="Mangal"/>
    </style:style>
    <style:style style:name="T115" style:family="text">
      <style:text-properties style:font-name="標楷體1" officeooo:rsid="25591cd0" style:font-name-complex="Mangal"/>
    </style:style>
    <style:style style:name="T116" style:family="text">
      <style:text-properties style:font-name="標楷體1" officeooo:rsid="26cd8b9b"/>
    </style:style>
    <style:style style:name="T117" style:family="text">
      <style:text-properties style:text-underline-style="none" officeooo:rsid="22455410" style:font-name-complex="標楷體"/>
    </style:style>
    <style:style style:name="T118" style:family="text">
      <style:text-properties style:text-underline-style="none" officeooo:rsid="22459b67" style:font-name-complex="標楷體"/>
    </style:style>
    <style:style style:name="T119" style:family="text">
      <style:text-properties style:text-underline-style="none" officeooo:rsid="1db67b66" style:font-name-complex="標楷體"/>
    </style:style>
    <style:style style:name="T120" style:family="text">
      <style:text-properties style:text-underline-style="none" officeooo:rsid="19ec8cd0" style:font-name-complex="標楷體"/>
    </style:style>
    <style:style style:name="T121" style:family="text">
      <style:text-properties style:font-name-asian="標楷體1"/>
    </style:style>
    <style:style style:name="T122" style:family="text">
      <style:text-properties officeooo:rsid="18bc3092" style:font-name-asian="標楷體1"/>
    </style:style>
    <style:style style:name="T123" style:family="text">
      <style:text-properties officeooo:rsid="20cbbba0" style:font-name-asian="標楷體1"/>
    </style:style>
    <style:style style:name="T124" style:family="text">
      <style:text-properties officeooo:rsid="1d765d1e" style:font-name-asian="標楷體1"/>
    </style:style>
    <style:style style:name="T125" style:family="text">
      <style:text-properties officeooo:rsid="20b41191" style:font-name-asian="標楷體1"/>
    </style:style>
    <style:style style:name="T126" style:family="text">
      <style:text-properties officeooo:rsid="2115a119" style:font-name-asian="標楷體1"/>
    </style:style>
    <style:style style:name="T127" style:family="text">
      <style:text-properties officeooo:rsid="21247e09" style:font-name-asian="標楷體1"/>
    </style:style>
    <style:style style:name="T128" style:family="text">
      <style:text-properties officeooo:rsid="2132fd67" style:font-name-asian="標楷體1"/>
    </style:style>
    <style:style style:name="T129" style:family="text">
      <style:text-properties officeooo:rsid="25474987" style:font-name-asian="標楷體1"/>
    </style:style>
    <style:style style:name="T130" style:family="text">
      <style:text-properties style:font-name-asian="標楷體1" style:font-name-complex="Mangal"/>
    </style:style>
    <style:style style:name="T131" style:family="text">
      <style:text-properties officeooo:rsid="17447af1" style:font-name-asian="標楷體1" style:font-name-complex="Mangal"/>
    </style:style>
    <style:style style:name="T132" style:family="text">
      <style:text-properties officeooo:rsid="254cd717" style:font-name-asian="標楷體1"/>
    </style:style>
    <style:style style:name="T133" style:family="text">
      <style:text-properties style:font-name="Liberation Serif1" fo:font-size="17pt" fo:font-weight="bold" officeooo:rsid="139b4e2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34" style:family="text">
      <style:text-properties style:font-name="Liberation Serif1" fo:font-size="17pt" fo:font-weight="bold" officeooo:rsid="16dd8ca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35" style:family="text">
      <style:text-properties style:font-name="Liberation Serif1" fo:font-size="17pt" fo:font-weight="bold" officeooo:rsid="190229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36" style:family="text">
      <style:text-properties style:font-name="Liberation Serif1" fo:font-size="17pt" fo:font-weight="bold" officeooo:rsid="190726e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37" style:family="text">
      <style:text-properties style:font-name="Liberation Serif1" fo:font-size="17pt" fo:font-weight="bold" officeooo:rsid="1b9d3fc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38" style:family="text">
      <style:text-properties style:font-name="Liberation Serif1" fo:font-size="17pt" fo:font-weight="bold" officeooo:rsid="15e810e7" style:font-name-asian="標楷體1" style:font-size-asian="17pt" style:language-asian="zh" style:country-asian="TW" style:font-weight-asian="bold" style:font-size-complex="17pt" style:font-weight-complex="bold"/>
    </style:style>
    <style:style style:name="T139" style:family="text">
      <style:text-properties style:font-name="Liberation Serif1" fo:font-size="17pt" fo:font-weight="bold" officeooo:rsid="114556d7" style:font-name-asian="標楷體1" style:font-size-asian="17pt" style:language-asian="zh" style:country-asian="TW" style:font-weight-asian="bold" style:font-size-complex="17pt" style:font-weight-complex="bold"/>
    </style:style>
    <style:style style:name="T140" style:family="text">
      <style:text-properties style:font-name="Liberation Serif1" fo:font-size="17pt" fo:font-weight="bold" officeooo:rsid="26c62292" style:font-name-asian="標楷體1" style:font-size-asian="17pt" style:language-asian="zh" style:country-asian="TW" style:font-weight-asian="bold" style:font-size-complex="17pt" style:font-weight-complex="bold"/>
    </style:style>
    <style:style style:name="T141" style:family="text">
      <style:text-properties style:font-name="Liberation Serif1" fo:font-size="17pt" fo:font-weight="bold" officeooo:rsid="26cca1ba" style:font-name-asian="標楷體1" style:font-size-asian="17pt" style:language-asian="zh" style:country-asian="TW" style:font-weight-asian="bold" style:font-size-complex="17pt" style:font-weight-complex="bold"/>
    </style:style>
    <style:style style:name="T142" style:family="text">
      <style:text-properties style:font-name="Liberation Serif1" fo:font-size="17pt" fo:font-weight="bold" officeooo:rsid="26c62292" style:font-name-asian="Arial" style:font-size-asian="17pt" style:language-asian="zh" style:country-asian="TW" style:font-weight-asian="bold" style:font-size-complex="17pt" style:font-weight-complex="bold"/>
    </style:style>
    <style:style style:name="T143" style:family="text">
      <style:text-properties style:font-name="Liberation Serif1" fo:font-size="17pt" style:text-underline-style="none" fo:font-weight="bold" officeooo:rsid="1d765d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44" style:family="text">
      <style:text-properties style:font-name="Liberation Serif1" style:font-name-complex="標楷體"/>
    </style:style>
    <style:style style:name="T145" style:family="text">
      <style:text-properties style:font-name="Liberation Serif1" officeooo:rsid="139b4e29" style:font-name-complex="標楷體"/>
    </style:style>
    <style:style style:name="T146" style:family="text">
      <style:text-properties style:font-name="Liberation Serif1" officeooo:rsid="17e90c9c" style:font-name-complex="標楷體"/>
    </style:style>
    <style:style style:name="T147" style:family="text">
      <style:text-properties style:font-name="Liberation Serif1" officeooo:rsid="17eaaf59" style:font-name-complex="標楷體"/>
    </style:style>
    <style:style style:name="T148" style:family="text">
      <style:text-properties style:font-name="Liberation Serif1" officeooo:rsid="190726e8" style:font-name-complex="標楷體"/>
    </style:style>
    <style:style style:name="T149" style:family="text">
      <style:text-properties style:font-name="Liberation Serif1" officeooo:rsid="19022954" style:font-name-complex="標楷體"/>
    </style:style>
    <style:style style:name="T150" style:family="text">
      <style:text-properties style:font-name="Liberation Serif1" officeooo:rsid="1b968a1e" style:font-name-complex="標楷體"/>
    </style:style>
    <style:style style:name="T151" style:family="text">
      <style:text-properties style:font-name="Liberation Serif1" officeooo:rsid="1bbdf4c2" style:font-name-complex="標楷體"/>
    </style:style>
    <style:style style:name="T152" style:family="text">
      <style:text-properties style:font-name="Liberation Serif1" officeooo:rsid="1bc5524b" style:font-name-complex="標楷體"/>
    </style:style>
    <style:style style:name="T153" style:family="text">
      <style:text-properties style:font-name="Liberation Serif1" officeooo:rsid="1b968a1e" style:font-name-asian="標楷體" style:font-name-complex="標楷體"/>
    </style:style>
    <style:style style:name="T154" style:family="text">
      <style:text-properties style:font-name="Liberation Serif1" officeooo:rsid="1d765d1e"/>
    </style:style>
    <style:style style:name="T155" style:family="text">
      <style:text-properties style:font-name="Liberation Serif1" officeooo:rsid="08038b5c"/>
    </style:style>
    <style:style style:name="T156" style:family="text">
      <style:text-properties style:font-name="Liberation Serif1" style:font-name-asian="標楷體1"/>
    </style:style>
    <style:style style:name="T157" style:family="text">
      <style:text-properties style:font-name="Liberation Serif1" officeooo:rsid="25777ad9" style:font-name-asian="標楷體1"/>
    </style:style>
    <style:style style:name="T158" style:family="text">
      <style:text-properties style:font-name="標楷體" officeooo:rsid="139b4e29" style:font-name-asian="標楷體" style:font-name-complex="標楷體"/>
    </style:style>
    <style:style style:name="T159" style:family="text">
      <style:text-properties style:font-name="標楷體" officeooo:rsid="1827c24d" style:font-name-asian="標楷體" style:font-name-complex="標楷體"/>
    </style:style>
    <style:style style:name="T160" style:family="text">
      <style:text-properties style:font-name-complex="標楷體"/>
    </style:style>
    <style:style style:name="T161" style:family="text">
      <style:text-properties officeooo:rsid="139b4e29" style:font-name-complex="標楷體"/>
    </style:style>
    <style:style style:name="T162" style:family="text">
      <style:text-properties officeooo:rsid="17eaaf59" style:font-name-complex="標楷體"/>
    </style:style>
    <style:style style:name="T163" style:family="text">
      <style:text-properties officeooo:rsid="182a3c58" style:font-name-complex="標楷體"/>
    </style:style>
    <style:style style:name="T164" style:family="text">
      <style:text-properties officeooo:rsid="19022954" style:font-name-complex="標楷體"/>
    </style:style>
    <style:style style:name="T165" style:family="text">
      <style:text-properties officeooo:rsid="1b968a1e" style:font-name-complex="標楷體"/>
    </style:style>
    <style:style style:name="T166" style:family="text">
      <style:text-properties officeooo:rsid="1bdd7533" style:font-name-complex="標楷體"/>
    </style:style>
    <style:style style:name="T167" style:family="text">
      <style:text-properties officeooo:rsid="1be5c8ed" style:font-name-complex="標楷體"/>
    </style:style>
    <style:style style:name="T168" style:family="text">
      <style:text-properties officeooo:rsid="1bd874be" style:font-name-complex="標楷體"/>
    </style:style>
    <style:style style:name="T169" style:family="text">
      <style:text-properties officeooo:rsid="16dd8ca9"/>
    </style:style>
    <style:style style:name="T170" style:family="text">
      <style:text-properties officeooo:rsid="16e3805a"/>
    </style:style>
    <style:style style:name="T171" style:family="text">
      <style:text-properties officeooo:rsid="1743b6d1"/>
    </style:style>
    <style:style style:name="T172" style:family="text">
      <style:text-properties style:use-window-font-color="true" style:font-name="標楷體1" officeooo:rsid="19022954"/>
    </style:style>
    <style:style style:name="T173" style:family="text">
      <style:text-properties style:use-window-font-color="true" style:font-name="標楷體1" officeooo:rsid="114556d7"/>
    </style:style>
    <style:style style:name="T174" style:family="text">
      <style:text-properties style:use-window-font-color="true" style:font-name="標楷體1" officeooo:rsid="15e810e7"/>
    </style:style>
    <style:style style:name="T175" style:family="text">
      <style:text-properties style:use-window-font-color="true" style:font-name="標楷體1" fo:font-size="17pt" fo:font-weight="bold" officeooo:rsid="114556d7" style:font-name-asian="標楷體1" style:font-size-asian="17pt" style:language-asian="zh" style:country-asian="TW" style:font-weight-asian="bold" style:font-size-complex="17pt" style:font-weight-complex="bold"/>
    </style:style>
    <style:style style:name="T176" style:family="text">
      <style:text-properties style:use-window-font-color="true" style:font-name="標楷體1" fo:font-size="17pt" fo:font-weight="bold" officeooo:rsid="15e810e7" style:font-name-asian="標楷體1" style:font-size-asian="17pt" style:language-asian="zh" style:country-asian="TW" style:font-weight-asian="bold" style:font-size-complex="17pt" style:font-weight-complex="bold"/>
    </style:style>
    <style:style style:name="T177" style:family="text">
      <style:text-properties style:use-window-font-color="true" style:font-name="Liberation Serif1" fo:font-size="17pt" fo:font-weight="bold" officeooo:rsid="15e810e7" style:font-name-asian="標楷體1" style:font-size-asian="17pt" style:language-asian="zh" style:country-asian="TW" style:font-weight-asian="bold" style:font-size-complex="17pt" style:font-weight-complex="bold"/>
    </style:style>
    <style:style style:name="T178" style:family="text">
      <style:text-properties style:use-window-font-color="true" officeooo:rsid="15e810e7"/>
    </style:style>
    <style:style style:name="T179" style:family="text">
      <style:text-properties officeooo:rsid="190726e8"/>
    </style:style>
    <style:style style:name="T180" style:family="text">
      <style:text-properties fo:color="#050505"/>
    </style:style>
    <style:style style:name="T181" style:family="text">
      <style:text-properties fo:color="#050505" style:font-name="Liberation Serif1" fo:font-size="17pt" fo:font-weight="bold" officeooo:rsid="190229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82" style:family="text">
      <style:text-properties fo:color="#050505" style:font-name="Liberation Serif1" fo:font-size="17pt" fo:font-weight="bold" officeooo:rsid="139b4e2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83" style:family="text">
      <style:text-properties fo:color="#050505" style:font-name="Liberation Serif1" fo:font-size="17pt" fo:font-weight="bold" officeooo:rsid="15e810e7" style:font-name-asian="標楷體1" style:font-size-asian="17pt" style:language-asian="zh" style:country-asian="TW" style:font-weight-asian="bold" style:font-size-complex="17pt" style:font-weight-complex="bold"/>
    </style:style>
    <style:style style:name="T184" style:family="text">
      <style:text-properties fo:color="#050505" style:font-name="標楷體1"/>
    </style:style>
    <style:style style:name="T185" style:family="text">
      <style:text-properties fo:color="#050505" style:font-name="標楷體1" fo:font-size="17pt" fo:font-weight="bold" officeooo:rsid="139b4e2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86" style:family="text">
      <style:text-properties fo:color="#050505" style:font-name="標楷體1" fo:font-size="17pt" fo:font-weight="bold" officeooo:rsid="190229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87" style:family="text">
      <style:text-properties fo:color="#050505" style:font-name="標楷體1" fo:font-size="17pt" fo:font-weight="bold" officeooo:rsid="114556d7" style:font-name-asian="標楷體1" style:font-size-asian="17pt" style:language-asian="zh" style:country-asian="TW" style:font-weight-asian="bold" style:font-size-complex="17pt" style:font-weight-complex="bold"/>
    </style:style>
    <style:style style:name="T188" style:family="text">
      <style:text-properties fo:color="#050505" style:font-name="標楷體1" fo:font-size="17pt" fo:font-weight="bold" officeooo:rsid="15e810e7" style:font-name-asian="標楷體1" style:font-size-asian="17pt" style:language-asian="zh" style:country-asian="TW" style:font-weight-asian="bold" style:font-size-complex="17pt" style:font-weight-complex="bold"/>
    </style:style>
    <style:style style:name="T189" style:family="text">
      <style:text-properties fo:color="#050505" style:font-name="標楷體1" fo:font-size="17pt" style:text-underline-style="none" fo:font-weight="bold" officeooo:rsid="0a6d63e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0" style:family="text">
      <style:text-properties fo:color="#050505" style:font-name="標楷體1" fo:font-size="17pt" style:text-underline-style="none" fo:font-weight="bold" officeooo:rsid="1acfbc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1" style:family="text">
      <style:text-properties fo:color="#050505" style:font-name="標楷體1" fo:font-size="17pt" style:text-underline-style="none" fo:font-weight="bold" officeooo:rsid="1d37fc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2" style:family="text">
      <style:text-properties fo:color="#050505" style:font-name="標楷體1" officeooo:rsid="1db67b66"/>
    </style:style>
    <style:style style:name="T193" style:family="text">
      <style:text-properties fo:color="#050505" style:font-name="標楷體1" officeooo:rsid="15e810e7"/>
    </style:style>
    <style:style style:name="T194" style:family="text">
      <style:text-properties fo:color="#050505" officeooo:rsid="20cbbba0"/>
    </style:style>
    <style:style style:name="T195" style:family="text">
      <style:text-properties fo:color="#050505" officeooo:rsid="1d419d0b"/>
    </style:style>
    <style:style style:name="T196" style:family="text">
      <style:text-properties fo:color="#050505" officeooo:rsid="1acfbcdd"/>
    </style:style>
    <style:style style:name="T197" style:family="text">
      <style:text-properties fo:color="#050505" officeooo:rsid="242bef43"/>
    </style:style>
    <style:style style:name="T198" style:family="text">
      <style:text-properties fo:color="#050505" officeooo:rsid="15e810e7"/>
    </style:style>
    <style:style style:name="T199" style:family="text">
      <style:text-properties fo:font-size="17pt" fo:font-weight="bold" officeooo:rsid="190229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0" style:family="text">
      <style:text-properties fo:font-size="17pt" fo:font-weight="bold" officeooo:rsid="1b968a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1" style:family="text">
      <style:text-properties fo:font-size="17pt" fo:font-weight="bold" officeooo:rsid="1ba2335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2" style:family="text">
      <style:text-properties fo:font-size="17pt" style:text-underline-style="none" fo:font-weight="bold" officeooo:rsid="20cbbba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3" style:family="text">
      <style:text-properties fo:font-size="17pt" style:text-underline-style="none" fo:font-weight="bold" officeooo:rsid="1d765d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4" style:family="text">
      <style:text-properties fo:font-size="17pt" style:text-underline-style="none" fo:font-weight="bold" officeooo:rsid="1d765d1e" style:font-name-asian="標楷體1" style:font-size-asian="17pt" style:font-weight-asian="bold" style:font-name-complex="標楷體" style:font-size-complex="17pt" style:font-weight-complex="bold"/>
    </style:style>
    <style:style style:name="T205" style:family="text">
      <style:text-properties officeooo:rsid="1b968a1e"/>
    </style:style>
    <style:style style:name="T206" style:family="text">
      <style:text-properties officeooo:rsid="1b968a1e" style:font-name-asian="標楷體" style:font-name-complex="標楷體"/>
    </style:style>
    <style:style style:name="T207" style:family="text">
      <style:text-properties officeooo:rsid="1bbd1d83" style:font-name-asian="標楷體" style:font-name-complex="標楷體"/>
    </style:style>
    <style:style style:name="T208" style:family="text">
      <style:text-properties officeooo:rsid="19022954"/>
    </style:style>
    <style:style style:name="T209" style:family="text">
      <style:text-properties officeooo:rsid="20b66a80"/>
    </style:style>
    <style:style style:name="T210" style:family="text">
      <style:text-properties officeooo:rsid="20cbbba0"/>
    </style:style>
    <style:style style:name="T211" style:family="text">
      <style:text-properties officeooo:rsid="08038b5c"/>
    </style:style>
    <style:style style:name="T212" style:family="text">
      <style:text-properties officeooo:rsid="20d598a1"/>
    </style:style>
    <style:style style:name="T213" style:family="text">
      <style:text-properties officeooo:rsid="20b215fb"/>
    </style:style>
    <style:style style:name="T214" style:family="text">
      <style:text-properties officeooo:rsid="20b41191"/>
    </style:style>
    <style:style style:name="T215" style:family="text">
      <style:text-properties officeooo:rsid="07ca52e4"/>
    </style:style>
    <style:style style:name="T216" style:family="text">
      <style:text-properties officeooo:rsid="21e3f3b1"/>
    </style:style>
    <style:style style:name="T217" style:family="text">
      <style:text-properties officeooo:rsid="21e4bdb5"/>
    </style:style>
    <style:style style:name="T218" style:family="text">
      <style:text-properties officeooo:rsid="1a39e45e"/>
    </style:style>
    <style:style style:name="T219" style:family="text">
      <style:text-properties officeooo:rsid="1acfbcdd"/>
    </style:style>
    <style:style style:name="T220" style:family="text">
      <style:text-properties officeooo:rsid="1d2a7684"/>
    </style:style>
    <style:style style:name="T221" style:family="text">
      <style:text-properties officeooo:rsid="1d1b103a"/>
    </style:style>
    <style:style style:name="T222" style:family="text">
      <style:text-properties officeooo:rsid="1d1c4a14"/>
    </style:style>
    <style:style style:name="T223" style:family="text">
      <style:text-properties fo:color="#333333"/>
    </style:style>
    <style:style style:name="T224" style:family="text">
      <style:text-properties fo:color="#333333" officeooo:rsid="15e810e7"/>
    </style:style>
    <style:style style:name="T225" style:family="text">
      <style:text-properties fo:color="#333333" style:font-name="Liberation Serif1" fo:font-size="17pt" fo:font-weight="bold" officeooo:rsid="114556d7" style:font-name-asian="標楷體1" style:font-size-asian="17pt" style:language-asian="zh" style:country-asian="TW" style:font-weight-asian="bold" style:font-size-complex="17pt" style:font-weight-complex="bold"/>
    </style:style>
    <style:style style:name="T226" style:family="text">
      <style:text-properties fo:color="#333333" style:font-name="Liberation Serif1" fo:font-size="17pt" fo:font-weight="bold" officeooo:rsid="15e810e7" style:font-name-asian="標楷體1" style:font-size-asian="17pt" style:language-asian="zh" style:country-asian="TW" style:font-weight-asian="bold" style:font-size-complex="17pt" style:font-weight-complex="bold"/>
    </style:style>
    <style:style style:name="T227" style:family="text">
      <style:text-properties fo:color="#333333" officeooo:rsid="114556d7"/>
    </style:style>
    <style:style style:name="T228" style:family="text">
      <style:text-properties officeooo:rsid="15e810e7"/>
    </style:style>
    <style:style style:name="T229" style:family="text">
      <style:text-properties officeooo:rsid="114556d7"/>
    </style:style>
    <style:style style:name="T230" style:family="text">
      <style:text-properties officeooo:rsid="239c8b1e"/>
    </style:style>
    <style:style style:name="T231" style:family="text">
      <style:text-properties officeooo:rsid="239d6599"/>
    </style:style>
    <style:style style:name="T232" style:family="text">
      <style:text-properties officeooo:rsid="23a5f332"/>
    </style:style>
    <style:style style:name="T233" style:family="text">
      <style:text-properties officeooo:rsid="23a98b97"/>
    </style:style>
    <style:style style:name="T234" style:family="text">
      <style:text-properties officeooo:rsid="242bef43"/>
    </style:style>
    <style:style style:name="T235" style:family="text">
      <style:text-properties style:font-name="Liberation Serif" officeooo:rsid="254cd717" style:font-name-asian="Liberation Serif" style:font-name-complex="Liberation Serif"/>
    </style:style>
    <style:style style:name="T236" style:family="text">
      <style:text-properties officeooo:rsid="254cd717"/>
    </style:style>
    <style:style style:name="T237" style:family="text">
      <style:text-properties style:font-name-complex="Mangal"/>
    </style:style>
    <style:style style:name="T238" style:family="text">
      <style:text-properties officeooo:rsid="254cd717" style:font-name-complex="Mangal"/>
    </style:style>
    <style:style style:name="T239" style:family="text">
      <style:text-properties officeooo:rsid="25521bf4" style:font-name-complex="Mangal"/>
    </style:style>
    <style:style style:name="T240" style:family="text">
      <style:text-properties officeooo:rsid="2553d032" style:font-name-complex="Mangal"/>
    </style:style>
    <style:style style:name="T241" style:family="text">
      <style:text-properties officeooo:rsid="257dd0da" style:font-name-complex="Mangal"/>
    </style:style>
    <style:style style:name="T242" style:family="text">
      <style:text-properties officeooo:rsid="26cef161" style:font-name-complex="Mangal"/>
    </style:style>
    <style:style style:name="T243" style:family="text">
      <style:text-properties officeooo:rsid="15e810e7" style:font-name-complex="Mangal"/>
    </style:style>
    <style:style style:name="T244" style:family="text">
      <style:text-properties officeooo:rsid="25521bf4"/>
    </style:style>
    <style:style style:name="T245" style:family="text">
      <style:text-properties style:text-position="sub 58%" officeooo:rsid="25521bf4" style:font-name-complex="Mangal"/>
    </style:style>
    <style:style style:name="T246" style:family="text">
      <style:text-properties style:text-position="sub 58%" officeooo:rsid="25521bf4"/>
    </style:style>
    <style:style style:name="T247" style:family="text">
      <style:text-properties style:text-position="sub 58%" style:font-name="標楷體1" officeooo:rsid="25521bf4" style:font-name-asian="標楷體1" style:font-name-complex="Mangal"/>
    </style:style>
    <style:style style:name="T248" style:family="text">
      <style:text-properties style:text-position="sub 58%" style:font-name="標楷體1" officeooo:rsid="2556dec7" style:font-name-asian="標楷體1" style:font-name-complex="Mangal"/>
    </style:style>
    <style:style style:name="T249" style:family="text">
      <style:text-properties style:text-position="sub 58%" style:font-name="標楷體1" officeooo:rsid="25521bf4" style:font-name-complex="Mangal"/>
    </style:style>
    <style:style style:name="T250" style:family="text">
      <style:text-properties style:text-position="sub 58%" style:font-name="標楷體1" officeooo:rsid="2556dec7" style:font-name-complex="Mangal"/>
    </style:style>
    <style:style style:name="T251" style:family="text">
      <style:text-properties style:text-position="sub 58%" style:font-name="Liberation Serif" officeooo:rsid="24e24f15" style:font-name-asian="Liberation Serif" style:font-name-complex="Liberation Serif"/>
    </style:style>
    <style:style style:name="T252" style:family="text">
      <style:text-properties style:text-position="0% 100%" style:font-name="標楷體1" officeooo:rsid="2556dec7" style:font-name-asian="標楷體1" style:font-name-complex="Mangal"/>
    </style:style>
    <style:style style:name="T253" style:family="text">
      <style:text-properties style:text-position="0% 100%" style:font-name="標楷體1" officeooo:rsid="2573854b" style:font-name-asian="標楷體1" style:font-name-complex="Mangal"/>
    </style:style>
    <style:style style:name="T254" style:family="text">
      <style:text-properties style:font-name="Arial" officeooo:rsid="20b41191" style:font-name-asian="Arial"/>
    </style:style>
    <style:style style:name="T255" style:family="text">
      <style:text-properties style:font-name="Arial" officeooo:rsid="21909af3" style:font-name-asian="Arial"/>
    </style:style>
    <style:style style:name="T256" style:family="text">
      <style:text-properties style:font-name="Arial" officeooo:rsid="08038b5c" style:font-name-asian="Arial"/>
    </style:style>
    <style:style style:name="T257" style:family="text">
      <style:text-properties style:font-name="Arial" officeooo:rsid="1d1b103a" style:font-name-asian="Arial"/>
    </style:style>
    <style:style style:name="T258" style:family="text">
      <style:text-properties style:font-name="Arial" fo:font-size="17pt" style:text-underline-style="none" fo:font-weight="bold" officeooo:rsid="22455410" style:font-name-asian="Arial" style:font-size-asian="17pt" style:language-asian="zh" style:country-asian="TW" style:font-weight-asian="bold" style:font-name-complex="標楷體" style:font-size-complex="17pt" style:font-weight-complex="bold"/>
    </style:style>
    <style:style style:name="T259" style:family="text">
      <style:text-properties fo:color="#010101" style:font-name="標楷體1" fo:font-size="17pt" fo:font-weight="bold" officeooo:rsid="26c62292" style:font-name-asian="標楷體1" style:font-size-asian="17pt" style:language-asian="zh" style:country-asian="TW" style:font-weight-asian="bold" style:font-size-complex="17pt" style:font-weight-complex="bold"/>
    </style:style>
    <style:style style:name="T260" style:family="text">
      <style:text-properties fo:color="#010101" style:font-name="標楷體1" fo:font-size="11pt" fo:font-weight="bold" officeooo:rsid="26c62292" style:font-name-asian="標楷體1" style:font-size-asian="11pt" style:language-asian="zh" style:country-asian="TW" style:font-weight-asian="bold" style:font-size-complex="11pt" style:font-weight-complex="bold"/>
    </style:style>
    <style:style style:name="T261" style:family="text">
      <style:text-properties officeooo:rsid="26c62292" style:font-name-asian="Arial"/>
    </style:style>
    <style:style style:name="T262" style:family="text">
      <style:text-properties officeooo:rsid="26c62292"/>
    </style:style>
    <style:style style:name="T263" style:family="text">
      <style:text-properties officeooo:rsid="26cef161"/>
    </style:style>
    <style:style style:name="T264" style:family="text">
      <style:text-properties style:font-name="Liberation Serif" officeooo:rsid="26cef161" style:font-name-asian="Liberation Serif" style:font-name-complex="Liberation Serif"/>
    </style:style>
    <style:style style:name="T265" style:family="text">
      <style:text-properties style:font-name="標楷體1" officeooo:rsid="26cef161"/>
    </style:style>
    <style:style style:name="T266" style:family="text">
      <style:text-properties style:font-name="標楷體1" officeooo:rsid="26cef161" style:font-name-asian="Liberation Serif" style:font-name-complex="Liberation Serif"/>
    </style:style>
    <style:style style:name="T267" style:family="text">
      <style:text-properties style:font-name="標楷體1" officeooo:rsid="26cef161" style:font-name-complex="Mangal"/>
    </style:style>
    <style:style style:name="T268" style:family="text">
      <style:text-properties style:font-name="標楷體1" officeooo:rsid="26d02421" style:font-name-complex="Mang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52887677" text:style-name="L1">
        <text:list-item>
          <text:p text:style-name="P2"><text:bookmark-start text:name="反物質"/>反物質<text:bookmark-end text:name="反物質"/></text:p>
          <text:list>
            <text:list-item>
              <text:p text:style-name="P131">反物質 是 反能量、反儲量。</text:p>
              <text:list>
                <text:list-item>
                  <text:p text:style-name="P2">反能量、反儲量 被 儲存在<text:span text:style-name="T1"> &lt;_?</text:span><text:span text:style-name="T110">3_&gt;</text:span><text:span text:style-name="T228">個體（</text:span>儲量<text:span text:style-name="T228">）。</text:span></text:p>
                  <text:list>
                    <text:list-item>
                      <text:p text:style-name="P2">能量、儲量 被 蘊含在<text:span text:style-name="T1"> &lt;_?</text:span><text:span text:style-name="T110">3_&gt;</text:span><text:span text:style-name="T228">個體（能量）。</text:span></text:p>
                    </text:list-item>
                    <text:list-item>
                      <text:p text:style-name="P2">過剩 的 反能量、反儲量 被蘊含 在 <text:span text:style-name="T1">&lt;_?</text:span><text:span text:style-name="T110">3_&gt;</text:span><text:span text:style-name="T228">個體。</text:span></text:p>
                      <text:list>
                        <text:list-item>
                          <text:p text:style-name="P2">過剩 的 反能量、反儲量 被釋放 到 <text:span text:style-name="T1">&lt;_?</text:span><text:span text:style-name="T110">3_&gt;</text:span><text:span text:style-name="T228">個體。</text:span></text:p>
                        </text:list-item>
                        <text:list-item>
                          <text:p text:style-name="P2">明顯例子 是 飛輪 儲存 的 儲量 達到 儲存上限，飛輪 就 不會 增加 儲量。</text:p>
                          <text:list>
                            <text:list-item>
                              <text:p text:style-name="P2">飛輪 的 儲量 會 維持 穩態，直到 外部能量 下降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外部能量 下降，飛輪 會 把（自身的）儲量 轉變為 能量 做 輸出。</text:p>
                    </text:list-item>
                  </text:list>
                </text:list-item>
                <text:list-item>
                  <text:p text:style-name="P131"><text:span text:style-name="T223">極端 大部分 的 </text:span>反能量、反儲量 <text:span text:style-name="T223">被</text:span>儲存在<text:span text:style-name="T1"> &lt;_?</text:span><text:span text:style-name="T110">3_&gt;</text:span><text:span text:style-name="T224">個體（</text:span>儲量<text:span text:style-name="T224">）</text:span><text:span text:style-name="T228">。</text:span></text:p>
                </text:list-item>
                <text:list-item>
                  <text:p text:style-name="P2">極端 大部分 的 反能量、反儲量 被蘊含在<text:span text:style-name="T1"> &lt;_?</text:span><text:span text:style-name="T110">3_&gt;</text:span><text:span text:style-name="T228">個體（</text:span>儲量<text:span text:style-name="T228">）。</text:span></text:p>
                </text:list-item>
                <text:list-item>
                  <text:p text:style-name="P131"><text:span text:style-name="T223">極端 小部分、</text:span>過剩 <text:span text:style-name="T223">的</text:span> 反能量、反儲量 <text:span text:style-name="T223">被</text:span>釋放到<text:span text:style-name="T1"> &lt;_?</text:span><text:span text:style-name="T110">3_&gt;</text:span><text:span text:style-name="T224">個體（</text:span><text:span text:style-name="T228">能量</text:span><text:span text:style-name="T224">）</text:span><text:span text:style-name="T228">。</text:span></text:p>
                  <text:list>
                    <text:list-item>
                      <text:p text:style-name="P2">極端 小部分、過剩 的 反能量、反儲量 被蘊含在<text:span text:style-name="T1"> &lt;_?</text:span><text:span text:style-name="T110">3_&gt;</text:span><text:span text:style-name="T228">個體（能量）。</text:span></text:p>
                    </text:list-item>
                    <text:list-item>
                      <text:p text:style-name="P2">反能量、反儲量 極端迅速的 跟 能量、儲量 交互作用、滅絕。</text:p>
                    </text:list-item>
                    <text:list-item>
                      <text:p text:style-name="P2">因此 個體 極端 難以 觀測到 反能量、反儲量。</text:p>
                    </text:list-item>
                    <text:list-item>
                      <text:p text:style-name="P2">觀測方法 是 隔離 反能量、反儲量。</text:p>
                      <text:list>
                        <text:list-item>
                          <text:p text:style-name="P2">隔離 是 讓 反能量、反儲量 周遭 沒有 相同、相等、等效 的 能量、儲量。</text:p>
                        </text:list-item>
                      </text:list>
                    </text:list-item>
                  </text:list>
                </text:list-item>
                <text:list-item>
                  <text:p text:style-name="P7">每一個 能量層級、<text:span text:style-name="T229">儲量</text:span>層級 都 有機率 有 各自的 <text:span text:style-name="T229">能量、儲量、反能量、反儲量。</text:span></text:p>
                  <text:list>
                    <text:list-item>
                      <text:p text:style-name="P2">能量 是 能量 本身、種類、形態、狀態、系統、機制、性質、作用、反應。</text:p>
                    </text:list-item>
                    <text:list-item>
                      <text:p text:style-name="P2">儲量 是 儲量 本身、種類、形態、狀態、系統、機制、性質、作用、反應。</text:p>
                    </text:list-item>
                    <text:list-item>
                      <text:p text:style-name="P2">反能量 是 反能量 本身、種類、形態、狀態、系統、機制、性質、作用、反應。</text:p>
                    </text:list-item>
                    <text:list-item>
                      <text:p text:style-name="P2">反儲量 是 反儲量 本身、種類、形態、狀態、系統、機制、性質、作用、反應。</text:p>
                    </text:list-item>
                  </text:list>
                </text:list-item>
              </text:list>
            </text:list-item>
            <text:list-item>
              <text:p text:style-name="P2">物質、反物質 相撞、交互作用 產生 粒子、光、熱能、脈衝訊號、突波。</text:p>
              <text:list>
                <text:list-item>
                  <text:p text:style-name="P2">明顯例子，作用力 與 反作用力。</text:p>
                  <text:list>
                    <text:list-item>
                      <text:p text:style-name="P2">相同、相等、等效 的 作用力、反作用力 產生 火花、熱能、脈衝訊號、突波。</text:p>
                    </text:list-item>
                    <text:list-item>
                      <text:p text:style-name="P2">相同、相等、等效 的 作用力、反作用力 產生 應力、應變、形變、零力。</text:p>
                      <text:list>
                        <text:list-item>
                          <text:p text:style-name="P2">零力 是 力平衡、所有的力向量總合為零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1"><text:bookmark-start text:name="粒子海起落"/><text:span text:style-name="T223">粒子海起落、真空零點能、（物質、能量）</text:span>無中生有<text:bookmark-end text:name="粒子海起落"/><text:span text:style-name="T198">（狹義實際上，</text:span><text:span text:style-name="T184">&lt;_?</text:span><text:span text:style-name="T193">n_&gt;~</text:span><text:span text:style-name="T184">&lt;_?</text:span><text:span text:style-name="T193">3_&gt; </text:span><text:span text:style-name="T198">個體在 運動）</text:span></text:p>
          <text:list>
            <text:list-item>
              <text:p text:style-name="P50"><text:span text:style-name="T139">真空零點能 </text:span><text:span text:style-name="T142">↔</text:span><text:span text:style-name="T140"> 乙太能、空間能、空間個體產生和蘊含的</text:span><text:span text:style-name="T141">物質和</text:span><text:span text:style-name="T140">能量。</text:span><text:span text:style-name="T259">{、空間個體蘊含的宗量}</text:span></text:p>
              <text:list>
                <text:list-item>
                  <text:p text:style-name="P3">乙太 是（人類 認定的）乙太。</text:p>
                </text:list-item>
                <text:list-item>
                  <text:p text:style-name="P51"><text:span text:style-name="T139">粒子海起落、真空零點能、（物質、能量）無中生有 </text:span><text:span text:style-name="T142">↔</text:span><text:span text:style-name="T140"> 乙太能、空間能。</text:span><text:span text:style-name="T260">{、空間個體蘊含的宗量}</text:span></text:p>
                </text:list-item>
                <text:list-item>
                  <text:p text:style-name="P6">粒子海起落、真空零點能、（物質、能量）無中生有 <text:span text:style-name="T261">↔</text:span><text:span text:style-name="T262"> 空間個體 產生、蘊含 的 </text:span><text:span text:style-name="T112">&lt;?</text:span><text:span text:style-name="T116">a</text:span><text:span text:style-name="T110">&gt;</text:span><text:span text:style-name="T228">個體</text:span>。</text:p>
                </text:list-item>
                <text:list-item>
                  <text:p text:style-name="P6">粒子海起落、真空零點能、（物質、能量）無中生有 <text:span text:style-name="T261">↔</text:span><text:span text:style-name="T262"> </text:span><text:span text:style-name="T112">&lt;?</text:span><text:span text:style-name="T116">b</text:span><text:span text:style-name="T110">&gt;</text:span><text:span text:style-name="T228">個體 產生、蘊含 的 </text:span><text:span text:style-name="T112">&lt;?</text:span><text:span text:style-name="T116">a</text:span><text:span text:style-name="T110">&gt;</text:span><text:span text:style-name="T228">個體</text:span>。</text:p>
                  <text:list>
                    <text:list-item>
                      <text:p text:style-name="P5"><text:span text:style-name="T265">n </text:span><text:span text:style-name="T266">≥</text:span><text:span text:style-name="T267"> b &gt; </text:span><text:span text:style-name="T268">2</text:span><text:span text:style-name="T267"> </text:span><text:span text:style-name="T266">≥</text:span><text:span text:style-name="T267"> a </text:span><text:span text:style-name="T266">≥</text:span><text:span text:style-name="T267"> u</text:span>。</text:p>
                    </text:list-item>
                  </text:list>
                </text:list-item>
                <text:list-item>
                  <text:p text:style-name="P6">無中生有 <text:span text:style-name="T261">↔</text:span><text:span text:style-name="T262"> </text:span><text:span text:style-name="T112">&lt;?</text:span><text:span text:style-name="T116">b</text:span><text:span text:style-name="T110">&gt;</text:span><text:span text:style-name="T228">個體 產生、蘊含 的 </text:span><text:span text:style-name="T112">&lt;?</text:span><text:span text:style-name="T116">a</text:span><text:span text:style-name="T110">&gt;</text:span><text:span text:style-name="T228">個體</text:span>。</text:p>
                  <text:list>
                    <text:list-item>
                      <text:p text:style-name="P4"><text:span text:style-name="T265">n </text:span><text:span text:style-name="T266">≥</text:span><text:span text:style-name="T267"> b &gt; a </text:span><text:span text:style-name="T266">≥</text:span><text:span text:style-name="T267"> u</text:span>。</text:p>
                    </text:list-item>
                  </text:list>
                </text:list-item>
              </text:list>
            </text:list-item>
            <text:list-item>
              <text:p text:style-name="P1"><text:span text:style-name="T225">原因很明顯，</text:span><text:span text:style-name="T175">&lt;_?</text:span><text:span text:style-name="T176">3_&gt;</text:span><text:span text:style-name="T177">個體</text:span><text:span text:style-name="T226">（本身）</text:span><text:span text:style-name="T177">在 運動。</text:span><text:span text:style-name="T183">（廣義實際上是</text:span><text:span text:style-name="T187">&lt;_?</text:span><text:span text:style-name="T188">n_&gt;~</text:span><text:span text:style-name="T187">&lt;_?</text:span><text:span text:style-name="T188">u_&gt;</text:span><text:span text:style-name="T183">個體在運動）</text:span></text:p>
              <text:list>
                <text:list-item>
                  <text:p text:style-name="P52"><text:span text:style-name="T138">因為 運動、交互作用 自然而然 產生 相對應 的 </text:span><text:span text:style-name="T139">能量、儲量、反能量、反儲量。</text:span></text:p>
                  <text:list>
                    <text:list-item>
                      <text:p text:style-name="P52"><text:span text:style-name="T138">自然而然 是 </text:span><text:span text:style-name="T139">對於 </text:span><text:span text:style-name="T6">&lt;_?</text:span><text:span text:style-name="T7">3_&gt;</text:span><text:span text:style-name="T138">個體 來說，自然而然、理所當然 的 現象、產物。</text:span></text:p>
                    </text:list-item>
                  </text:list>
                </text:list-item>
                <text:list-item>
                  <text:p text:style-name="P8">運動 是 作用、反應、改變、變化、趨勢改變、暫態、非穩態、動態、非靜態。</text:p>
                  <text:list>
                    <text:list-item>
                      <text:p text:style-name="P2"><text:span text:style-name="T112">&lt;?2</text:span><text:span text:style-name="T110">&gt;</text:span><text:span text:style-name="T228">個體 觀測 到 </text:span><text:span text:style-name="T112">&lt;?2</text:span><text:span text:style-name="T110">&gt;</text:span><text:span text:style-name="T228">個體、</text:span><text:span text:style-name="T112">&lt;?1</text:span><text:span text:style-name="T110">&gt;</text:span><text:span text:style-name="T228">個體 無中生有，而 難以解釋。</text:span></text:p>
                      <text:list>
                        <text:list-item>
                          <text:p text:style-name="P2">原因很明顯，<text:span text:style-name="T112">&lt;?2</text:span><text:span text:style-name="T110">&gt;</text:span><text:span text:style-name="T228">個體 的 意識層、肉質層、工具、本能、傳承 不夠 先進。</text:span></text:p>
                          <text:list>
                            <text:list-item>
                              <text:p text:style-name="P8">先進 是 發達、達標、達到標準、超過閥值、足以觀測、足以交互作用。</text:p>
                            </text:list-item>
                          </text:list>
                        </text:list-item>
                        <text:list-item>
                          <text:p text:style-name="P2"><text:span text:style-name="T112">&lt;?2</text:span><text:span text:style-name="T110">&gt;</text:span><text:span text:style-name="T228">個體 </text:span>難以使用 <text:span text:style-name="T112">&lt;?2</text:span><text:span text:style-name="T110">&gt;</text:span>肉質層法則 解釋、定義、瞭解原理。</text:p>
                          <text:list>
                            <text:list-item>
                              <text:p text:style-name="P52"><text:span text:style-name="T139">原因很明顯，</text:span><text:span text:style-name="T8">&lt;?2</text:span><text:span text:style-name="T7">&gt;</text:span><text:span text:style-name="T138">個體 </text:span><text:span text:style-name="T139">使用 </text:span><text:span text:style-name="T8">&lt;?3</text:span><text:span text:style-name="T7">&gt;</text:span><text:span text:style-name="T139">肉質層法則 才能 解釋、定義。</text:span></text:p>
                            </text:list-item>
                          </text:list>
                        </text:list-item>
                        <text:list-item>
                          <text:p text:style-name="P2">當然，<text:span text:style-name="T112">&lt;?2</text:span><text:span text:style-name="T110">&gt;</text:span><text:span text:style-name="T228">個體 可以 輕易 使用 </text:span><text:span text:style-name="T112">&lt;?2</text:span><text:span text:style-name="T110">&gt;信念法則 </text:span>解釋、定義、瞭解原理。</text:p>
                          <text:list>
                            <text:list-item>
                              <text:p text:style-name="P9">只是 <text:span text:style-name="T112">&lt;?2</text:span><text:span text:style-name="T110">&gt;</text:span><text:span text:style-name="T228">個體 有機率 得到 錯誤、無相關 的 解釋、定義、瞭解原理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">明顯例子，肌肉個體 接收到 大腦個體 命令 之後，產生 肌肉形變現象，產生 動能個體。</text:p>
                  <text:list>
                    <text:list-item>
                      <text:p text:style-name="P10">實際上，肌肉個體 本身也會 隨時隨地、內部機制、理所當然 形變、收縮、膨脹。</text:p>
                      <text:list>
                        <text:list-item>
                          <text:p text:style-name="P10">肌肉個體 沒有 大腦個體 命令，也有機率產生肌肉 形變、收縮、膨脹 現象。</text:p>
                        </text:list-item>
                        <text:list-item>
                          <text:p text:style-name="P10">肌肉個體（本身）內部機制 也會產生肌肉 極端渺小 形變、收縮、膨脹 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2"><text:span text:style-name="T227">原因很明顯，</text:span><text:span text:style-name="T111">&lt;_?</text:span><text:span text:style-name="T110">3_&gt;</text:span><text:span text:style-name="T228">個體</text:span><text:span text:style-name="T224">（儲量）</text:span><text:span text:style-name="T228">在 釋放</text:span><text:span text:style-name="T224"> 能量、儲量、反能量、反儲量</text:span><text:span text:style-name="T228">。</text:span></text:p>
              <text:list>
                <text:list-item>
                  <text:p text:style-name="P9"><text:span text:style-name="T111">&lt;_?</text:span><text:span text:style-name="T110">3_&gt;</text:span><text:span text:style-name="T228">個體（儲量）在 蘊含 能量、儲量、反能量、反儲量。</text:span></text:p>
                </text:list-item>
                <text:list-item>
                  <text:p text:style-name="P9"><text:span text:style-name="T111">&lt;_?</text:span><text:span text:style-name="T110">3_&gt;</text:span><text:span text:style-name="T228">個體（儲量）在 反蘊含 能量、儲量、反能量、反儲量。</text:span></text:p>
                  <text:list>
                    <text:list-item>
                      <text:p text:style-name="P9"><text:span text:style-name="T111">&lt;_?</text:span><text:span text:style-name="T110">3_&gt;</text:span><text:span text:style-name="T228">個體（儲量）在 儲存 能量、儲量、反能量、反儲量。</text:span></text:p>
                    </text:list-item>
                    <text:list-item>
                      <text:p text:style-name="P52"><text:span text:style-name="T8">&lt;?</text:span><text:span text:style-name="T9">1</text:span><text:span text:style-name="T7">&gt;</text:span><text:span text:style-name="T138">個體 有機率 突然 消失、有中生無。</text:span></text:p>
                      <text:list>
                        <text:list-item>
                          <text:p text:style-name="P11"><text:span text:style-name="T229">只要 </text:span><text:span text:style-name="T173">&lt;_?</text:span><text:span text:style-name="T174">3_&gt;</text:span><text:span text:style-name="T178">個體 </text:span><text:span text:style-name="T228">有需要、想要、內部機制、系統運作、作用、反應、</text:span><text:span text:style-name="T178">吸收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bookmark-start text:name="萬有引力"/>萬有引力<text:bookmark-end text:name="萬有引力"/></text:p>
          <text:list>
            <text:list-item>
              <text:p text:style-name="P54">個體 存在（本身） 就會 產生 運動。</text:p>
              <text:list>
                <text:list-item>
                  <text:p text:style-name="P53"><text:span text:style-name="T10">&lt;_?</text:span><text:span text:style-name="T11">x_</text:span><text:span text:style-name="T10">&gt;</text:span><text:span text:style-name="T133">個體 存在 造成 </text:span><text:span text:style-name="T10">&lt;_?</text:span><text:span text:style-name="T11">y_</text:span><text:span text:style-name="T10">&gt;</text:span><text:span text:style-name="T133">個體 運動。</text:span></text:p>
                  <text:list>
                    <text:list-item>
                      <text:p text:style-name="P53"><text:span text:style-name="T12">假定 </text:span><text:span text:style-name="T10">&lt;_?</text:span><text:span text:style-name="T11">y_</text:span><text:span text:style-name="T10">&gt;</text:span><text:span text:style-name="T12">個體 蘊含 </text:span><text:span text:style-name="T10">&lt;_?</text:span><text:span text:style-name="T11">x_</text:span><text:span text:style-name="T10">&gt;</text:span><text:span text:style-name="T12">個</text:span><text:span text:style-name="T133">體。</text:span></text:p>
                    </text:list-item>
                  </text:list>
                </text:list-item>
                <text:list-item>
                  <text:p text:style-name="P54">明顯例子 是 <text:span text:style-name="T145">動能個體 存在 造成 </text:span><text:span text:style-name="T158">人類</text:span><text:span text:style-name="T145">個體 動能型運動。</text:span></text:p>
                  <text:list>
                    <text:list-item>
                      <text:p text:style-name="P54"><text:span text:style-name="T145">明顯例子 是 機械</text:span><text:span text:style-name="T144">力。</text:span></text:p>
                      <text:list>
                        <text:list-item>
                          <text:p text:style-name="P54"><text:span text:style-name="T145">有外力、無外力 →</text:span><text:span text:style-name="T146"> </text:span><text:span text:style-name="T158">人類</text:span><text:span text:style-name="T145">個體 →</text:span><text:span text:style-name="T146"> 交互作用、自體運動</text:span><text:span text:style-name="T145">。</text:span></text:p>
                        </text:list-item>
                        <text:list-item>
                          <text:p text:style-name="P17">假定 有外力。</text:p>
                          <text:list>
                            <text:list-item>
                              <text:p text:style-name="P54"><text:span text:style-name="T145">其</text:span><text:span text:style-name="T161">他&lt;?</text:span><text:span text:style-name="T162">2&gt;個體</text:span><text:span text:style-name="T145"> →</text:span><text:span text:style-name="T146"> </text:span><text:span text:style-name="T145">機械</text:span><text:span text:style-name="T144">力</text:span><text:span text:style-name="T145"> →</text:span><text:span text:style-name="T146"> </text:span><text:span text:style-name="T158">人類</text:span><text:span text:style-name="T145">個體。</text:span></text:p>
                            </text:list-item>
                            <text:list-item>
                              <text:p text:style-name="P54"><text:span text:style-name="T145">其</text:span><text:span text:style-name="T161">他&lt;?</text:span><text:span text:style-name="T162">2&gt;個體</text:span><text:span text:style-name="T145"> 運動。</text:span></text:p>
                            </text:list-item>
                            <text:list-item>
                              <text:p text:style-name="P54"><text:span text:style-name="T145">其</text:span><text:span text:style-name="T161">他&lt;?</text:span><text:span text:style-name="T162">2&gt;個體 </text:span><text:span text:style-name="T144">輸入 </text:span><text:span text:style-name="T145">機械</text:span><text:span text:style-name="T144">力 到 </text:span><text:span text:style-name="T158">人類</text:span><text:span text:style-name="T145">個體。</text:span></text:p>
                            </text:list-item>
                          </text:list>
                        </text:list-item>
                        <text:list-item>
                          <text:p text:style-name="P17">假定 無外力。</text:p>
                          <text:list>
                            <text:list-item>
                              <text:p text:style-name="P54"><text:span text:style-name="T145">肌肉個體 →</text:span><text:span text:style-name="T146"> </text:span><text:span text:style-name="T145">機械力 →</text:span><text:span text:style-name="T146"> </text:span><text:span text:style-name="T158">人類</text:span><text:span text:style-name="T145">個體。</text:span></text:p>
                            </text:list-item>
                            <text:list-item>
                              <text:p text:style-name="P54"><text:span text:style-name="T158">人類</text:span><text:span text:style-name="T145">個體 的 肌肉個體 運動。</text:span></text:p>
                            </text:list-item>
                            <text:list-item>
                              <text:p text:style-name="P54"><text:span text:style-name="T145">肌肉個體 輸入 機械</text:span><text:span text:style-name="T144">力</text:span><text:span text:style-name="T145"> 到 </text:span><text:span text:style-name="T158">人類</text:span><text:span text:style-name="T145">個體。</text:span></text:p>
                            </text:list-item>
                          </text:list>
                        </text:list-item>
                        <text:list-item>
                          <text:p text:style-name="P54"><text:span text:style-name="T145">假定 有 跟 其</text:span><text:span text:style-name="T161">他&lt;?</text:span><text:span text:style-name="T162">2&gt;個體 交互作用。</text:span></text:p>
                          <text:list>
                            <text:list-item>
                              <text:p text:style-name="P54"><text:span text:style-name="T145">機械</text:span><text:span text:style-name="T144">力</text:span><text:span text:style-name="T145"> →</text:span><text:span text:style-name="T146"> </text:span><text:span text:style-name="T158">人類</text:span><text:span text:style-name="T145">個體 →</text:span><text:span text:style-name="T146"> </text:span><text:span text:style-name="T145">動能個體 →</text:span><text:span text:style-name="T146"> </text:span><text:span text:style-name="T158">人類</text:span><text:span text:style-name="T145">個體 →</text:span><text:span text:style-name="T146"> </text:span><text:span text:style-name="T145">機械</text:span><text:span text:style-name="T144">力</text:span><text:span text:style-name="T145"> →</text:span><text:span text:style-name="T146"> </text:span><text:span text:style-name="T145">其</text:span><text:span text:style-name="T161">他&lt;?</text:span><text:span text:style-name="T162">2&gt;個體</text:span><text:span text:style-name="T145">。</text:span></text:p>
                            </text:list-item>
                            <text:list-item>
                              <text:p text:style-name="P54"><text:span text:style-name="T158">人類</text:span><text:span text:style-name="T145">個體 輸出 機械</text:span><text:span text:style-name="T144">力</text:span><text:span text:style-name="T145"> 到 其</text:span><text:span text:style-name="T161">他&lt;?</text:span><text:span text:style-name="T162">2&gt;個體。</text:span></text:p>
                            </text:list-item>
                            <text:list-item>
                              <text:p text:style-name="P54"><text:span text:style-name="T162">明顯例子 是 飛機</text:span><text:span text:style-name="T145"> </text:span><text:span text:style-name="T162">在 空氣 當中 運動。</text:span></text:p>
                              <text:list>
                                <text:list-item>
                                  <text:p text:style-name="P109">摩擦力、阻尼力、彈簧力。</text:p>
                                </text:list-item>
                              </text:list>
                            </text:list-item>
                            <text:list-item>
                              <text:p text:style-name="P54"><text:span text:style-name="T158">人類</text:span><text:span text:style-name="T145">個體 是 機械力、動能個體 之間 的 轉換媒介。</text:span></text:p>
                              <text:list>
                                <text:list-item>
                                  <text:p text:style-name="P17">媒介 是 個體、載體、介質、中間層、轉換器、工具。</text:p>
                                </text:list-item>
                              </text:list>
                            </text:list-item>
                            <text:list-item>
                              <text:p text:style-name="P54"><text:span text:style-name="T158">人類</text:span><text:span text:style-name="T145">個體 是 動能個體、機械力 之間 的 轉換媒介。</text:span></text:p>
                            </text:list-item>
                          </text:list>
                        </text:list-item>
                        <text:list-item>
                          <text:p text:style-name="P54"><text:span text:style-name="T145">假定 沒有 跟 其</text:span><text:span text:style-name="T161">他&lt;?</text:span><text:span text:style-name="T162">2&gt;個體 交互作用。</text:span></text:p>
                          <text:list>
                            <text:list-item>
                              <text:p text:style-name="P54"><text:span text:style-name="T145">機械</text:span><text:span text:style-name="T144">力</text:span><text:span text:style-name="T145"> →</text:span><text:span text:style-name="T146"> </text:span><text:span text:style-name="T158">人類</text:span><text:span text:style-name="T145">個體 →</text:span><text:span text:style-name="T146"> </text:span><text:span text:style-name="T145">動能個體 →</text:span><text:span text:style-name="T146"> </text:span><text:span text:style-name="T158">人類</text:span><text:span text:style-name="T145">個體。</text:span></text:p>
                            </text:list-item>
                            <text:list-item>
                              <text:p text:style-name="P54"><text:span text:style-name="T145">動能個體 輸出 機械</text:span><text:span text:style-name="T144">力</text:span><text:span text:style-name="T145"> 到 </text:span><text:span text:style-name="T158">人類</text:span><text:span text:style-name="T145">個體</text:span><text:span text:style-name="T162">。</text:span></text:p>
                            </text:list-item>
                            <text:list-item>
                              <text:p text:style-name="P54"><text:span text:style-name="T162">明顯例子 是 人造衛星</text:span><text:span text:style-name="T145"> </text:span><text:span text:style-name="T162">在 太空 當中 運動。</text:span></text:p>
                              <text:list>
                                <text:list-item>
                                  <text:p text:style-name="P109">動者恆動、靜者恆靜。</text:p>
                                </text:list-item>
                              </text:list>
                            </text:list-item>
                            <text:list-item>
                              <text:p text:style-name="P54"><text:span text:style-name="T145">機械</text:span><text:span text:style-name="T147">力 透過 </text:span><text:span text:style-name="T158">人類</text:span><text:span text:style-name="T145">個體 轉換成 動能個體 之後，動能個體 作用 在 </text:span><text:span text:style-name="T158">人類</text:span><text:span text:style-name="T145">個體。</text:span></text:p>
                              <text:list>
                                <text:list-item>
                                  <text:p text:style-name="P17">轉換成 是 孕育、成長、成熟、衰亡、反孕育、輪迴、新生。</text:p>
                                </text:list-item>
                                <text:list-item>
                                  <text:p text:style-name="P17">作用 是 存在、生存、生活、改變、變化、繁殖、繁衍、突變、變種、發展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3"><text:span text:style-name="T133">明顯例子 是 恆星個體 存在 造成 </text:span><text:span text:style-name="T10">&lt;_?3_&gt;</text:span><text:span text:style-name="T133">個體 動能型運動。</text:span></text:p>
                  <text:list>
                    <text:list-item>
                      <text:p text:style-name="P53"><text:span text:style-name="T133">明顯例子 是 </text:span><text:span text:style-name="T134">萬有引力。</text:span></text:p>
                      <text:list>
                        <text:list-item>
                          <text:p text:style-name="P54"><text:span text:style-name="T145">有外力、無外力 →</text:span><text:span text:style-name="T146"> </text:span><text:span text:style-name="T158">&lt;_?</text:span><text:span text:style-name="T159">3_&gt;</text:span><text:span text:style-name="T145">個體 →</text:span><text:span text:style-name="T146"> 交互作用、自體運動</text:span><text:span text:style-name="T145">。</text:span></text:p>
                        </text:list-item>
                        <text:list-item>
                          <text:p text:style-name="P17">假定 有外力。</text:p>
                          <text:list>
                            <text:list-item>
                              <text:p text:style-name="P54"><text:span text:style-name="T145">其</text:span><text:span text:style-name="T161">他&lt;?</text:span><text:span text:style-name="T163">3</text:span><text:span text:style-name="T162">&gt;個體</text:span><text:span text:style-name="T145"> →</text:span><text:span text:style-name="T146"> </text:span><text:span text:style-name="T144">萬有引力</text:span><text:span text:style-name="T145"> →</text:span><text:span text:style-name="T146"> </text:span><text:span text:style-name="T158">&lt;_?</text:span><text:span text:style-name="T159">3_&gt;</text:span><text:span text:style-name="T145">個體。</text:span></text:p>
                            </text:list-item>
                            <text:list-item>
                              <text:p text:style-name="P54"><text:span text:style-name="T145">其</text:span><text:span text:style-name="T161">他&lt;?</text:span><text:span text:style-name="T163">3</text:span><text:span text:style-name="T162">&gt;個體</text:span><text:span text:style-name="T145"> 運動。</text:span></text:p>
                            </text:list-item>
                            <text:list-item>
                              <text:p text:style-name="P54"><text:span text:style-name="T145">其</text:span><text:span text:style-name="T161">他&lt;?</text:span><text:span text:style-name="T163">3</text:span><text:span text:style-name="T162">&gt;個體 </text:span><text:span text:style-name="T144">輸入 萬有引力 到 </text:span><text:span text:style-name="T158">&lt;_?</text:span><text:span text:style-name="T159">3_&gt;</text:span><text:span text:style-name="T145">個體。</text:span></text:p>
                            </text:list-item>
                          </text:list>
                        </text:list-item>
                        <text:list-item>
                          <text:p text:style-name="P17">假定 無外力。</text:p>
                          <text:list>
                            <text:list-item>
                              <text:p text:style-name="P54"><text:span text:style-name="T161">&lt;?</text:span><text:span text:style-name="T163">3</text:span><text:span text:style-name="T162">&gt;肉質層</text:span><text:span text:style-name="T145">個體 →</text:span><text:span text:style-name="T146"> </text:span><text:span text:style-name="T144">萬有引</text:span><text:span text:style-name="T145">力 →</text:span><text:span text:style-name="T146"> </text:span><text:span text:style-name="T158">&lt;_?</text:span><text:span text:style-name="T159">3_&gt;</text:span><text:span text:style-name="T145">個體。</text:span></text:p>
                            </text:list-item>
                            <text:list-item>
                              <text:p text:style-name="P54"><text:span text:style-name="T158">&lt;_?</text:span><text:span text:style-name="T159">3_&gt;</text:span><text:span text:style-name="T145">個體 的 </text:span><text:span text:style-name="T161">&lt;?</text:span><text:span text:style-name="T163">3</text:span><text:span text:style-name="T162">&gt;肉質層</text:span><text:span text:style-name="T145">個體 運動。</text:span></text:p>
                            </text:list-item>
                            <text:list-item>
                              <text:p text:style-name="P54"><text:span text:style-name="T161">&lt;?</text:span><text:span text:style-name="T163">3</text:span><text:span text:style-name="T162">&gt;肉質層</text:span><text:span text:style-name="T145">個體 輸入 </text:span><text:span text:style-name="T144">萬有引力</text:span><text:span text:style-name="T145"> 到 </text:span><text:span text:style-name="T158">&lt;_?</text:span><text:span text:style-name="T159">3_&gt;</text:span><text:span text:style-name="T145">個體。</text:span></text:p>
                            </text:list-item>
                          </text:list>
                        </text:list-item>
                        <text:list-item>
                          <text:p text:style-name="P54"><text:span text:style-name="T145">假定 有 跟 其</text:span><text:span text:style-name="T161">他&lt;?</text:span><text:span text:style-name="T163">3</text:span><text:span text:style-name="T162">&gt;個體 交互作用。</text:span></text:p>
                          <text:list>
                            <text:list-item>
                              <text:p text:style-name="P54"><text:span text:style-name="T144">萬有引力</text:span><text:span text:style-name="T145">→</text:span><text:span text:style-name="T158">&lt;_?</text:span><text:span text:style-name="T159">3_&gt;</text:span><text:span text:style-name="T145">個體→</text:span><text:span text:style-name="T161">&lt;?</text:span><text:span text:style-name="T163">3</text:span><text:span text:style-name="T162">&gt;</text:span><text:span text:style-name="T145">動能個體→</text:span><text:span text:style-name="T158">&lt;_?</text:span><text:span text:style-name="T159">3_&gt;</text:span><text:span text:style-name="T145">個體→</text:span><text:span text:style-name="T144">萬有引力</text:span><text:span text:style-name="T145">→其</text:span><text:span text:style-name="T161">他&lt;?</text:span><text:span text:style-name="T163">3</text:span><text:span text:style-name="T162">&gt;個體</text:span><text:span text:style-name="T145">。</text:span></text:p>
                            </text:list-item>
                            <text:list-item>
                              <text:p text:style-name="P54"><text:span text:style-name="T158">&lt;_?</text:span><text:span text:style-name="T159">3_&gt;</text:span><text:span text:style-name="T145">個體 輸出 </text:span><text:span text:style-name="T144">萬有引力</text:span><text:span text:style-name="T145"> 到 其</text:span><text:span text:style-name="T161">他&lt;?</text:span><text:span text:style-name="T163">3</text:span><text:span text:style-name="T162">&gt;個體。</text:span></text:p>
                            </text:list-item>
                            <text:list-item>
                              <text:p text:style-name="P54"><text:span text:style-name="T162">明顯例子 是 </text:span><text:span text:style-name="T161">&lt;_?</text:span><text:span text:style-name="T162">3_&gt;</text:span><text:span text:style-name="T145">個體 的 運動，會跟</text:span><text:span text:style-name="T162"> </text:span><text:span text:style-name="T145">其</text:span><text:span text:style-name="T161">他&lt;?</text:span><text:span text:style-name="T162">3&gt;個體 交互作用。</text:span></text:p>
                              <text:list>
                                <text:list-item>
                                  <text:p text:style-name="P109">摩擦力、阻尼力、彈簧力。</text:p>
                                </text:list-item>
                              </text:list>
                            </text:list-item>
                            <text:list-item>
                              <text:p text:style-name="P54"><text:span text:style-name="T158">&lt;_?</text:span><text:span text:style-name="T159">3_&gt;</text:span><text:span text:style-name="T145">個體 是 </text:span><text:span text:style-name="T144">萬有引</text:span><text:span text:style-name="T145">力、</text:span><text:span text:style-name="T161">&lt;?</text:span><text:span text:style-name="T163">3</text:span><text:span text:style-name="T162">&gt;</text:span><text:span text:style-name="T145">動能個體 之間 的 轉換媒介。</text:span></text:p>
                              <text:list>
                                <text:list-item>
                                  <text:p text:style-name="P17">媒介 是 個體、載體、介質、中間層、轉換器、工具。</text:p>
                                </text:list-item>
                              </text:list>
                            </text:list-item>
                            <text:list-item>
                              <text:p text:style-name="P54"><text:span text:style-name="T158">&lt;_?</text:span><text:span text:style-name="T159">3_&gt;</text:span><text:span text:style-name="T145">個體 是 </text:span><text:span text:style-name="T161">&lt;?</text:span><text:span text:style-name="T163">3</text:span><text:span text:style-name="T162">&gt;</text:span><text:span text:style-name="T145">動能個體、</text:span><text:span text:style-name="T144">萬有引</text:span><text:span text:style-name="T145">力 之間 的 轉換媒介。</text:span></text:p>
                            </text:list-item>
                          </text:list>
                        </text:list-item>
                        <text:list-item>
                          <text:p text:style-name="P54"><text:span text:style-name="T145">假定 沒有 跟 其</text:span><text:span text:style-name="T161">他&lt;?</text:span><text:span text:style-name="T163">3</text:span><text:span text:style-name="T162">&gt;個體 交互作用。</text:span></text:p>
                          <text:list>
                            <text:list-item>
                              <text:p text:style-name="P54"><text:span text:style-name="T144">萬有引力</text:span><text:span text:style-name="T145"> →</text:span><text:span text:style-name="T146"> </text:span><text:span text:style-name="T158">&lt;_?</text:span><text:span text:style-name="T159">3_&gt;</text:span><text:span text:style-name="T145">個體 →</text:span><text:span text:style-name="T146"> </text:span><text:span text:style-name="T161">&lt;?</text:span><text:span text:style-name="T163">3</text:span><text:span text:style-name="T162">&gt;</text:span><text:span text:style-name="T145">動能個體→</text:span><text:span text:style-name="T146"> </text:span><text:span text:style-name="T158">&lt;_?</text:span><text:span text:style-name="T159">3_&gt;</text:span><text:span text:style-name="T145">個體。</text:span></text:p>
                            </text:list-item>
                            <text:list-item>
                              <text:p text:style-name="P54"><text:span text:style-name="T161">&lt;?</text:span><text:span text:style-name="T163">3</text:span><text:span text:style-name="T162">&gt;</text:span><text:span text:style-name="T145">動能個體 輸出 </text:span><text:span text:style-name="T144">萬有引力</text:span><text:span text:style-name="T145"> 到 </text:span><text:span text:style-name="T158">&lt;_?</text:span><text:span text:style-name="T159">3_&gt;</text:span><text:span text:style-name="T145">個體</text:span><text:span text:style-name="T162">。</text:span></text:p>
                            </text:list-item>
                            <text:list-item>
                              <text:p text:style-name="P54"><text:span text:style-name="T162">明顯例子 是 </text:span><text:span text:style-name="T161">&lt;_?</text:span><text:span text:style-name="T162">3_&gt;</text:span><text:span text:style-name="T145">個體 的 運動，不會跟</text:span><text:span text:style-name="T162"> </text:span><text:span text:style-name="T145">其</text:span><text:span text:style-name="T161">他&lt;?</text:span><text:span text:style-name="T162">3&gt;個體 交互作用。</text:span></text:p>
                              <text:list>
                                <text:list-item>
                                  <text:p text:style-name="P109">動者恆動、靜者恆靜。</text:p>
                                </text:list-item>
                              </text:list>
                            </text:list-item>
                            <text:list-item>
                              <text:p text:style-name="P54"><text:span text:style-name="T144">萬有引</text:span><text:span text:style-name="T147">力 透過 </text:span><text:span text:style-name="T158">&lt;_?</text:span><text:span text:style-name="T159">3_&gt;</text:span><text:span text:style-name="T145">個體 轉換成 </text:span><text:span text:style-name="T161">&lt;?</text:span><text:span text:style-name="T163">3</text:span><text:span text:style-name="T162">&gt;</text:span><text:span text:style-name="T145">動能個體 之後。</text:span></text:p>
                              <text:list>
                                <text:list-item>
                                  <text:p text:style-name="P54"><text:span text:style-name="T161">&lt;?</text:span><text:span text:style-name="T163">3</text:span><text:span text:style-name="T162">&gt;</text:span><text:span text:style-name="T145">動能個體 作用 在 </text:span><text:span text:style-name="T158">&lt;_?</text:span><text:span text:style-name="T159">3_&gt;</text:span><text:span text:style-name="T145">個體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5"><text:span text:style-name="T169">個體 存在（本身） 就會 產生 運動，</text:span>最終 達到 剛體勢。</text:p>
                  <text:list>
                    <text:list-item>
                      <text:p text:style-name="P55">剛體勢 是 永恆不變規律勢、絕對靜止勢。</text:p>
                    </text:list-item>
                    <text:list-item>
                      <text:p text:style-name="P55">剛體勢 是 理想勢。</text:p>
                      <text:list>
                        <text:list-item>
                          <text:p text:style-name="P55">理想勢 是 理想狀態 的 勢。</text:p>
                          <text:list>
                            <text:list-item>
                              <text:p text:style-name="P55">理想 是 剛體型、不存在的。</text:p>
                            </text:list-item>
                          </text:list>
                        </text:list-item>
                        <text:list-item>
                          <text:p text:style-name="P55">實際上 不可能 達到 剛體勢。</text:p>
                          <text:list>
                            <text:list-item>
                              <text:p text:style-name="P55">達到 是 進入、成為</text:p>
                            </text:list-item>
                            <text:list-item>
                              <text:p text:style-name="P55">實際上 最大極限 只能 達到 極端無限近似於 剛體勢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5">永恆不變規律勢 是 所有個體 同步 產生 自然頻率型週期性規律 完美 動態。</text:p>
                      <text:list>
                        <text:list-item>
                          <text:p text:style-name="P55">完美 是 永恆不變。</text:p>
                        </text:list-item>
                        <text:list-item>
                          <text:p text:style-name="P55">動態 是 改變、變化。</text:p>
                        </text:list-item>
                        <text:list-item>
                          <text:p text:style-name="P55">所有個體 是 完美 自然頻率 共振 狀態。</text:p>
                          <text:list>
                            <text:list-item>
                              <text:p text:style-name="P55">自然頻率 是 某一特定 單一、一組、週期變化 的 自然頻率。</text:p>
                            </text:list-item>
                            <text:list-item>
                              <text:p text:style-name="P55">自然頻率 是 有限、無限（某一特定 剛體型 公式 發散）的 自然頻率。</text:p>
                            </text:list-item>
                          </text:list>
                        </text:list-item>
                        <text:list-item>
                          <text:p text:style-name="P55">所有個體 不會 失控 發散、收斂。</text:p>
                        </text:list-item>
                        <text:list-item>
                          <text:p text:style-name="P55">所有個體 有機率 維持、永恆不變、剛體 有規律 發散、收斂 的 現象。</text:p>
                        </text:list-item>
                        <text:list-item>
                          <text:p text:style-name="P55">所有個體 擁有 某一特定區間 週期性 規律 改變、變化、運動 的 現象。</text:p>
                        </text:list-item>
                        <text:list-item>
                          <text:p text:style-name="P55">所有個體 組成 的 單一個體。</text:p>
                          <text:list>
                            <text:list-item>
                              <text:p text:style-name="P55">單一個體 輸出 到 自身。</text:p>
                            </text:list-item>
                            <text:list-item>
                              <text:p text:style-name="P55">輸入 = 輸出。</text:p>
                              <text:list>
                                <text:list-item>
                                  <text:p text:style-name="P55">沒有 任何 能量耗損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5">絕對靜止勢 是 均勻、均衡、平衡 完美 靜態。。</text:p>
                      <text:list>
                        <text:list-item>
                          <text:p text:style-name="P55">絕對靜止勢 的 所有個體 不會 感測、交互作用。</text:p>
                        </text:list-item>
                        <text:list-item>
                          <text:p text:style-name="P55">絕對靜止勢 的 所有個體 沒有 任何 感測、交互作用。</text:p>
                        </text:list-item>
                        <text:list-item>
                          <text:p text:style-name="P55">絕對靜止勢 的 所有個體 不會 跟 外在環境 進行 任何 感測、交互作用。</text:p>
                        </text:list-item>
                        <text:list-item>
                          <text:p text:style-name="P55">絕對靜止勢 的 所有個體 不會 跟 內在物質 進行 任何 感測、交互作用。</text:p>
                        </text:list-item>
                        <text:list-item>
                          <text:p text:style-name="P55">零勢 是 所有個體 蘊含 一模一樣 的 能量、儲量、狀態、結構、構造。</text:p>
                        </text:list-item>
                        <text:list-item>
                          <text:p text:style-name="P55">所有個體 是 完美 飽和、平衡、均勻 狀態。</text:p>
                        </text:list-item>
                        <text:list-item>
                          <text:p text:style-name="P55">絕對靜止勢 可以是 零勢。</text:p>
                        </text:list-item>
                        <text:list-item>
                          <text:p text:style-name="P55">絕對靜止勢 可以是 非零勢。</text:p>
                        </text:list-item>
                      </text:list>
                    </text:list-item>
                    <text:list-item>
                      <text:p text:style-name="P55">零勢 是 絕對靜止勢 的 其中一個明顯例子。</text:p>
                      <text:list>
                        <text:list-item>
                          <text:p text:style-name="P55">零勢 是 真空均勻、真空均衡、真空平衡、真空零場。</text:p>
                        </text:list-item>
                        <text:list-item>
                          <text:p text:style-name="P55">所有個體 都 沒有 任何 能量、儲量。</text:p>
                        </text:list-item>
                      </text:list>
                    </text:list-item>
                  </text:list>
                </text:list-item>
                <text:list-item>
                  <text:p text:style-name="P54">產生 是 自然態、自然而然、理所當然、萬物法則、物理定律、化學反應 的 產生。</text:p>
                </text:list-item>
                <text:list-item>
                  <text:p text:style-name="P54">明顯例子 是 &lt;?<text:span text:style-name="T170">1&gt;個體 的 </text:span>熱傳導，最終 變成 粒子的動能均勻、熱均勻、熱平衡。</text:p>
                </text:list-item>
                <text:list-item>
                  <text:p text:style-name="P54">明顯例子 是 &lt;?<text:span text:style-name="T170">1&gt;個體 的 電能耗竭，最終 變成 零平衡、真空電能、沒有電能。</text:span></text:p>
                  <text:list>
                    <text:list-item>
                      <text:p text:style-name="P54">零平衡 是 真空平衡。</text:p>
                    </text:list-item>
                    <text:list-item>
                      <text:p text:style-name="P54">零平衡 是 能量 均勻 為零。</text:p>
                    </text:list-item>
                    <text:list-item>
                      <text:p text:style-name="P54">明顯例子 是 手機電池 試圖 電能型均勻運動，但是一直沒有成功，直到 沒電。</text:p>
                      <text:list>
                        <text:list-item>
                          <text:p text:style-name="P54">原因很明顯，電子元件 會吸收 電能，導致 無法 達成 均勻。</text:p>
                          <text:list>
                            <text:list-item>
                              <text:p text:style-name="P54">電子元件 是 電阻、電容、電感、電線、晶片控制器、電源穩壓系統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4">&lt;?2&gt;個體 存在（本身） 就會 產生 運動。</text:p>
              <text:list>
                <text:list-item>
                  <text:p text:style-name="P56">明顯例子 是 <text:span text:style-name="T169">&lt;?2&gt;個體 的 萬有引力</text:span>。</text:p>
                  <text:list>
                    <text:list-item>
                      <text:p text:style-name="P56"><text:span text:style-name="T169">萬有引力 產生 </text:span>動能型運動。</text:p>
                    </text:list-item>
                  </text:list>
                </text:list-item>
              </text:list>
            </text:list-item>
            <text:list-item>
              <text:p text:style-name="P53"><text:span text:style-name="T2">r = sqrt(</text:span><text:span text:style-name="T3">G * </text:span><text:span text:style-name="T4">m</text:span><text:span text:style-name="T5">1</text:span><text:span text:style-name="T4"> / a2</text:span><text:span text:style-name="T2">)。</text:span></text:p>
              <text:list>
                <text:list-item>
                  <text:p text:style-name="P56">原因很明顯，<text:span text:style-name="T171">F = G * m1 * m2 / r^2。</text:span></text:p>
                  <text:list>
                    <text:list-item>
                      <text:p text:style-name="P57">F = G * m1 * (F2 / a2) / r^2。</text:p>
                      <text:list>
                        <text:list-item>
                          <text:p text:style-name="P101">F = m * a。</text:p>
                        </text:list-item>
                      </text:list>
                    </text:list-item>
                    <text:list-item>
                      <text:p text:style-name="P57">r^2 = G * m1 / a2。</text:p>
                      <text:list>
                        <text:list-item>
                          <text:p text:style-name="P101">F = F1 = F2。</text:p>
                        </text:list-item>
                      </text:list>
                    </text:list-item>
                    <text:list-item>
                      <text:p text:style-name="P57">r = sqrt(G * m1 / a2)。</text:p>
                    </text:list-item>
                  </text:list>
                </text:list-item>
              </text:list>
            </text:list-item>
            <text:list-item>
              <text:p text:style-name="P57">萬有引力 有機率是 空間彎曲的 現象。</text:p>
              <text:list>
                <text:list-item>
                  <text:p text:style-name="P58">空間彎曲 是 空間個體 不是 光滑、平整、真平度 的 狀態。</text:p>
                  <text:list>
                    <text:list-item>
                      <text:p text:style-name="P59">該空間個體 的 自然狀態 有機率是 S形。</text:p>
                      <text:list>
                        <text:list-item>
                          <text:p text:style-name="P60">&lt;?<text:span text:style-name="T231">2&gt;個體 有機率認定 該空間個體 受到 力、萬有引力、重力波 的 影響。</text:span></text:p>
                          <text:list>
                            <text:list-item>
                              <text:p text:style-name="P60">該&lt;?<text:span text:style-name="T231">2&gt;個體 找不到 該力、該萬有引力、該重力波 的 存在。</text:span></text:p>
                              <text:list>
                                <text:list-item>
                                  <text:p text:style-name="P61">原因很明顯，S形 是 該空間個體 的 自然狀態、自然形狀、自然外形。</text:p>
                                  <text:list>
                                    <text:list-item>
                                      <text:p text:style-name="P61">S形 是 該空間個體 理所當然 的 形狀。</text:p>
                                    </text:list-item>
                                    <text:list-item>
                                      <text:p text:style-name="P61">該空間個體 沒有 受力。</text:p>
                                    </text:list-item>
                                    <text:list-item>
                                      <text:p text:style-name="P102">該力、該萬有引力、該重力波 不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2">該&lt;?<text:span text:style-name="T231">2&gt;個體 有機率認定 有 暗物質、暗能量 存在。</text:span></text:p>
                            </text:list-item>
                            <text:list-item>
                              <text:p text:style-name="P62">該&lt;?<text:span text:style-name="T231">2&gt;個體 有機率認定 暗物質、暗能量，產生 該空間個體 </text:span>是S形 的 現象<text:span text:style-name="T231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3">空間平滑 是 空間個體 是 光滑、平整、真平度 的 狀態。</text:p>
                  <text:list>
                    <text:list-item>
                      <text:p text:style-name="P64">空間平滑 是 空間個體 不一定是 自然狀態、沒有受力狀態、不是表面張力狀態。</text:p>
                    </text:list-item>
                    <text:list-item>
                      <text:p text:style-name="P64">空間平滑 是 空間個體 不一定是 沒有拉伸狀態、沒有擠壓狀態、沒有擠壓狀態。</text:p>
                    </text:list-item>
                    <text:list-item>
                      <text:p text:style-name="P64">S形的空間個體 受到 外力 影響。</text:p>
                      <text:list>
                        <text:list-item>
                          <text:p text:style-name="P64">該空間個體 有機率 從 空間彎曲狀態 變成 空間平滑狀態。</text:p>
                        </text:list-item>
                      </text:list>
                    </text:list-item>
                  </text:list>
                </text:list-item>
                <text:list-item>
                  <text:p text:style-name="P64">空間個體的 內在物質 不一定是 均質分布、密度均勻、同質性、不存在任何雜質。</text:p>
                </text:list-item>
                <text:list-item>
                  <text:p text:style-name="P64">&lt;?<text:span text:style-name="T230">2&gt;個體 加速度運動 也會造成，</text:span>空間個體 產生 形變<text:span text:style-name="T230">。</text:span></text:p>
                  <text:list>
                    <text:list-item>
                      <text:p text:style-name="P57">F <text:span text:style-name="T230">= m * a。</text:span></text:p>
                    </text:list-item>
                  </text:list>
                </text:list-item>
                <text:list-item>
                  <text:p text:style-name="P65">對於 &lt;?<text:span text:style-name="T230">3&gt;個體 來說，</text:span>&lt;?<text:span text:style-name="T230">3&gt;個體受力、</text:span>&lt;?<text:span text:style-name="T230">2&gt;個體加速度運動產生的力 相同。</text:span></text:p>
                  <text:list>
                    <text:list-item>
                      <text:p text:style-name="P65">相同 是 沒有區別、沒有差別。</text:p>
                    </text:list-item>
                    <text:list-item>
                      <text:p text:style-name="P66">對於 &lt;?<text:span text:style-name="T230">3&gt;個體 來說，輸入 相同。</text:span></text:p>
                    </text:list-item>
                    <text:list-item>
                      <text:p text:style-name="P67">對於 &lt;?<text:span text:style-name="T230">3&gt;個體 來說，</text:span>差別 只是 輸入的來源 不同。</text:p>
                    </text:list-item>
                    <text:list-item>
                      <text:p text:style-name="P67">&lt;?<text:span text:style-name="T230">3&gt;個體 的 處理、輸出，相同</text:span>。</text:p>
                    </text:list-item>
                    <text:list-item>
                      <text:p text:style-name="P68">明顯例子，第一個&lt;?<text:span text:style-name="T232">2&gt;個體 按住 彈簧個體，然後 放開 該彈簧個體。</text:span></text:p>
                      <text:list>
                        <text:list-item>
                          <text:p text:style-name="P68">第二個&lt;?<text:span text:style-name="T232">2&gt;個體 按住 該彈簧個體，然後 放開 該彈簧個體。</text:span></text:p>
                        </text:list-item>
                        <text:list-item>
                          <text:p text:style-name="P69">第一個<text:span text:style-name="T232">、</text:span>第二個 &lt;?<text:span text:style-name="T232">2&gt;個體 輸入到 該彈簧個體的 力道、擾動、作用，完全 相同。</text:span></text:p>
                        </text:list-item>
                        <text:list-item>
                          <text:p text:style-name="P70">對於 該<text:span text:style-name="T232">彈簧個體 來說，輸入 相同。</text:span></text:p>
                          <text:list>
                            <text:list-item>
                              <text:p text:style-name="P71">該輸入 是 <text:span text:style-name="T232">力道、擾動、作用。</text:span></text:p>
                            </text:list-item>
                          </text:list>
                        </text:list-item>
                        <text:list-item>
                          <text:p text:style-name="P70">對於 該<text:span text:style-name="T232">彈簧個體 來說，</text:span>差別 只是 輸入的來源 不同。</text:p>
                          <text:list>
                            <text:list-item>
                              <text:p text:style-name="P71">該輸入的來源 是 第一個&lt;?<text:span text:style-name="T232">2&gt;個體、</text:span>第二個&lt;?<text:span text:style-name="T232">2&gt;個體</text:span>。</text:p>
                            </text:list-item>
                          </text:list>
                        </text:list-item>
                        <text:list-item>
                          <text:p text:style-name="P72">該<text:span text:style-name="T232">彈簧個體 的 處理、輸出，相同</text:span>。</text:p>
                          <text:list>
                            <text:list-item>
                              <text:p text:style-name="P72">該<text:span text:style-name="T232">處理 是 F = k * x。</text:span></text:p>
                            </text:list-item>
                            <text:list-item>
                              <text:p text:style-name="P72">該輸出 是 <text:span text:style-name="T233">x（彈簧壓縮長度）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2">萬有引力 是 疏密波 的 現象。</text:p>
              <text:list>
                <text:list-item>
                  <text:p text:style-name="P72">空間 蘊含 &lt;?2&gt;個體。</text:p>
                </text:list-item>
                <text:list-item>
                  <text:p text:style-name="P72">該&lt;?2&gt;個體 作用在 空間。</text:p>
                </text:list-item>
                <text:list-item>
                  <text:p text:style-name="P72">該&lt;?2&gt;個體 的 傳遞方式，是 疏密波。</text:p>
                  <text:list>
                    <text:list-item>
                      <text:p text:style-name="P72">每一個&lt;?2&gt;個體 都是 密集區。</text:p>
                      <text:list>
                        <text:list-item>
                          <text:p text:style-name="P72">質量 越大，空間節點密度 越密集。</text:p>
                        </text:list-item>
                        <text:list-item>
                          <text:p text:style-name="P72">質量 越小，空間節點密度 越稀疏。</text:p>
                          <text:list>
                            <text:list-item>
                              <text:p text:style-name="P72">實際上，空間節點密度 不一定 越密集、越稀疏。</text:p>
                              <text:list>
                                <text:list-item>
                                  <text:p text:style-name="P72">原因很明顯，空間節點 不一定 均勻分布、平均分散。</text:p>
                                </text:list-item>
                              </text:list>
                            </text:list-item>
                            <text:list-item>
                              <text:p text:style-name="P72">實際上，質量 越大，空間壓縮程度 越高。</text:p>
                              <text:list>
                                <text:list-item>
                                  <text:p text:style-name="P72">明顯例子，人類個體 握住網球個體的 力 越大，網球個體的壓縮程度 越高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2">明顯例子，彈簧。</text:p>
                  <text:list>
                    <text:list-item>
                      <text:p text:style-name="P72">彈簧力 是 疏密波 的 現象。</text:p>
                    </text:list-item>
                    <text:list-item>
                      <text:p text:style-name="P73">彈簧，某一特定疏密波 牽動 其他疏密波。</text:p>
                      <text:list>
                        <text:list-item>
                          <text:p text:style-name="P73">牽動 是 影響、感測、交互作用。</text:p>
                        </text:list-item>
                        <text:list-item>
                          <text:p text:style-name="P72">其他疏密波 牽動 該疏密波。</text:p>
                        </text:list-item>
                      </text:list>
                    </text:list-item>
                    <text:list-item>
                      <text:p text:style-name="P72">原因很明顯，彈簧 結構。</text:p>
                      <text:list>
                        <text:list-item>
                          <text:p text:style-name="P72">彈簧（本身）每一個部位 都有 相依性。</text:p>
                          <text:list>
                            <text:list-item>
                              <text:p text:style-name="P72">彈簧 蘊含的 每一個疏密波 也都有 相依性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2">疏密波 之間的 關聯性、相依性，極端相依於 彈簧的 結構、狀態、型態、材料特性。</text:p>
                      <text:list>
                        <text:list-item>
                          <text:p text:style-name="P74">該相依性 的 現象、顯性特徵，是 彈簧力。</text:p>
                        </text:list-item>
                        <text:list-item>
                          <text:p text:style-name="P75">明顯例子，假定，某一特定彈簧 是 均勻分布、平均分布，初始狀態 沒有 疏密區。</text:p>
                          <text:list>
                            <text:list-item>
                              <text:p text:style-name="P75">第一個長尾夾個體 夾住 彈簧的 某一特定部位。<text:span text:style-name="T180">拉伸 是 稀疏區</text:span></text:p>
                              <text:list>
                                <text:list-item>
                                  <text:p text:style-name="P74">該部位 是 疏密波 的 密集區。</text:p>
                                </text:list-item>
                              </text:list>
                            </text:list-item>
                            <text:list-item>
                              <text:p text:style-name="P74">該長尾夾個體 有機率感受到 彈簧力。</text:p>
                              <text:list>
                                <text:list-item>
                                  <text:p text:style-name="P76">該彈簧力 是 彈簧（本身）的 彈性力、抵抗力、反作用力。</text:p>
                                </text:list-item>
                              </text:list>
                            </text:list-item>
                            <text:list-item>
                              <text:p text:style-name="P77">第二個長尾夾個體 夾住 彈簧的 另一個特定部位。</text:p>
                            </text:list-item>
                            <text:list-item>
                              <text:p text:style-name="P77">感受到的 彈簧力，第一個長尾夾個體、第二個長尾夾個體 相同、方向相反。</text:p>
                              <text:list>
                                <text:list-item>
                                  <text:p text:style-name="P78">該彈簧力 是 彈簧（本身）的 彈性力、抵抗力、反作用力。</text:p>
                                </text:list-item>
                              </text:list>
                            </text:list-item>
                            <text:list-item>
                              <text:p text:style-name="P79">假定，第一個長尾夾個體 夾住的（正常狀態）彈簧長度 是 <text:span text:style-name="T234">10</text:span>公分。</text:p>
                              <text:list>
                                <text:list-item>
                                  <text:p text:style-name="P79">假定，第一個長尾夾個體 夾住後的長度 是 <text:span text:style-name="T234">1</text:span>公分。</text:p>
                                </text:list-item>
                              </text:list>
                            </text:list-item>
                            <text:list-item>
                              <text:p text:style-name="P79">假定，第二個長尾夾個體 夾住的（正常狀態）彈簧長度 是 <text:span text:style-name="T234">20</text:span>公分。</text:p>
                              <text:list>
                                <text:list-item>
                                  <text:p text:style-name="P79">假定，第二個長尾夾個體 夾住後的長度 是 1公分。</text:p>
                                </text:list-item>
                              </text:list>
                            </text:list-item>
                            <text:list-item>
                              <text:p text:style-name="P80">壓縮比，第一個長尾夾個體 低於 第二個長尾夾個體。</text:p>
                              <text:list>
                                <text:list-item>
                                  <text:p text:style-name="P81">壓縮比 = 夾住（前）的彈簧長度 / 夾住後的長度。</text:p>
                                  <text:list>
                                    <text:list-item>
                                      <text:p text:style-name="P79">第一個長尾夾個體的 壓縮比 是 <text:span text:style-name="T234">10。</text:span></text:p>
                                    </text:list-item>
                                    <text:list-item>
                                      <text:p text:style-name="P82">第二個長尾夾個體的 壓縮比 是 2<text:span text:style-name="T234">0。</text:span><text:span text:style-name="T197">（空間，質量越大，壓縮比越大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7">假定，長尾夾 能夠沿著 彈簧線圈，做 螺旋運動。</text:p>
                            </text:list-item>
                            <text:list-item>
                              <text:p text:style-name="P83">稀疏區，兩個長尾夾之間的區間 更稀疏於 兩個長尾夾之間以外的區間。</text:p>
                              <text:list>
                                <text:list-item>
                                  <text:p text:style-name="P84">原因很明顯，之間的區間 有兩個長尾夾 作用。</text:p>
                                </text:list-item>
                                <text:list-item>
                                  <text:p text:style-name="P84">原因很明顯，以外的區間 分別、各自 只有一個長尾夾 作用。</text:p>
                                </text:list-item>
                                <text:list-item>
                                  <text:p text:style-name="P77">稀疏區 越大，形變 越大，收縮力 越大。</text:p>
                                  <text:list>
                                    <text:list-item>
                                      <text:p text:style-name="P77">原因很明顯，該彈簧 是 均勻分布，正常狀態 沒有 疏密區。</text:p>
                                    </text:list-item>
                                  </text:list>
                                </text:list-item>
                                <text:list-item>
                                  <text:p text:style-name="P77">暫態，兩個長尾夾的 距離 產生 互相接近 現象。</text:p>
                                  <text:list>
                                    <text:list-item>
                                      <text:p text:style-name="P85">彈簧線圈 越接近直線，現象 越明顯。</text:p>
                                      <text:list>
                                        <text:list-item>
                                          <text:p text:style-name="P86">稀疏區 更接近直線。</text:p>
                                        </text:list-item>
                                        <text:list-item>
                                          <text:p text:style-name="P85">稀疏區 比 密集區，更接近直線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5">明顯例子，磁鐵 相吸。<text:span text:style-name="T180">（反之，擴張 彈簧的 兩個部位。磁鐵相斥）</text:span></text:p>
                                      <text:list>
                                        <text:list-item>
                                          <text:p text:style-name="P87">二維變換式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88">穩態，兩個長尾夾的 距離 有機率產生 收斂、維持、發散、自然振盪 現象。</text:p>
                                </text:list-item>
                                <text:list-item>
                                  <text:p text:style-name="P89">假定，第一個長尾夾個體、第二個長尾夾個體，初始狀態 是 靜止不動。</text:p>
                                </text:list-item>
                                <text:list-item>
                                  <text:p text:style-name="P90">行進速度，第一個長尾夾個體 更快於 第二個長尾夾個體。</text:p>
                                  <text:list>
                                    <text:list-item>
                                      <text:p text:style-name="P91">第一個長尾夾個體的 完整傳遞，是10公分。</text:p>
                                    </text:list-item>
                                    <text:list-item>
                                      <text:p text:style-name="P90">第二個長尾夾個體的 完整傳遞，是20公分。</text:p>
                                    </text:list-item>
                                  </text:list>
                                </text:list-item>
                                <text:list-item>
                                  <text:p text:style-name="P90">行進加速度，第一個長尾夾個體 更快於 第二個長尾夾個體。</text:p>
                                  <text:list>
                                    <text:list-item>
                                      <text:p text:style-name="P92">第一個長尾夾個體的 壓縮比 更小，釋放壓力 更小。</text:p>
                                      <text:list>
                                        <text:list-item>
                                          <text:p text:style-name="P12">彈簧排斥性 更低，彈簧解壓縮 更快，彈簧恢復 更快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2">彈簧 是 一維變換式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3">明顯例子，空間。</text:p>
                  <text:list>
                    <text:list-item>
                      <text:p text:style-name="P93">萬有引力 是 疏密波 的 現象。</text:p>
                    </text:list-item>
                    <text:list-item>
                      <text:p text:style-name="P93">空間，某一特定疏密波 牽動 其他疏密波。</text:p>
                      <text:list>
                        <text:list-item>
                          <text:p text:style-name="P93">牽動 是 影響、感測、交互作用。</text:p>
                        </text:list-item>
                        <text:list-item>
                          <text:p text:style-name="P93">其他疏密波 牽動 該疏密波。</text:p>
                        </text:list-item>
                      </text:list>
                    </text:list-item>
                    <text:list-item>
                      <text:p text:style-name="P93">原因很明顯，空間 結構。</text:p>
                      <text:list>
                        <text:list-item>
                          <text:p text:style-name="P93">空間（本身）每一個部位 都有 相依性。</text:p>
                          <text:list>
                            <text:list-item>
                              <text:p text:style-name="P93">空間 蘊含的 每一個疏密波 也都有 相依性。</text:p>
                            </text:list-item>
                            <text:list-item>
                              <text:p text:style-name="P93">明顯例子，耦合振盪。<text:span text:style-name="T180">（彈簧型 相依性、拓樸結構、幾何形狀）</text:span></text:p>
                            </text:list-item>
                            <text:list-item>
                              <text:p text:style-name="P94">抽象例子，電阻、電容、電感、二極體、電晶體、真空管、絕緣體、超導體。</text:p>
                            </text:list-item>
                            <text:list-item>
                              <text:p text:style-name="P94">抽象例子，串聯、並聯、短路、斷路。</text:p>
                              <text:list>
                                <text:list-item>
                                  <text:p text:style-name="P13">斷路 的 明顯例子，假定，第一個人類個體、第二個人類個體 處在 真空。</text:p>
                                  <text:list>
                                    <text:list-item>
                                      <text:p text:style-name="P24"><text:span text:style-name="T121">真空 是</text:span><text:span text:style-name="T47"> &lt;?</text:span><text:span text:style-name="T84">2&gt;真空、</text:span><text:span text:style-name="T121">（人類 認定的）真空。</text:span></text:p>
                                    </text:list-item>
                                    <text:list-item>
                                      <text:p text:style-name="P25"><text:span text:style-name="T47">第一個人類個體、第二個人類個體 之間，沒有 &lt;?</text:span><text:span text:style-name="T77">2&gt;個體 相連</text:span><text:span text:style-name="T129">。</text:span></text:p>
                                      <text:list>
                                        <text:list-item>
                                          <text:p text:style-name="P23">相連 是 直接相連、間接相連。</text:p>
                                        </text:list-item>
                                        <text:list-item>
                                          <text:p text:style-name="P26"><text:span text:style-name="T47">&lt;?</text:span><text:span text:style-name="T77">2&gt;個體 的 明顯例子，（煉金術 認定的）地、水、風</text:span><text:span text:style-name="T129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3"><text:span text:style-name="T121">第一個人類個體、第二個人類個體 是 斷路、斷路狀態、斷路型相依性</text:span>。</text:p>
                                    </text:list-item>
                                    <text:list-item>
                                      <text:p text:style-name="P29"><text:span text:style-name="T79">第一個人類個體、第二個人類個體 是 &lt;?</text:span><text:span text:style-name="T80">2</text:span><text:span text:style-name="T78">&gt;</text:span><text:span text:style-name="T79">斷路、&lt;?</text:span><text:span text:style-name="T80">2</text:span><text:span text:style-name="T78">&gt;</text:span><text:span text:style-name="T79">斷路狀態</text:span><text:span text:style-name="T131">。</text:span></text:p>
                                      <text:list>
                                        <text:list-item>
                                          <text:p text:style-name="P30"><text:span text:style-name="T79">&lt;</text:span><text:span text:style-name="T252">?</text:span><text:span text:style-name="T253">2</text:span><text:span text:style-name="T78">&gt; 的 </text:span><text:span text:style-name="T79">原因很明顯，人類個體 是 &lt;?2&gt;個體</text:span><text:span text:style-name="T131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7"><text:span text:style-name="T47">假定，某一特定&lt;?</text:span><text:span text:style-name="T82">a</text:span><text:span text:style-name="T247">n</text:span><text:span text:style-name="T251">≥</text:span><text:span text:style-name="T248">2</text:span><text:span text:style-name="T82">&gt;個體 同時蘊含 </text:span><text:span text:style-name="T47">第一個</text:span><text:span text:style-name="T78">人類個體</text:span><text:span text:style-name="T47">、第二個人類個體</text:span><text:span text:style-name="T121">。</text:span></text:p>
                                      <text:list>
                                        <text:list-item>
                                          <text:p text:style-name="P14">同時蘊含 是 某一特定個體 蘊含 某兩個（以上）特定個體。</text:p>
                                        </text:list-item>
                                        <text:list-item>
                                          <text:p text:style-name="P15">同時蘊含 是 某兩個（以上）特定個體 被蘊含 在 某一特定個體。</text:p>
                                        </text:list-item>
                                        <text:list-item>
                                          <text:p text:style-name="P27"><text:span text:style-name="T47">第一個人類個體、第二個人類個體 被蘊含 在 該&lt;?</text:span><text:span text:style-name="T82">a</text:span><text:span text:style-name="T247">n</text:span><text:span text:style-name="T251">≥</text:span><text:span text:style-name="T248">2</text:span><text:span text:style-name="T82">&gt;個體</text:span><text:span text:style-name="T132">。</text:span></text:p>
                                        </text:list-item>
                                        <text:list-item>
                                          <text:p text:style-name="P31"><text:span text:style-name="T1">n </text:span><text:span text:style-name="T113">≥</text:span><text:span text:style-name="T114"> a</text:span><text:span text:style-name="T249">n</text:span><text:span text:style-name="T251">≥</text:span><text:span text:style-name="T250">2</text:span><text:span text:style-name="T114"> </text:span><text:span text:style-name="T113">≥</text:span><text:span text:style-name="T114"> </text:span><text:span text:style-name="T115">2</text:span><text:span text:style-name="T130">。</text:span></text:p>
                                        </text:list-item>
                                        <text:list-item>
                                          <text:p text:style-name="P32"><text:span text:style-name="T79">明顯例子，&lt;_?</text:span><text:span text:style-name="T81">3_&gt;個體 </text:span><text:span text:style-name="T78">同時蘊含 </text:span><text:span text:style-name="T79">第一個人類個體、第二個人類個體</text:span><text:span text:style-name="T131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7"><text:span text:style-name="T47">假定，第一個人類個體 造成，該&lt;?</text:span><text:span text:style-name="T82">a</text:span><text:span text:style-name="T247">n</text:span><text:span text:style-name="T251">≥</text:span><text:span text:style-name="T248">2</text:span><text:span text:style-name="T82">&gt;個體的 變化，無限趨近於零</text:span><text:span text:style-name="T236">。</text:span></text:p>
                                      <text:list>
                                        <text:list-item>
                                          <text:p text:style-name="P28"><text:span text:style-name="T47">第一個人類個體 造成 是 第一個人類個體的 存在、變化，造成</text:span><text:span text:style-name="T132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7"><text:span text:style-name="T47">假定，第二個人類個體 造成，該&lt;?</text:span><text:span text:style-name="T82">a</text:span><text:span text:style-name="T247">n</text:span><text:span text:style-name="T251">≥</text:span><text:span text:style-name="T248">2</text:span><text:span text:style-name="T82">&gt;個體的 變化，無限趨近於零</text:span><text:span text:style-name="T132">。</text:span></text:p>
                                    </text:list-item>
                                    <text:list-item>
                                      <text:p text:style-name="P31"><text:span text:style-name="T79">第一個人類個體、第二個人類個體 是 &lt;?</text:span><text:span text:style-name="T78">a</text:span><text:span text:style-name="T247">n</text:span><text:span text:style-name="T251">≥</text:span><text:span text:style-name="T248">2</text:span><text:span text:style-name="T78">&gt;</text:span><text:span text:style-name="T79">斷路、&lt;?</text:span><text:span text:style-name="T78">a</text:span><text:span text:style-name="T247">n</text:span><text:span text:style-name="T251">≥</text:span><text:span text:style-name="T248">2</text:span><text:span text:style-name="T78">&gt;</text:span><text:span text:style-name="T79">斷路狀態</text:span><text:span text:style-name="T131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95">斷路 的 明顯例子，<text:span text:style-name="T156">假定，</text:span>第一個&lt;?3&gt;個體、第二個&lt;?3&gt;個體 <text:span text:style-name="T156">處在</text:span><text:span text:style-name="T47"> 真空</text:span><text:span text:style-name="T156">。</text:span></text:p>
                                  <text:list>
                                    <text:list-item>
                                      <text:p text:style-name="P95"><text:span text:style-name="T156">真空 是 </text:span><text:span text:style-name="T47">&lt;?</text:span><text:span text:style-name="T83">3&gt;真空</text:span><text:span text:style-name="T157">。</text:span></text:p>
                                    </text:list-item>
                                    <text:list-item>
                                      <text:p text:style-name="P95">第一個&lt;?3&gt;個體、第二個&lt;?3&gt;個體 之間，沒有 &lt;?3&gt;個體 相連。</text:p>
                                    </text:list-item>
                                    <text:list-item>
                                      <text:p text:style-name="P96">第一個&lt;?3&gt;個體、第二個&lt;?3&gt;個體 有機率有 &lt;?<text:span text:style-name="T244">a</text:span><text:span text:style-name="T246">n</text:span><text:span text:style-name="T251">≥</text:span><text:span text:style-name="T246">4</text:span>&gt;個體 相連。</text:p>
                                      <text:list>
                                        <text:list-item>
                                          <text:p text:style-name="P96"><text:span text:style-name="T236">n </text:span><text:span text:style-name="T235">≥</text:span><text:span text:style-name="T238"> </text:span><text:span text:style-name="T239">a</text:span><text:span text:style-name="T245">n</text:span><text:span text:style-name="T251">≥</text:span><text:span text:style-name="T245">4</text:span><text:span text:style-name="T238"> </text:span><text:span text:style-name="T235">≥</text:span><text:span text:style-name="T238"> </text:span><text:span text:style-name="T240">4</text:span><text:span text:style-name="T238">。</text:span></text:p>
                                        </text:list-item>
                                        <text:list-item>
                                          <text:p text:style-name="P97"><text:span text:style-name="T238">明顯例子，某一特定&lt;?4&gt;個體 同時蘊含，</text:span><text:span text:style-name="T237">第一個、第二個 &lt;?3&gt;個體。</text:span></text:p>
                                        </text:list-item>
                                        <text:list-item>
                                          <text:p text:style-name="P98"><text:span text:style-name="T238">明顯例子，某一特定&lt;?</text:span><text:span text:style-name="T241">5</text:span><text:span text:style-name="T238">&gt;個體 同時蘊含，</text:span><text:span text:style-name="T237">第一個、第二個 &lt;?3&gt;個體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4">疏密波 之間的 關聯性、相依性，極端相依於 空間的 結構、狀態、型態、材料特性。</text:p>
                      <text:list>
                        <text:list-item>
                          <text:p text:style-name="P99">該關聯性、該相依性 的 現象、顯性特徵，是 萬有引力。</text:p>
                        </text:list-item>
                        <text:list-item>
                          <text:p text:style-name="P99">明顯例子，人類個體 位在 空間的 某一特定部位。</text:p>
                          <text:list>
                            <text:list-item>
                              <text:p text:style-name="P99">該部位 是 疏密波 的 密集區。<text:span text:style-name="T180">（彈簧的明顯例子 太過繁複，本書 省能）</text:span></text:p>
                            </text:list-item>
                            <text:list-item>
                              <text:p text:style-name="P99">該人類個體 有機率感受到 萬有引力。<text:span text:style-name="T180">（有興趣的專家讀者 自行推廣）</text:span></text:p>
                              <text:list>
                                <text:list-item>
                                  <text:p text:style-name="P100">該萬有引力 是 空間 的 彈性力、抵抗力、反作用力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"><text:bookmark-start text:name="宇宙背景輻射"/>宇宙背景輻射<text:bookmark-end text:name="宇宙背景輻射"/></text:p>
          <text:list>
            <text:list-item>
              <text:p text:style-name="P16">宇宙背景輻射 是 <text:span text:style-name="T158">&lt;_?</text:span><text:span text:style-name="T159">3_&gt;</text:span><text:span text:style-name="T161">個體（本身）</text:span><text:span text:style-name="T85">的 體內 </text:span><text:span text:style-name="T160">輻射。</text:span></text:p>
              <text:list>
                <text:list-item>
                  <text:p text:style-name="P18">宇宙背景輻射 不是 均勻、均質、穩定、穩態 分布。</text:p>
                  <text:list>
                    <text:list-item>
                      <text:p text:style-name="P18">原因很明顯，宇宙背景輻射 不是 剛體。</text:p>
                    </text:list-item>
                  </text:list>
                </text:list-item>
              </text:list>
            </text:list-item>
            <text:list-item>
              <text:p text:style-name="P16"><text:span text:style-name="T160">宇宙背景溫度 是 </text:span><text:span text:style-name="T158">&lt;_?</text:span><text:span text:style-name="T159">3_&gt;</text:span><text:span text:style-name="T161">個體（本身）</text:span><text:span text:style-name="T85">的 體內 </text:span><text:span text:style-name="T160">溫度。</text:span></text:p>
              <text:list>
                <text:list-item>
                  <text:p text:style-name="P18">宇宙背景溫度 不是 均勻、均質、穩定、穩態 分布。</text:p>
                  <text:list>
                    <text:list-item>
                      <text:p text:style-name="P18">原因很明顯，宇宙背景溫度 不是 剛體。</text:p>
                    </text:list-item>
                  </text:list>
                </text:list-item>
                <text:list-item>
                  <text:p text:style-name="P18">溫度 是 人類個體 為了 直觀 描述 粒子的動能，所創造 的 命名、換一種說法、等效定義。</text:p>
                  <text:list>
                    <text:list-item>
                      <text:p text:style-name="P16"><text:span text:style-name="T160">宇宙背景溫度 是 </text:span><text:span text:style-name="T158">&lt;_?</text:span><text:span text:style-name="T159">3_&gt;</text:span><text:span text:style-name="T161">個體的</text:span><text:span text:style-name="T158">&lt;_?</text:span><text:span text:style-name="T159">3_&gt;</text:span><text:span text:style-name="T158">粒子 的 動能、震盪、活性、狀態、動態 快照。</text:span></text:p>
                      <text:list>
                        <text:list-item>
                          <text:p text:style-name="P129">快照 是 假想體、靜態、動態的斷面、某一特定瞬間的一切、某一特定當下的一切。</text:p>
                          <text:list>
                            <text:list-item>
                              <text:p text:style-name="P129">假想體 是 實際上，不存在 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"><text:bookmark-start text:name="電子能階"/>電子能階<text:bookmark-end text:name="電子能階"/></text:p>
          <text:list>
            <text:list-item>
              <text:p text:style-name="P17">狹義，電子能階、電子軌域 是 離散。</text:p>
              <text:list>
                <text:list-item>
                  <text:p text:style-name="P34"><text:span text:style-name="T121">原因很明顯，</text:span><text:span text:style-name="T47">&lt;_?</text:span><text:span text:style-name="T48">3_&gt;個</text:span><text:span text:style-name="T122">體 是 離散。</text:span></text:p>
                </text:list-item>
                <text:list-item>
                  <text:p text:style-name="P34"><text:span text:style-name="T121">原因很明顯，</text:span><text:span text:style-name="T47">&lt;_?</text:span><text:span text:style-name="T48">3_&gt;個</text:span><text:span text:style-name="T122">體的終極本</text:span><text:span text:style-name="T48">質 是 0、1。</text:span></text:p>
                </text:list-item>
              </text:list>
            </text:list-item>
            <text:list-item>
              <text:p text:style-name="P17">廣義，電子能階、電子軌域 不是 離散。</text:p>
            </text:list-item>
            <text:list-item>
              <text:p text:style-name="P17">廣義，電子能階、電子軌域 是 連續。</text:p>
            </text:list-item>
            <text:list-item>
              <text:p text:style-name="P17">暫態</text:p>
              <text:list>
                <text:list-item>
                  <text:p text:style-name="P17">電子 是 隨機分布在 原子核 附近。</text:p>
                </text:list-item>
                <text:list-item>
                  <text:p text:style-name="P17">電子 逐漸、自然而然、理所當然 從 暫態 變成 穩態。</text:p>
                </text:list-item>
                <text:list-item>
                  <text:p text:style-name="P17">環境擾動 之後，電子 有機率 從 穩態 變成 暫態。</text:p>
                </text:list-item>
              </text:list>
            </text:list-item>
            <text:list-item>
              <text:p text:style-name="P17">穩態</text:p>
              <text:list>
                <text:list-item>
                  <text:p text:style-name="P17">電子 繞著 原子核 自轉、公轉。</text:p>
                  <text:list>
                    <text:list-item>
                      <text:p text:style-name="P17">原因很明顯，異性相吸、公轉離心力。</text:p>
                      <text:list>
                        <text:list-item>
                          <text:p text:style-name="P17">電子 帶負電。</text:p>
                        </text:list-item>
                        <text:list-item>
                          <text:p text:style-name="P17">原子核 帶正電。</text:p>
                        </text:list-item>
                      </text:list>
                    </text:list-item>
                  </text:list>
                </text:list-item>
                <text:list-item>
                  <text:p text:style-name="P17">電子 有 電子能階、電子軌域。</text:p>
                  <text:list>
                    <text:list-item>
                      <text:p text:style-name="P17">電子、電子 之間 的 公轉軌道 有間隔。</text:p>
                    </text:list-item>
                    <text:list-item>
                      <text:p text:style-name="P17">原因很明顯，同性相斥。<text:span text:style-name="T172"> </text:span></text:p>
                    </text:list-item>
                  </text:list>
                </text:list-item>
              </text:list>
            </text:list-item>
            <text:list-item>
              <text:p text:style-name="P17"><text:span text:style-name="T1">&lt;?</text:span><text:span text:style-name="T86">2&gt;</text:span><text:span text:style-name="T179">個體 可以預測 電子的運動路徑。</text:span></text:p>
              <text:list>
                <text:list-item>
                  <text:p text:style-name="P17">電子的運動軌跡 可以 精確描述。</text:p>
                </text:list-item>
                <text:list-item>
                  <text:p text:style-name="P53"><text:span text:style-name="T133">已知 光痕。</text:span><text:span text:style-name="T181">（</text:span><text:span text:style-name="T185">&lt;_?</text:span><text:span text:style-name="T186">n_&gt; ~ &lt;_?u_&gt; 個體的 </text:span><text:span text:style-name="T182">光痕</text:span><text:span text:style-name="T181">）</text:span></text:p>
                </text:list-item>
                <text:list-item>
                  <text:p text:style-name="P53"><text:span text:style-name="T133">藉由 </text:span><text:span text:style-name="T12">&lt;?</text:span><text:span text:style-name="T13">3&gt; ~ &lt;?1&gt; 法</text:span><text:span text:style-name="T135">則。</text:span><text:span text:style-name="T181">（</text:span><text:span text:style-name="T185">&lt;_?</text:span><text:span text:style-name="T186">n_&gt; ~ &lt;_?u_&gt; 肉質層法</text:span><text:span text:style-name="T181">則、意識</text:span><text:span text:style-name="T186">層法</text:span><text:span text:style-name="T181">則）</text:span></text:p>
                </text:list-item>
                <text:list-item>
                  <text:p text:style-name="P48"><text:span text:style-name="T199">預測 是 </text:span><text:span text:style-name="T13">&lt;?1&gt;個體認定的 預言。</text:span></text:p>
                </text:list-item>
              </text:list>
            </text:list-item>
            <text:list-item>
              <text:p text:style-name="P103"><text:span text:style-name="T148">電子 有趨向 低</text:span><text:span text:style-name="T145">電子能階的電子</text:span><text:span text:style-name="T148">軌域 的 特性。</text:span></text:p>
              <text:list>
                <text:list-item>
                  <text:p text:style-name="P110">明顯例子，氣球。</text:p>
                  <text:list>
                    <text:list-item>
                      <text:p text:style-name="P110">假定，氣球裡面的氣體 密度 不變。</text:p>
                    </text:list-item>
                    <text:list-item>
                      <text:p text:style-name="P110">假定，地球的 大氣、氣體 密度分布 不變。</text:p>
                    </text:list-item>
                    <text:list-item>
                      <text:p text:style-name="P53"><text:span text:style-name="T13">氣球 </text:span><text:span text:style-name="T14">含氣量越多</text:span><text:span text:style-name="T13">，浮力 越大</text:span><text:span text:style-name="T14">，</text:span><text:span text:style-name="T13">距離地表 越遠。</text:span></text:p>
                    </text:list-item>
                    <text:list-item>
                      <text:p text:style-name="P103"><text:span text:style-name="T164">氣球 </text:span><text:span text:style-name="T165">含氣量越少</text:span><text:span text:style-name="T164">，浮力 越小</text:span><text:span text:style-name="T165">，</text:span><text:span text:style-name="T164">距離地表 越近。</text:span></text:p>
                      <text:list>
                        <text:list-item>
                          <text:p text:style-name="P103"><text:span text:style-name="T164">明顯例子，假定 </text:span><text:span text:style-name="T166">每1顆氣球的 含氣量 一樣。</text:span></text:p>
                          <text:list>
                            <text:list-item>
                              <text:p text:style-name="P111">10000顆氣球的浮力總和 &gt; 1顆氣球的浮力。</text:p>
                            </text:list-item>
                          </text:list>
                        </text:list-item>
                        <text:list-item>
                          <text:p text:style-name="P103"><text:span text:style-name="T164">明顯例子，含氣量</text:span><text:span text:style-name="T167">10000公升的</text:span><text:span text:style-name="T166">氣球的浮力 &gt; 含氣量1公升的氣球的浮力。</text:span></text:p>
                        </text:list-item>
                      </text:list>
                    </text:list-item>
                    <text:list-item>
                      <text:p text:style-name="P103"><text:span text:style-name="T164">氣球 </text:span><text:span text:style-name="T149">是 </text:span><text:span text:style-name="T148">電子。</text:span></text:p>
                    </text:list-item>
                    <text:list-item>
                      <text:p text:style-name="P53"><text:span text:style-name="T135">氣球</text:span><text:span text:style-name="T13">的</text:span><text:span text:style-name="T14">含氣量</text:span><text:span text:style-name="T135"> 是 </text:span><text:span text:style-name="T136">電子</text:span><text:span text:style-name="T13">的</text:span><text:span text:style-name="T133">光</text:span><text:span text:style-name="T136">。</text:span></text:p>
                      <text:list>
                        <text:list-item>
                          <text:p text:style-name="P53"><text:span text:style-name="T13">氣球的</text:span><text:span text:style-name="T14">含氣量 越多</text:span><text:span text:style-name="T13">，</text:span><text:span text:style-name="T136">電子</text:span><text:span text:style-name="T13">的</text:span><text:span text:style-name="T133">光 </text:span><text:span text:style-name="T137">越</text:span><text:span text:style-name="T14">多</text:span><text:span text:style-name="T137">。</text:span></text:p>
                        </text:list-item>
                        <text:list-item>
                          <text:p text:style-name="P53"><text:span text:style-name="T13">氣球的</text:span><text:span text:style-name="T14">含氣量 越</text:span><text:span text:style-name="T137">少</text:span><text:span text:style-name="T13">，</text:span><text:span text:style-name="T136">電子</text:span><text:span text:style-name="T13">的</text:span><text:span text:style-name="T133">光 </text:span><text:span text:style-name="T137">越少。</text:span></text:p>
                        </text:list-item>
                        <text:list-item>
                          <text:p text:style-name="P19">含氣量的增減 是 光的增減。</text:p>
                        </text:list-item>
                      </text:list>
                    </text:list-item>
                    <text:list-item>
                      <text:p text:style-name="P53"><text:span text:style-name="T13">氣球的</text:span><text:span text:style-name="T14">含氣量 等距 變化，</text:span><text:span text:style-name="T13">氣球的</text:span><text:span text:style-name="T15">軌域 隨著高度增加逐漸 縮短間距 變化。</text:span></text:p>
                    </text:list-item>
                    <text:list-item>
                      <text:p text:style-name="P112">氣球 有機率脫離 地球的拉力。</text:p>
                      <text:list>
                        <text:list-item>
                          <text:p text:style-name="P112">氣球 有機率變成 自由氣球。</text:p>
                        </text:list-item>
                        <text:list-item>
                          <text:p text:style-name="P112">明顯例子，地球的拉力 極端遠遠小於 氣球的浮力。</text:p>
                          <text:list>
                            <text:list-item>
                              <text:p text:style-name="P112">氣球 借由 浮力，遠離 地球的地表，往上浮。</text:p>
                            </text:list-item>
                            <text:list-item>
                              <text:p text:style-name="P112">氣球 藉由 慣性，衝破 地球的大氣層，脫離 地球的拉力，進入 外太空。</text:p>
                              <text:list>
                                <text:list-item>
                                  <text:p text:style-name="P112">明顯例子，人類的 太空梭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2">明顯例子，</text:p>
                  <text:list>
                    <text:list-item>
                      <text:p text:style-name="P110">假定，氣球裡面的氣體 密度 會隨著溫度 改變。</text:p>
                      <text:list>
                        <text:list-item>
                          <text:p text:style-name="P110">溫度 是 粒子的 動能、震盪、活性。</text:p>
                        </text:list-item>
                      </text:list>
                    </text:list-item>
                    <text:list-item>
                      <text:p text:style-name="P110">假定，地球的 大氣、氣體 密度分布、溫度分布 不變。</text:p>
                    </text:list-item>
                    <text:list-item>
                      <text:p text:style-name="P110">假定，地球的氣體、氣球裡面的氣體 成分相同。</text:p>
                    </text:list-item>
                    <text:list-item>
                      <text:p text:style-name="P110">假定，氣球裡面的氣體 溫度 越高，密度 越小。</text:p>
                    </text:list-item>
                    <text:list-item>
                      <text:p text:style-name="P110">假定，氣球裡面的氣體 溫度 越低，密度 越大。</text:p>
                    </text:list-item>
                    <text:list-item>
                      <text:p text:style-name="P110">氣球 溫度越高，密度 越小，浮力 越大<text:span text:style-name="T205">，</text:span>距離地表 越遠。</text:p>
                    </text:list-item>
                    <text:list-item>
                      <text:p text:style-name="P104"><text:span text:style-name="T160">氣球 溫度越低，密度 越大，浮力 越小</text:span><text:span text:style-name="T165">，</text:span><text:span text:style-name="T160">距離地表 越近。</text:span></text:p>
                    </text:list-item>
                    <text:list-item>
                      <text:p text:style-name="P103"><text:span text:style-name="T164">氣球 </text:span><text:span text:style-name="T149">是 </text:span><text:span text:style-name="T148">電子。</text:span></text:p>
                    </text:list-item>
                    <text:list-item>
                      <text:p text:style-name="P53"><text:span text:style-name="T135">氣球</text:span><text:span text:style-name="T13">的</text:span><text:span text:style-name="T14">溫度</text:span><text:span text:style-name="T135"> 是 </text:span><text:span text:style-name="T136">電子</text:span><text:span text:style-name="T13">的</text:span><text:span text:style-name="T133">光</text:span><text:span text:style-name="T136">。</text:span></text:p>
                      <text:list>
                        <text:list-item>
                          <text:p text:style-name="P53"><text:span text:style-name="T13">氣球的</text:span><text:span text:style-name="T14">溫度 越高</text:span><text:span text:style-name="T13">，</text:span><text:span text:style-name="T136">電子</text:span><text:span text:style-name="T13">的</text:span><text:span text:style-name="T133">光 </text:span><text:span text:style-name="T137">越</text:span><text:span text:style-name="T14">多</text:span><text:span text:style-name="T137">。</text:span></text:p>
                        </text:list-item>
                        <text:list-item>
                          <text:p text:style-name="P53"><text:span text:style-name="T13">氣球的</text:span><text:span text:style-name="T14">溫度 越</text:span><text:span text:style-name="T137">低</text:span><text:span text:style-name="T13">，</text:span><text:span text:style-name="T136">電子</text:span><text:span text:style-name="T13">的</text:span><text:span text:style-name="T133">光 </text:span><text:span text:style-name="T137">越少。</text:span></text:p>
                        </text:list-item>
                        <text:list-item>
                          <text:p text:style-name="P19"><text:span text:style-name="T87">溫度</text:span>的增減 是 光的增減。</text:p>
                        </text:list-item>
                      </text:list>
                    </text:list-item>
                    <text:list-item>
                      <text:p text:style-name="P48"><text:span text:style-name="T199">氣球的</text:span><text:span text:style-name="T200">溫度 等距 變化，</text:span><text:span text:style-name="T199">氣球的</text:span><text:span text:style-name="T201">軌域 隨著高度增加逐漸 縮短間距 變化。</text:span></text:p>
                    </text:list-item>
                    <text:list-item>
                      <text:p text:style-name="P20">氣球 有機率脫離 地球的拉力。</text:p>
                      <text:list>
                        <text:list-item>
                          <text:p text:style-name="P112">氣球 有機率變成 自由氣球。</text:p>
                        </text:list-item>
                        <text:list-item>
                          <text:p text:style-name="P112">明顯例子，地球的拉力 極端遠遠小於 氣球的浮力。</text:p>
                          <text:list>
                            <text:list-item>
                              <text:p text:style-name="P112">氣球 借由 浮力，遠離 地球的地表，往上浮。</text:p>
                            </text:list-item>
                            <text:list-item>
                              <text:p text:style-name="P112">氣球 藉由 慣性，衝破 地球的大氣層，脫離 地球的拉力，進入 外太空。</text:p>
                              <text:list>
                                <text:list-item>
                                  <text:p text:style-name="P112">明顯例子，人類的 太空梭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<text:span text:style-name="T121">假定</text:span><text:span text:style-name="T47">，</text:span><text:span text:style-name="T121">地球的 大氣、氣體 有明確的 溫度 分層。</text:span></text:p>
                      <text:list>
                        <text:list-item>
                          <text:p text:style-name="P21">明顯例子，平流層。</text:p>
                        </text:list-item>
                        <text:list-item>
                          <text:p text:style-name="P110">假定，地球的氣體、氣球裡面的氣體 成分相同。</text:p>
                        </text:list-item>
                        <text:list-item>
                          <text:p text:style-name="P35"><text:span text:style-name="T121">假定，距離地球表面 </text:span><text:span text:style-name="T49">0~10000公分，氣溫是0度。</text:span></text:p>
                          <text:list>
                            <text:list-item>
                              <text:p text:style-name="P53"><text:span text:style-name="T16">距離地球表面 10000~20000公分，氣溫是</text:span><text:span text:style-name="T17">1</text:span><text:span text:style-name="T16">度。</text:span></text:p>
                            </text:list-item>
                            <text:list-item>
                              <text:p text:style-name="P53"><text:span text:style-name="T16">距離地球表面 </text:span><text:span text:style-name="T17">2</text:span><text:span text:style-name="T16">0000~</text:span><text:span text:style-name="T17">3</text:span><text:span text:style-name="T16">0000公分，氣溫是</text:span><text:span text:style-name="T17">2</text:span><text:span text:style-name="T16">度。</text:span></text:p>
                            </text:list-item>
                            <text:list-item>
                              <text:p text:style-name="P113">（以此類推）</text:p>
                            </text:list-item>
                          </text:list>
                        </text:list-item>
                        <text:list-item>
                          <text:p text:style-name="P35"><text:span text:style-name="T121">氣球</text:span><text:span text:style-name="T47">的</text:span><text:span text:style-name="T50">軌域 更明顯。</text:span></text:p>
                          <text:list>
                            <text:list-item>
                              <text:p text:style-name="P53"><text:span text:style-name="T15">明顯例子，氣球溫度是</text:span><text:span text:style-name="T18">0</text:span><text:span text:style-name="T19">度。</text:span></text:p>
                              <text:list>
                                <text:list-item>
                                  <text:p text:style-name="P35"><text:span text:style-name="T51">氣球的軌域 是 0~</text:span><text:span text:style-name="T52">1</text:span><text:span text:style-name="T51">0000公分。</text:span></text:p>
                                </text:list-item>
                                <text:list-item>
                                  <text:p text:style-name="P114">氣球 吸收 外太空的太陽光 熱能、電磁波，氣球溫度從0度上升到1度。</text:p>
                                  <text:list>
                                    <text:list-item>
                                      <text:p text:style-name="P114">氣球的高度 上升。</text:p>
                                    </text:list-item>
                                    <text:list-item>
                                      <text:p text:style-name="P35"><text:span text:style-name="T51">氣球的軌域 是</text:span><text:span text:style-name="T53">1</text:span><text:span text:style-name="T54">0000</text:span><text:span text:style-name="T51">~</text:span><text:span text:style-name="T53">2</text:span><text:span text:style-name="T54">0000</text:span><text:span text:style-name="T51">公分。</text:span></text:p>
                                    </text:list-item>
                                    <text:list-item>
                                      <text:p text:style-name="P35"><text:span text:style-name="T51">在外太空的&lt;?</text:span><text:span text:style-name="T55">2&gt;</text:span><text:span text:style-name="T51">個體 會 觀測到 氣球的軌域 上升。</text:span></text:p>
                                    </text:list-item>
                                    <text:list-item>
                                      <text:p text:style-name="P35"><text:span text:style-name="T51">在外太空的&lt;?</text:span><text:span text:style-name="T55">2&gt;</text:span><text:span text:style-name="T51">個體 會 觀測到 氣球 吸收 熱能、電磁波。</text:span></text:p>
                                    </text:list-item>
                                    <text:list-item>
                                      <text:p text:style-name="P35"><text:span text:style-name="T51">在外太空的&lt;?</text:span><text:span text:style-name="T55">2&gt;</text:span><text:span text:style-name="T51">個體 會 觀測到 特定頻率 的 熱能、電磁波。</text:span></text:p>
                                      <text:list>
                                        <text:list-item>
                                          <text:p text:style-name="P36"><text:span text:style-name="T51">該&lt;?</text:span><text:span text:style-name="T55">2&gt;</text:span><text:span text:style-name="T51">個體 有機率認定 氣球高度、電磁波的頻率 有 強烈相依性。</text:span></text:p>
                                        </text:list-item>
                                        <text:list-item>
                                          <text:p text:style-name="P114">實際上 是 氣球溫度、電磁波的頻率 有 強烈相依性。</text:p>
                                          <text:list>
                                            <text:list-item>
                                              <text:p text:style-name="P114">氣球高度 相依於 氣球密度。</text:p>
                                            </text:list-item>
                                            <text:list-item>
                                              <text:p text:style-name="P114">氣球密度 相依於 氣球溫度。</text:p>
                                            </text:list-item>
                                            <text:list-item>
                                              <text:p text:style-name="P36"><text:span text:style-name="T56">溫度 是 粒子的 動能、震盪、活性</text:span><text:span text:style-name="T51">。</text:span></text:p>
                                            </text:list-item>
                                            <text:list-item>
                                              <text:p text:style-name="P110">溫度 是 光蘊含的宗量的 動能、震盪、活性。</text:p>
                                            </text:list-item>
                                            <text:list-item>
                                              <text:p text:style-name="P110">光蘊含的宗量 是 頻率。</text:p>
                                            </text:list-item>
                                            <text:list-item>
                                              <text:p text:style-name="P110">光 是 電子蘊含的 光。</text:p>
                                            </text:list-item>
                                            <text:list-item>
                                              <text:p text:style-name="P110">電子 是 氣球。</text:p>
                                            </text:list-item>
                                            <text:list-item>
                                              <text:p text:style-name="P110">電子軌域 是 氣球軌域、氣球的軌域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5"><text:span text:style-name="T51">氣球 吸收 外太空的太陽光 熱能、電磁波，氣球溫度從</text:span><text:span text:style-name="T57">1</text:span><text:span text:style-name="T51">度上升到1</text:span><text:span text:style-name="T58">0</text:span><text:span text:style-name="T51">度。</text:span></text:p>
                                  <text:list>
                                    <text:list-item>
                                      <text:p text:style-name="P114">氣球的高度 上升。</text:p>
                                    </text:list-item>
                                    <text:list-item>
                                      <text:p text:style-name="P35"><text:span text:style-name="T51">氣球的軌域 是</text:span><text:span text:style-name="T53">1</text:span><text:span text:style-name="T54">0</text:span><text:span text:style-name="T58">0</text:span><text:span text:style-name="T54">000</text:span><text:span text:style-name="T51">~</text:span><text:span text:style-name="T53">2</text:span><text:span text:style-name="T54">00</text:span><text:span text:style-name="T58">0</text:span><text:span text:style-name="T54">00</text:span><text:span text:style-name="T51">公分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5"><text:span text:style-name="T51">氣球 釋放 熱能、電磁波 到 外太空，氣球溫度從</text:span><text:span text:style-name="T57">1</text:span><text:span text:style-name="T51">0度下降到</text:span><text:span text:style-name="T57">2</text:span><text:span text:style-name="T51">度。</text:span></text:p>
                                  <text:list>
                                    <text:list-item>
                                      <text:p text:style-name="P114">氣球的高度 下降。</text:p>
                                    </text:list-item>
                                    <text:list-item>
                                      <text:p text:style-name="P35"><text:span text:style-name="T51">氣球的軌域 是</text:span><text:span text:style-name="T57">20</text:span><text:span text:style-name="T54">000</text:span><text:span text:style-name="T51">~</text:span><text:span text:style-name="T57">3</text:span><text:span text:style-name="T54">0</text:span><text:span text:style-name="T58">0</text:span><text:span text:style-name="T54">00</text:span><text:span text:style-name="T51">公分。</text:span></text:p>
                                    </text:list-item>
                                    <text:list-item>
                                      <text:p text:style-name="P35"><text:span text:style-name="T51">在外太空的&lt;?</text:span><text:span text:style-name="T55">2&gt;</text:span><text:span text:style-name="T51">個體 會 觀測到 氣球的軌域 下降。</text:span></text:p>
                                    </text:list-item>
                                    <text:list-item>
                                      <text:p text:style-name="P35"><text:span text:style-name="T51">在外太空的&lt;?</text:span><text:span text:style-name="T55">2&gt;</text:span><text:span text:style-name="T51">個體 會 觀測到 氣球 釋放 熱能、光、電磁波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1">量子躍遷。</text:p>
                </text:list-item>
              </text:list>
            </text:list-item>
            <text:list-item>
              <text:p text:style-name="P22">電子 蘊含 光。</text:p>
              <text:list>
                <text:list-item>
                  <text:p text:style-name="P22">電子 會帶有 光 的 特性、性質、頻率。</text:p>
                  <text:list>
                    <text:list-item>
                      <text:p text:style-name="P22">電子 會帶有 電子蘊含的光 的 特性、性質、頻率。</text:p>
                    </text:list-item>
                    <text:list-item>
                      <text:p text:style-name="P22">電子 會帶有 電子蘊含的所有光 的 特性、性質、頻率。</text:p>
                    </text:list-item>
                    <text:list-item>
                      <text:p text:style-name="P22">電子 會帶有 電子蘊含的所有光 的所有 特性、性質、頻率 總和。</text:p>
                    </text:list-item>
                  </text:list>
                </text:list-item>
                <text:list-item>
                  <text:p text:style-name="P22">明顯例子，電動牙刷 會帶有 力 的 特性、性質、頻率。</text:p>
                  <text:list>
                    <text:list-item>
                      <text:p text:style-name="P22">電動牙刷 會帶有 電動牙刷蘊含的所有力 的所有 特性、性質、頻率 總和。</text:p>
                      <text:list>
                        <text:list-item>
                          <text:p text:style-name="P22">力總和、頻率總和。</text:p>
                        </text:list-item>
                        <text:list-item>
                          <text:p text:style-name="P22">某一特定方向的力 不是 某一群特定力。</text:p>
                        </text:list-item>
                        <text:list-item>
                          <text:p text:style-name="P22">某一特定方向的力 是 某一特定力。</text:p>
                        </text:list-item>
                        <text:list-item>
                          <text:p text:style-name="P22">某一特定方向的力 是 某一群特定力的 力總和。</text:p>
                        </text:list-item>
                      </text:list>
                    </text:list-item>
                    <text:list-item>
                      <text:p text:style-name="P103"><text:span text:style-name="T150">電動牙刷 是 </text:span><text:span text:style-name="T165">&lt;?2&gt;</text:span><text:span text:style-name="T158">個體。</text:span></text:p>
                    </text:list-item>
                    <text:list-item>
                      <text:p text:style-name="P103"><text:span text:style-name="T150">力</text:span><text:span text:style-name="T153"> 是 </text:span><text:span text:style-name="T206">&lt;?</text:span><text:span text:style-name="T207">1</text:span><text:span text:style-name="T206">&gt;</text:span><text:span text:style-name="T158">個體。</text:span></text:p>
                    </text:list-item>
                    <text:list-item>
                      <text:p text:style-name="P103"><text:span text:style-name="T150">力 </text:span><text:span text:style-name="T151">的 震動</text:span><text:span text:style-name="T150">頻率 會顯現在 電動牙刷。</text:span></text:p>
                      <text:list>
                        <text:list-item>
                          <text:p text:style-name="P22">電動牙刷 蘊含 力。</text:p>
                          <text:list>
                            <text:list-item>
                              <text:p text:style-name="P103"><text:span text:style-name="T150">力</text:span><text:span text:style-name="T152">的存在 造成 </text:span><text:span text:style-name="T150">電動牙刷</text:span><text:span text:style-name="T151">的加速度</text:span><text:span text:style-name="T152">存在。</text:span></text:p>
                            </text:list-item>
                          </text:list>
                        </text:list-item>
                        <text:list-item>
                          <text:p text:style-name="P103"><text:span text:style-name="T150">電動牙刷</text:span><text:span text:style-name="T151">的震動</text:span><text:span text:style-name="T150">頻率 蘊含 力</text:span><text:span text:style-name="T151">的震動</text:span><text:span text:style-name="T150">頻率。</text:span></text:p>
                          <text:list>
                            <text:list-item>
                              <text:p text:style-name="P103"><text:span text:style-name="T150">力</text:span><text:span text:style-name="T152">的震盪 造成 </text:span><text:span text:style-name="T150">電動牙刷</text:span><text:span text:style-name="T151">的</text:span><text:span text:style-name="T152">震盪。</text:span></text:p>
                            </text:list-item>
                            <text:list-item>
                              <text:p text:style-name="P103"><text:span text:style-name="T150">力</text:span><text:span text:style-name="T152">的震盪</text:span><text:span text:style-name="T150">頻率</text:span><text:span text:style-name="T152"> 造成 </text:span><text:span text:style-name="T150">電動牙刷</text:span><text:span text:style-name="T151">的</text:span><text:span text:style-name="T152">震盪</text:span><text:span text:style-name="T150">頻率</text:span><text:span text:style-name="T152">。</text:span></text:p>
                            </text:list-item>
                          </text:list>
                        </text:list-item>
                        <text:list-item>
                          <text:p text:style-name="P22">人類個體 不會驚訝 電動牙刷 蘊含 力 的 特性、性質、頻率。</text:p>
                          <text:list>
                            <text:list-item>
                              <text:p text:style-name="P22">人類個體 不會驚訝 電動牙刷 帶有 力 的 特性、性質、頻率。</text:p>
                            </text:list-item>
                            <text:list-item>
                              <text:p text:style-name="P22">人類個體 有機率瞭解 電動牙刷 蘊含 力 的 特性、性質、頻率。</text:p>
                            </text:list-item>
                            <text:list-item>
                              <text:p text:style-name="P22">人類個體 有機率知道卻沒有認知到 電動牙刷 蘊含 力 的 特性、性質、頻率。</text:p>
                            </text:list-item>
                            <text:list-item>
                              <text:p text:style-name="P22">人類個體 不會認定 電動牙刷 帶有 波粒二象性。</text:p>
                            </text:list-item>
                            <text:list-item>
                              <text:p text:style-name="P22">電動牙刷 在 光滑桌面 運動，滑行軌跡 強烈相依於 力 的 特性、性質、頻率。</text:p>
                            </text:list-item>
                            <text:list-item>
                              <text:p text:style-name="P22">人類個體 站在原地，讓 電動牙刷 在 光滑桌面 往前運動。</text:p>
                              <text:list>
                                <text:list-item>
                                  <text:p text:style-name="P103"><text:span text:style-name="T150">紀錄 第</text:span><text:span text:style-name="T165">10公</text:span><text:span text:style-name="T150">尺的落點。</text:span></text:p>
                                </text:list-item>
                                <text:list-item>
                                  <text:p text:style-name="P103"><text:span text:style-name="T165">實驗10000</text:span><text:span text:style-name="T150">次。</text:span></text:p>
                                </text:list-item>
                                <text:list-item>
                                  <text:p text:style-name="P22">人類個體 取得 電動牙刷的落點分布圖。</text:p>
                                </text:list-item>
                                <text:list-item>
                                  <text:p text:style-name="P22">該落點分布圖 強烈相依於 力 的 特性、性質、頻率。</text:p>
                                </text:list-item>
                                <text:list-item>
                                  <text:p text:style-name="P103"><text:span text:style-name="T150">人類個體 不會驚訝 該</text:span><text:span text:style-name="T165">實驗</text:span><text:span text:style-name="T168">結果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人類個體 有機率會驚訝 電子 蘊含 光 的 特性、性質、頻率。</text:p>
                          <text:list>
                            <text:list-item>
                              <text:p text:style-name="P22">人類個體 有機率會驚訝 電子 帶有 光 的 特性、性質、頻率。</text:p>
                            </text:list-item>
                            <text:list-item>
                              <text:p text:style-name="P22">人類個體 有機率不解 電子 蘊含 光 的 特性、性質、頻率。</text:p>
                            </text:list-item>
                            <text:list-item>
                              <text:p text:style-name="P22">人類個體 有機率疑惑於 電子 蘊含 光 的 特性、性質、頻率。</text:p>
                            </text:list-item>
                            <text:list-item>
                              <text:p text:style-name="P103"><text:span text:style-name="T150">人類個體 有機率認定 電子 帶有 波粒</text:span><text:span text:style-name="T144">二象性</text:span><text:span text:style-name="T150">。</text:span></text:p>
                            </text:list-item>
                            <text:list-item>
                              <text:p text:style-name="P22">電子 在 光滑空間 運動，滑行軌跡 強烈相依於 光 的 特性、性質、頻率。</text:p>
                            </text:list-item>
                            <text:list-item>
                              <text:p text:style-name="P22">人類個體 站在原地，讓 電子 在 光滑空間 往前運動。</text:p>
                              <text:list>
                                <text:list-item>
                                  <text:p text:style-name="P103"><text:span text:style-name="T150">紀錄 第</text:span><text:span text:style-name="T165">10公</text:span><text:span text:style-name="T150">尺的落點。</text:span></text:p>
                                </text:list-item>
                                <text:list-item>
                                  <text:p text:style-name="P103"><text:span text:style-name="T165">實驗10000</text:span><text:span text:style-name="T150">次。</text:span></text:p>
                                </text:list-item>
                                <text:list-item>
                                  <text:p text:style-name="P22">人類個體 取得 電子 的落點分布圖。</text:p>
                                </text:list-item>
                                <text:list-item>
                                  <text:p text:style-name="P22">該落點分布圖 強烈相依於 光 的 特性、性質、頻率。</text:p>
                                </text:list-item>
                                <text:list-item>
                                  <text:p text:style-name="P103"><text:span text:style-name="T150">人類個體 有機率會驚訝 該</text:span><text:span text:style-name="T165">實驗</text:span><text:span text:style-name="T168">結果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1"><text:bookmark-start text:name="熱力學第二定律"/>熱力學第二定律<text:bookmark-end text:name="熱力學第二定律"/></text:p>
          <text:list>
            <text:list-item>
              <text:p text:style-name="P110">熱力學第二定律 是 有序到無序。</text:p>
            </text:list-item>
            <text:list-item>
              <text:p text:style-name="P110">人類認定 宇宙 違反 熱力學第二定律。</text:p>
              <text:list>
                <text:list-item>
                  <text:p text:style-name="P110">人類認定 宇宙 有 宇宙大爆炸。</text:p>
                  <text:list>
                    <text:list-item>
                      <text:p text:style-name="P110">人類認定 宇宙大爆炸 之後，不應該 形成 有序。</text:p>
                    </text:list-item>
                  </text:list>
                </text:list-item>
                <text:list-item>
                  <text:p text:style-name="P48"><text:span text:style-name="T13">原因很明顯，&lt;_?</text:span><text:span text:style-name="T20">3_&gt;個體 不是 大爆炸 形成。</text:span></text:p>
                  <text:list>
                    <text:list-item>
                      <text:p text:style-name="P115">明顯例子，人類個體 不是 大爆炸 形成。</text:p>
                    </text:list-item>
                    <text:list-item>
                      <text:p text:style-name="P48"><text:span text:style-name="T20">明顯例子，人類個體</text:span><text:span text:style-name="T21">的呼吸系統</text:span><text:span text:style-name="T20"> 不是 大爆炸 形成。</text:span></text:p>
                    </text:list-item>
                  </text:list>
                </text:list-item>
                <text:list-item>
                  <text:p text:style-name="P48"><text:span text:style-name="T13">原因很明顯，&lt;_?</text:span><text:span text:style-name="T21">3_&gt;個體的內部機制 讓 人類認定的宇宙 有序、有序運作、有看不見的手。</text:span></text:p>
                  <text:list>
                    <text:list-item>
                      <text:p text:style-name="P48"><text:span text:style-name="T13">&lt;_?</text:span><text:span text:style-name="T21">3_&gt;個體（本身）是 人類 觀測、感測、認定 的 宇宙、一切。</text:span></text:p>
                    </text:list-item>
                    <text:list-item>
                      <text:p text:style-name="P48"><text:span text:style-name="T13">&lt;_?</text:span><text:span text:style-name="T21">3_&gt;個體的內在物質 是 人類 觀測、感測、認定 的 宇宙、一切。</text:span></text:p>
                    </text:list-item>
                    <text:list-item>
                      <text:p text:style-name="P48"><text:span text:style-name="T13">&lt;_?</text:span><text:span text:style-name="T21">3_&gt;個體的內部機制 是 人類 觀測、感測、認定 的 萬物法則、物理定律、化學反應。</text:span></text:p>
                    </text:list-item>
                    <text:list-item>
                      <text:p text:style-name="P116">明顯例子，人類個體的 呼吸系統。</text:p>
                      <text:list>
                        <text:list-item>
                          <text:p text:style-name="P116">呼吸系統 蘊含 動能個體。</text:p>
                        </text:list-item>
                        <text:list-item>
                          <text:p text:style-name="P116">該動能個體 認定 呼吸系統 有 呼吸系統大爆炸。</text:p>
                        </text:list-item>
                        <text:list-item>
                          <text:p text:style-name="P116">該動能個體 認定 呼吸系統大爆炸 之後，不應該 形成 有序。</text:p>
                        </text:list-item>
                        <text:list-item>
                          <text:p text:style-name="P116">該動能個體 認定 呼吸系統 不應該 有序。</text:p>
                        </text:list-item>
                        <text:list-item>
                          <text:p text:style-name="P116">該動能個體 認定 呼吸系統 違反 熱力學第二定律。</text:p>
                        </text:list-item>
                        <text:list-item>
                          <text:p text:style-name="P116">該動能個體 認定 呼吸系統 是 有序、有序運作、有看不見的手。</text:p>
                        </text:list-item>
                        <text:list-item>
                          <text:p text:style-name="P37">該人類個體 無法理解 該動能個體 的 認定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8"><text:bookmark-start text:name="空間維度"/>空間維度<text:bookmark-end text:name="空間維度"/></text:p>
          <text:list>
            <text:list-item>
              <text:p text:style-name="P117">&lt;?a+1&gt;個體 蘊含 &lt;?a&gt;個體。</text:p>
              <text:list>
                <text:list-item>
                  <text:p text:style-name="P42"><text:span text:style-name="T88">&lt;?a&gt;個體 在 &lt;?a+1&gt;個體 存在、生存、生活</text:span><text:span text:style-name="T89">。</text:span></text:p>
                </text:list-item>
                <text:list-item>
                  <text:p text:style-name="P42"><text:span text:style-name="T89">&lt;?</text:span><text:span text:style-name="T90">a&gt;個體 在 &lt;?a+1&gt; 能量、儲量 存在、生存、生活。</text:span></text:p>
                </text:list-item>
                <text:list-item>
                  <text:p text:style-name="P42"><text:span text:style-name="T89">&lt;?</text:span><text:span text:style-name="T90">a&gt;個體 在 &lt;?a+1&gt; 能量場、儲量場 存在、生存、生活。</text:span></text:p>
                </text:list-item>
                <text:list-item>
                  <text:p text:style-name="P42"><text:span text:style-name="T90">明顯例子，人類</text:span><text:span text:style-name="T88">個體 在 &lt;_?</text:span><text:span text:style-name="T90">3_</text:span><text:span text:style-name="T88">&gt;個體 存在、生存、生活</text:span><text:span text:style-name="T89">。</text:span></text:p>
                </text:list-item>
                <text:list-item>
                  <text:p text:style-name="P42"><text:span text:style-name="T90">明顯例子，人類</text:span><text:span text:style-name="T88">個體 在 &lt;_?</text:span><text:span text:style-name="T90">3_</text:span><text:span text:style-name="T88">&gt; </text:span><text:span text:style-name="T90">能量、儲量</text:span><text:span text:style-name="T88"> 存在、生存、生活</text:span><text:span text:style-name="T89">。</text:span></text:p>
                </text:list-item>
                <text:list-item>
                  <text:p text:style-name="P42"><text:span text:style-name="T90">明顯例子，人類</text:span><text:span text:style-name="T88">個體 在 &lt;_?</text:span><text:span text:style-name="T90">3_</text:span><text:span text:style-name="T88">&gt; </text:span><text:span text:style-name="T90">能量場、儲量場</text:span><text:span text:style-name="T88"> 存在、生存、生活</text:span><text:span text:style-name="T89">。</text:span></text:p>
                </text:list-item>
                <text:list-item>
                  <text:p text:style-name="P39"><text:span text:style-name="T90">明顯例子，人類</text:span><text:span text:style-name="T88">個體 在 空間</text:span><text:span text:style-name="T90">個體、時間個體</text:span><text:span text:style-name="T88"> 存在、生存、生活</text:span><text:span text:style-name="T89">。</text:span></text:p>
                </text:list-item>
              </text:list>
            </text:list-item>
            <text:list-item>
              <text:p text:style-name="P118">假定<text:span text:style-name="T208">，</text:span>某一特定個體 是 封閉系統。</text:p>
              <text:list>
                <text:list-item>
                  <text:p text:style-name="P118">封閉系統 是 沒有 跟其他個體 交互作用 的 系統。</text:p>
                </text:list-item>
                <text:list-item>
                  <text:p text:style-name="P39"><text:span text:style-name="T91">該個體，</text:span><text:span text:style-name="T89">儲量 不變</text:span><text:span text:style-name="T92">，</text:span><text:span text:style-name="T93">能</text:span><text:span text:style-name="T89">量 不變。</text:span></text:p>
                </text:list-item>
                <text:list-item>
                  <text:p text:style-name="P39"><text:span text:style-name="T91">該個體，</text:span><text:span text:style-name="T89">儲量 增加</text:span><text:span text:style-name="T92">，</text:span><text:span text:style-name="T93">能</text:span><text:span text:style-name="T89">量 減少。</text:span></text:p>
                </text:list-item>
                <text:list-item>
                  <text:p text:style-name="P39"><text:span text:style-name="T91">該個體，</text:span><text:span text:style-name="T89">儲量 減少</text:span><text:span text:style-name="T92">，</text:span><text:span text:style-name="T93">能</text:span><text:span text:style-name="T89">量 增加。</text:span></text:p>
                  <text:list>
                    <text:list-item>
                      <text:p text:style-name="P118">宗量守恆。</text:p>
                    </text:list-item>
                    <text:list-item>
                      <text:p text:style-name="P39"><text:span text:style-name="T89">明顯例子，彈簧</text:span><text:span text:style-name="T88">，</text:span><text:span text:style-name="T94">彈簧壓縮長度</text:span><text:span text:style-name="T89"> 減少</text:span><text:span text:style-name="T92">，</text:span><text:span text:style-name="T95">力</text:span><text:span text:style-name="T90"> </text:span><text:span text:style-name="T89">增加</text:span><text:span text:style-name="T90">。</text:span></text:p>
                      <text:list>
                        <text:list-item>
                          <text:p text:style-name="P119">力 是 彈簧力。</text:p>
                        </text:list-item>
                        <text:list-item>
                          <text:p text:style-name="P39"><text:span text:style-name="T94">彈簧壓縮長度 轉換成 </text:span><text:span text:style-name="T95">力。</text:span></text:p>
                        </text:list-item>
                        <text:list-item>
                          <text:p text:style-name="P53"><text:span text:style-name="T22">該彈簧 自然態 </text:span><text:span text:style-name="T23">減少 </text:span><text:span text:style-name="T24">彈簧壓縮長度。</text:span></text:p>
                        </text:list-item>
                        <text:list-item>
                          <text:p text:style-name="P53"><text:span text:style-name="T22">該彈簧 </text:span><text:span text:style-name="T24">自然態 </text:span><text:span text:style-name="T23">增加</text:span><text:span text:style-name="T24"> </text:span><text:span text:style-name="T22">力。</text:span></text:p>
                          <text:list>
                            <text:list-item>
                              <text:p text:style-name="P53"><text:span text:style-name="T22">原因很明顯，該彈簧 沒有外力 抵抗</text:span><text:span text:style-name="T23">。</text:span></text:p>
                            </text:list-item>
                          </text:list>
                        </text:list-item>
                        <text:list-item>
                          <text:p text:style-name="P53"><text:span text:style-name="T22">該彈簧 </text:span><text:span text:style-name="T25">自然頻率 震盪 </text:span><text:span text:style-name="T24">彈簧壓縮長度、</text:span><text:span text:style-name="T22">力。</text:span></text:p>
                          <text:list>
                            <text:list-item>
                              <text:p text:style-name="P119">彈簧壓縮 到自然壓縮 極限之後，彈簧 自然而然、理所當然 開始 伸長。</text:p>
                              <text:list>
                                <text:list-item>
                                  <text:p text:style-name="P39"><text:span text:style-name="T94">彈簧壓縮長度</text:span><text:span text:style-name="T89"> 減少</text:span><text:span text:style-name="T92">，</text:span><text:span text:style-name="T95">力</text:span><text:span text:style-name="T90"> </text:span><text:span text:style-name="T89">增加。</text:span><text:span text:style-name="T192">（拉伸力）</text:span></text:p>
                                  <text:list>
                                    <text:list-item>
                                      <text:p text:style-name="P39"><text:span text:style-name="T94">彈簧壓縮長度 是 正 →</text:span><text:span text:style-name="T96"> 零 → 負。</text:span></text:p>
                                      <text:list>
                                        <text:list-item>
                                          <text:p text:style-name="P119">正 是 彈簧壓縮長度 大於 <text:span text:style-name="T209">0</text:span>。</text:p>
                                        </text:list-item>
                                        <text:list-item>
                                          <text:p text:style-name="P39"><text:span text:style-name="T96">零 是 </text:span><text:span text:style-name="T94">彈簧壓縮長度 等於</text:span><text:span text:style-name="T97"> </text:span><text:span text:style-name="T98">0</text:span><text:span text:style-name="T97">。</text:span></text:p>
                                        </text:list-item>
                                        <text:list-item>
                                          <text:p text:style-name="P53"><text:span text:style-name="T26">負 是 </text:span><text:span text:style-name="T24">彈簧壓縮長度 小於</text:span><text:span text:style-name="T27"> 0。</text:span></text:p>
                                        </text:list-item>
                                        <text:list-item>
                                          <text:p text:style-name="P133"><text:span text:style-name="T154">當下</text:span><text:span text:style-name="T210">宗量 = </text:span><text:span text:style-name="T154">自然</text:span><text:span text:style-name="T210">宗量 + 額外宗量</text:span><text:span text:style-name="T154">。</text:span></text:p>
                                          <text:list>
                                            <text:list-item>
                                              <text:p text:style-name="P120"><text:span text:style-name="T210">額外宗量 = </text:span><text:span text:style-name="T154">當下</text:span><text:span text:style-name="T210">宗量–</text:span><text:span text:style-name="T154">自然</text:span><text:span text:style-name="T210">宗量</text:span><text:span text:style-name="T154">。</text:span></text:p>
                                            </text:list-item>
                                            <text:list-item>
                                              <text:p text:style-name="P39">自然宗量 是 自然態宗量、自然狀態的宗量。</text:p>
                                            </text:list-item>
                                            <text:list-item>
                                              <text:p text:style-name="P39">當下宗量 是 當下的宗量。</text:p>
                                            </text:list-item>
                                            <text:list-item>
                                              <text:p text:style-name="P121">額外宗量 是 作用、累積、積分、堆疊、疊加、贅餘、多餘 宗量。</text:p>
                                            </text:list-item>
                                            <text:list-item>
                                              <text:p text:style-name="P130"><text:span text:style-name="T99">額外宗量 是 作用在 </text:span><text:span text:style-name="T100">&lt;?</text:span><text:span text:style-name="T101">a</text:span><text:span text:style-name="T102">&gt;個體</text:span><text:span text:style-name="T99"> 的 宗量、現象。</text:span></text:p>
                                            </text:list-item>
                                            <text:list-item>
                                              <text:p text:style-name="P120"><text:span text:style-name="T210">額外宗量 是 &lt;?a-1&gt;個體 能夠量測的 宗量 變化。</text:span><text:span text:style-name="T194">相對量測法</text:span></text:p>
                                            </text:list-item>
                                            <text:list-item>
                                              <text:p text:style-name="P120"><text:span text:style-name="T210">&lt;?a-1&gt;個體 有機率認定 該&lt;?a&gt;個體的 </text:span><text:span text:style-name="T154">自然</text:span><text:span text:style-name="T210">宗量 是 零。</text:span></text:p>
                                            </text:list-item>
                                            <text:list-item>
                                              <text:p text:style-name="P43"><text:span text:style-name="T59">&lt;</text:span><text:span text:style-name="T60">?a-1&gt;個</text:span><text:span text:style-name="T123">體 有機率認定 </text:span><text:span text:style-name="T124">自然</text:span><text:span text:style-name="T60">宗量 永遠是 某一特定常數。</text:span></text:p>
                                            </text:list-item>
                                            <text:list-item>
                                              <text:p text:style-name="P120"><text:span text:style-name="T210">&lt;?a-1&gt;個體 有機率認定 </text:span><text:span text:style-name="T154">自然</text:span><text:span text:style-name="T210">宗量 是（該宗量的座標系）零點。</text:span></text:p>
                                            </text:list-item>
                                            <text:list-item>
                                              <text:p text:style-name="P44"><text:span text:style-name="T60">&lt;?a-1&gt;個體 有機率認定 當下宗量 等於 額外宗量</text:span><text:span text:style-name="T123">。</text:span></text:p>
                                            </text:list-item>
                                            <text:list-item>
                                              <text:p text:style-name="P44"><text:span text:style-name="T47">即便，</text:span><text:span text:style-name="T60">該&lt;?a&gt;個體的 自然宗量 不是 零</text:span><text:span text:style-name="T123">。</text:span></text:p>
                                            </text:list-item>
                                            <text:list-item>
                                              <text:p text:style-name="P44"><text:span text:style-name="T60">額外宗量 是 &lt;?a&gt;個體 蘊含的 宗量</text:span><text:span text:style-name="T123">。</text:span></text:p>
                                            </text:list-item>
                                            <text:list-item>
                                              <text:p text:style-name="P44"><text:span text:style-name="T59">自然宗量 是 &lt;?a&gt;個體 蘊含的 宗量</text:span><text:span text:style-name="T124">。</text:span></text:p>
                                            </text:list-item>
                                            <text:list-item>
                                              <text:p text:style-name="P44"><text:span text:style-name="T59">當下宗量 是 &lt;?a&gt;個體 蘊含的 宗量</text:span><text:span text:style-name="T124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0"><text:span text:style-name="T211">彈簧壓縮長度 = </text:span><text:span text:style-name="T154">當下彈簧長度</text:span><text:span text:style-name="T211">–</text:span><text:span text:style-name="T154">彈簧自然長度。</text:span></text:p>
                                          <text:list>
                                            <text:list-item>
                                              <text:p text:style-name="P120"><text:span text:style-name="T155">彈簧壓縮長度 是（</text:span><text:span text:style-name="T211">-1 * 額外宗量）。</text:span></text:p>
                                            </text:list-item>
                                            <text:list-item>
                                              <text:p text:style-name="P120"><text:span text:style-name="T154">彈簧自然長度</text:span><text:span text:style-name="T155"> 是 </text:span><text:span text:style-name="T154">自然</text:span><text:span text:style-name="T210">宗量。</text:span></text:p>
                                            </text:list-item>
                                            <text:list-item>
                                              <text:p text:style-name="P120"><text:span text:style-name="T154">當下彈簧長度</text:span><text:span text:style-name="T155"> 是 </text:span><text:span text:style-name="T154">當下</text:span><text:span text:style-name="T210">宗量。</text:span></text:p>
                                            </text:list-item>
                                            <text:list-item>
                                              <text:p text:style-name="P120">彈簧 不一定是 &lt;?<text:span text:style-name="T212">2&gt;個體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19">正 是 <text:span text:style-name="T154">彈簧自然長度 大於 當下彈簧長度。</text:span></text:p>
                                        </text:list-item>
                                        <text:list-item>
                                          <text:p text:style-name="P119"><text:span text:style-name="T213">零 是 </text:span><text:span text:style-name="T154">彈簧自然長度</text:span><text:span text:style-name="T213"> </text:span>等於<text:span text:style-name="T214"> </text:span><text:span text:style-name="T154">當下彈簧長度</text:span><text:span text:style-name="T214">。</text:span></text:p>
                                        </text:list-item>
                                        <text:list-item>
                                          <text:p text:style-name="P119"><text:span text:style-name="T213">負 是 </text:span><text:span text:style-name="T154">彈簧自然長度</text:span><text:span text:style-name="T213"> </text:span>小於<text:span text:style-name="T214"> </text:span><text:span text:style-name="T154">當下彈簧長度</text:span><text:span text:style-name="T214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22">力 是 負 → 零 → 正。</text:p>
                                      <text:list>
                                        <text:list-item>
                                          <text:p text:style-name="P119">正 是 <text:span text:style-name="T213">力</text:span>的方向 向內。</text:p>
                                        </text:list-item>
                                        <text:list-item>
                                          <text:p text:style-name="P39"><text:span text:style-name="T96">零 是 力的方向</text:span><text:span text:style-name="T94"> 等於</text:span><text:span text:style-name="T97"> </text:span><text:span text:style-name="T98">0</text:span><text:span text:style-name="T97">。</text:span></text:p>
                                        </text:list-item>
                                        <text:list-item>
                                          <text:p text:style-name="P39"><text:span text:style-name="T96">負 是 力的方向 </text:span><text:span text:style-name="T94">向外</text:span><text:span text:style-name="T97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9"><text:span text:style-name="T94">個體、介質、中介層 </text:span><text:span text:style-name="T103">逐漸把 儲量 轉換成 能量。</text:span></text:p>
                                  <text:list>
                                    <text:list-item>
                                      <text:p text:style-name="P39"><text:span text:style-name="T94">彈簧 </text:span><text:span text:style-name="T103">逐漸把 </text:span><text:span text:style-name="T94">彈簧壓縮長度 </text:span><text:span text:style-name="T103">轉換成 </text:span><text:span text:style-name="T95">力</text:span><text:span text:style-name="T103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9">彈簧伸長 到自然伸長 極限之後，彈簧 自然而然、理所當然 開始 壓縮。</text:p>
                              <text:list>
                                <text:list-item>
                                  <text:p text:style-name="P39"><text:span text:style-name="T94">彈簧壓縮長度</text:span><text:span text:style-name="T89"> 增加</text:span><text:span text:style-name="T92">，</text:span><text:span text:style-name="T95">力</text:span><text:span text:style-name="T90"> </text:span><text:span text:style-name="T89">減少。</text:span><text:span text:style-name="T192">（壓縮力）</text:span></text:p>
                                </text:list-item>
                                <text:list-item>
                                  <text:p text:style-name="P39"><text:span text:style-name="T94">個體、介質、中介層 </text:span><text:span text:style-name="T103">逐漸把 能量 轉換成 儲量。</text:span></text:p>
                                  <text:list>
                                    <text:list-item>
                                      <text:p text:style-name="P39"><text:span text:style-name="T94">彈簧 </text:span><text:span text:style-name="T103">逐漸把 </text:span><text:span text:style-name="T95">力 </text:span><text:span text:style-name="T103">轉換成 </text:span><text:span text:style-name="T94">彈簧壓縮長度</text:span><text:span text:style-name="T103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9"><text:span text:style-name="T89">彈簧、</text:span><text:span text:style-name="T94">彈簧壓縮長度、</text:span><text:span text:style-name="T95">力 是 自然頻率 共振、共鳴、共識、狀態、靜態、</text:span><text:span text:style-name="T104">穩態</text:span><text:span text:style-name="T95">。</text:span></text:p>
                              <text:list>
                                <text:list-item>
                                  <text:p text:style-name="P120">靜態、穩態 是 頻域 的 靜態、穩態。</text:p>
                                  <text:list>
                                    <text:list-item>
                                      <text:p text:style-name="P39"><text:span text:style-name="T95">頻域 的 </text:span><text:span text:style-name="T105">x軸 是 頻率。</text:span></text:p>
                                      <text:list>
                                        <text:list-item>
                                          <text:p text:style-name="P39"><text:span text:style-name="T95">在 頻域，</text:span><text:span text:style-name="T89">彈簧、</text:span><text:span text:style-name="T94">彈簧壓縮長度、</text:span><text:span text:style-name="T95">力 靜態、穩態 在 自然頻率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23">時域 的 x軸 是 時間。</text:p>
                                      <text:list>
                                        <text:list-item>
                                          <text:p text:style-name="P39"><text:span text:style-name="T89">在 時域，彈簧、</text:span><text:span text:style-name="T94">彈簧壓縮長度、</text:span><text:span text:style-name="T95">力 週期性變化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9"><text:span text:style-name="T95">明顯例子，</text:span><text:span text:style-name="T88">&lt;_?</text:span><text:span text:style-name="T90">3_</text:span><text:span text:style-name="T88">&gt;個體 蘊含 光、電磁波。</text:span></text:p>
                          <text:list>
                            <text:list-item>
                              <text:p text:style-name="P39"><text:span text:style-name="T88">電磁波（在 &lt;_?</text:span><text:span text:style-name="T90">3_</text:span><text:span text:style-name="T88">&gt;個體）以 自然頻率 振盪。</text:span></text:p>
                              <text:list>
                                <text:list-item>
                                  <text:p text:style-name="P53"><text:span text:style-name="T28">電磁波（在 &lt;_?</text:span><text:span text:style-name="T29">3_</text:span><text:span text:style-name="T28">&gt;個體）自然振盪、自然而然的振盪、理所當然的振盪。</text:span></text:p>
                                </text:list-item>
                                <text:list-item>
                                  <text:p text:style-name="P53"><text:span text:style-name="T28">電場 </text:span><text:span text:style-name="T258">↔</text:span><text:span text:style-name="T30"> 磁場。</text:span></text:p>
                                  <text:list>
                                    <text:list-item>
                                      <text:p text:style-name="P53"><text:span text:style-name="T28">電場 →</text:span><text:span text:style-name="T30"> 磁場 →</text:span><text:span text:style-name="T31"> </text:span><text:span text:style-name="T28">電場 →</text:span><text:span text:style-name="T30"> 磁場 →</text:span><text:span text:style-name="T31"> </text:span><text:span text:style-name="T28">電場 →</text:span><text:span text:style-name="T30"> 磁場 →</text:span><text:span text:style-name="T31"> </text:span><text:span text:style-name="T28">電場 →</text:span><text:span text:style-name="T30"> 磁場。</text:span></text:p>
                                    </text:list-item>
                                    <text:list-item>
                                      <text:p text:style-name="P53"><text:span text:style-name="T24">&lt;?</text:span><text:span text:style-name="T32">3&gt;個體</text:span><text:span text:style-name="T24">壓縮 到自然壓縮 極限之後，&lt;?</text:span><text:span text:style-name="T32">3&gt;個體</text:span><text:span text:style-name="T24"> 自然而然 開始 伸長。</text:span></text:p>
                                      <text:list>
                                        <text:list-item>
                                          <text:p text:style-name="P53"><text:span text:style-name="T22">電</text:span><text:span text:style-name="T24">場</text:span><text:span text:style-name="T23"> 減少</text:span><text:span text:style-name="T33">，</text:span><text:span text:style-name="T24">磁</text:span><text:span text:style-name="T22">場</text:span><text:span text:style-name="T29"> </text:span><text:span text:style-name="T23">增加。</text:span></text:p>
                                        </text:list-item>
                                        <text:list-item>
                                          <text:p text:style-name="P39"><text:span text:style-name="T95">電</text:span><text:span text:style-name="T94">場 是 正→</text:span><text:span text:style-name="T96">零→負。</text:span></text:p>
                                          <text:list>
                                            <text:list-item>
                                              <text:p text:style-name="P119">正 是 <text:span text:style-name="T215">電</text:span>場 大於 <text:span text:style-name="T209">0</text:span>。</text:p>
                                            </text:list-item>
                                            <text:list-item>
                                              <text:p text:style-name="P39"><text:span text:style-name="T96">零 是 </text:span><text:span text:style-name="T95">電</text:span><text:span text:style-name="T94">場 等於</text:span><text:span text:style-name="T97"> </text:span><text:span text:style-name="T98">0</text:span><text:span text:style-name="T97">。</text:span></text:p>
                                            </text:list-item>
                                            <text:list-item>
                                              <text:p text:style-name="P53"><text:span text:style-name="T26">負 是 </text:span><text:span text:style-name="T22">電</text:span><text:span text:style-name="T24">場 小於</text:span><text:span text:style-name="T27"> 0。</text:span></text:p>
                                            </text:list-item>
                                            <text:list-item>
                                              <text:p text:style-name="P45"><text:span text:style-name="T60">額外</text:span><text:span text:style-name="T125">電場 </text:span><text:span text:style-name="T126">= </text:span><text:span text:style-name="T124">當下</text:span><text:span text:style-name="T125">電場</text:span><text:span text:style-name="T60"> - </text:span><text:span text:style-name="T124">自然</text:span><text:span text:style-name="T125">電場</text:span><text:span text:style-name="T124">。</text:span></text:p>
                                            </text:list-item>
                                            <text:list-item>
                                              <text:p text:style-name="P53"><text:span text:style-name="T34">（-</text:span><text:span text:style-name="T35">1 * </text:span><text:span text:style-name="T34">該</text:span><text:span text:style-name="T22">電</text:span><text:span text:style-name="T24">場）= </text:span><text:span text:style-name="T36">&lt;?3&gt;</text:span><text:span text:style-name="T143">個體當下電</text:span><text:span text:style-name="T24">場</text:span><text:span text:style-name="T143">–</text:span><text:span text:style-name="T37">&lt;?</text:span><text:span text:style-name="T36">3&gt;個體</text:span><text:span text:style-name="T143">自然電場。</text:span></text:p>
                                            </text:list-item>
                                            <text:list-item>
                                              <text:p text:style-name="P45"><text:span text:style-name="T124">該</text:span><text:span text:style-name="T59">電場 是 &lt;?2&gt;個體 </text:span><text:span text:style-name="T124">觀測的 電場、電場變化。</text:span></text:p>
                                            </text:list-item>
                                            <text:list-item>
                                              <text:p text:style-name="P45"><text:span text:style-name="T59">&lt;?2&gt;個體 觀測到的 </text:span><text:span text:style-name="T125">電場</text:span><text:span text:style-name="T61"> 是（-1 * </text:span><text:span text:style-name="T60">額外</text:span><text:span text:style-name="T125">電場）。</text:span></text:p>
                                            </text:list-item>
                                            <text:list-item>
                                              <text:p text:style-name="P45"><text:span text:style-name="T59">該電場 =</text:span><text:span text:style-name="T61">（-1 * </text:span><text:span text:style-name="T60">額外</text:span><text:span text:style-name="T61">電場）</text:span><text:span text:style-name="T124">。</text:span></text:p>
                                            </text:list-item>
                                            <text:list-item>
                                              <text:p text:style-name="P45"><text:span text:style-name="T59">&lt;?2&gt;個體 有機率認定 自然電場 是 零</text:span><text:span text:style-name="T124">。</text:span></text:p>
                                            </text:list-item>
                                            <text:list-item>
                                              <text:p text:style-name="P44"><text:span text:style-name="T60">&lt;?2&gt;個體 有機率認定 自然電場 是（該宗量的座標系）零點</text:span><text:span text:style-name="T123">。</text:span></text:p>
                                            </text:list-item>
                                            <text:list-item>
                                              <text:p text:style-name="P48"><text:span text:style-name="T34">&lt;?2&gt;個體 有機率認定 當下電場 = </text:span><text:span text:style-name="T202">額外電場。 </text:span></text:p>
                                            </text:list-item>
                                            <text:list-item>
                                              <text:p text:style-name="P49"><text:span text:style-name="T42">即便，</text:span><text:span text:style-name="T43">該</text:span><text:span text:style-name="T44">&lt;?</text:span><text:span text:style-name="T45">3</text:span><text:span text:style-name="T46">&gt;個體的</text:span><text:span text:style-name="T43"> </text:span><text:span text:style-name="T204">自然電場</text:span><text:span text:style-name="T43"> 不是 零。</text:span></text:p>
                                            </text:list-item>
                                            <text:list-item>
                                              <text:p text:style-name="P48"><text:span text:style-name="T24">正 是 </text:span><text:span text:style-name="T37">自然電場 大於 當下電場</text:span><text:span text:style-name="T203">。</text:span></text:p>
                                            </text:list-item>
                                            <text:list-item>
                                              <text:p text:style-name="P45"><text:span text:style-name="T62">零 是 </text:span><text:span text:style-name="T59">自然電場</text:span><text:span text:style-name="T62"> </text:span><text:span text:style-name="T47">等於</text:span><text:span text:style-name="T61"> </text:span><text:span text:style-name="T59">當下電場</text:span><text:span text:style-name="T125">。</text:span></text:p>
                                            </text:list-item>
                                            <text:list-item>
                                              <text:p text:style-name="P45"><text:span text:style-name="T62">負 是 </text:span><text:span text:style-name="T59">自然電場</text:span><text:span text:style-name="T62"> </text:span><text:span text:style-name="T61">小於 </text:span><text:span text:style-name="T59">當下電場</text:span><text:span text:style-name="T125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2">力 是 負→零→正。</text:p>
                                          <text:list>
                                            <text:list-item>
                                              <text:p text:style-name="P119">正 是 <text:span text:style-name="T213">力</text:span>的方向 向內。</text:p>
                                            </text:list-item>
                                            <text:list-item>
                                              <text:p text:style-name="P39"><text:span text:style-name="T96">零 是 力的方向</text:span><text:span text:style-name="T94"> 等於</text:span><text:span text:style-name="T97"> </text:span><text:span text:style-name="T98">0</text:span><text:span text:style-name="T97">。</text:span></text:p>
                                            </text:list-item>
                                            <text:list-item>
                                              <text:p text:style-name="P39"><text:span text:style-name="T96">負 是 力的方向 </text:span><text:span text:style-name="T94">向外</text:span><text:span text:style-name="T97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9"><text:span text:style-name="T94">個體、介質、中介層 </text:span><text:span text:style-name="T103">逐漸把 儲量 轉換成 能量。</text:span></text:p>
                                          <text:list>
                                            <text:list-item>
                                              <text:p text:style-name="P53"><text:span text:style-name="T23">該</text:span><text:span text:style-name="T24">&lt;?</text:span><text:span text:style-name="T32">3&gt;個體 逐漸把 電場 轉換成 磁場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9"><text:span text:style-name="T94">&lt;?</text:span><text:span text:style-name="T103">3&gt;個體</text:span><text:span text:style-name="T94">伸長 到自然伸長 極限之後，&lt;?</text:span><text:span text:style-name="T103">3&gt;個體</text:span><text:span text:style-name="T94"> 自然而然 開始 壓縮。</text:span></text:p>
                                      <text:list>
                                        <text:list-item>
                                          <text:p text:style-name="P39"><text:span text:style-name="T95">電</text:span><text:span text:style-name="T94">場</text:span><text:span text:style-name="T89"> 增加</text:span><text:span text:style-name="T92">，</text:span><text:span text:style-name="T95"> </text:span><text:span text:style-name="T94">磁</text:span><text:span text:style-name="T95">場</text:span><text:span text:style-name="T90"> </text:span><text:span text:style-name="T89">減少。</text:span></text:p>
                                        </text:list-item>
                                        <text:list-item>
                                          <text:p text:style-name="P39"><text:span text:style-name="T94">個體、介質、中介層 </text:span><text:span text:style-name="T103">逐漸把 能量 轉換成 儲量。</text:span></text:p>
                                          <text:list>
                                            <text:list-item>
                                              <text:p text:style-name="P39"><text:span text:style-name="T89">該</text:span><text:span text:style-name="T94">&lt;?</text:span><text:span text:style-name="T103">3&gt;個體 逐漸把 磁場 轉換成 電場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9"><text:span text:style-name="T94">&lt;?</text:span><text:span text:style-name="T103">3&gt;個體 </text:span><text:span text:style-name="T94">壓縮、伸長 是 電能型運動。</text:span></text:p>
                                      <text:list>
                                        <text:list-item>
                                          <text:p text:style-name="P39"><text:span text:style-name="T94">該&lt;?</text:span><text:span text:style-name="T103">3&gt;個體 不一定是 空間個體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5"><text:span text:style-name="T61">明顯例子，</text:span><text:span text:style-name="T60">額外</text:span><text:span text:style-name="T125">電場 </text:span><text:span text:style-name="T126">= </text:span><text:span text:style-name="T124">當下</text:span><text:span text:style-name="T125">電場</text:span><text:span text:style-name="T60">–</text:span><text:span text:style-name="T124">自然</text:span><text:span text:style-name="T125">電場</text:span><text:span text:style-name="T124">。</text:span></text:p>
                              <text:list>
                                <text:list-item>
                                  <text:p text:style-name="P45"><text:span text:style-name="T61">電磁波 以 </text:span><text:span text:style-name="T124">自然</text:span><text:span text:style-name="T125">電場、自然磁場 為 軸心、中心 振盪。</text:span></text:p>
                                </text:list-item>
                                <text:list-item>
                                  <text:p text:style-name="P45"><text:span text:style-name="T61">&lt;?</text:span><text:span text:style-name="T63">2&gt;個</text:span><text:span text:style-name="T127">體 的 本能、傳承 有機率 不夠高。</text:span></text:p>
                                  <text:list>
                                    <text:list-item>
                                      <text:p text:style-name="P45"><text:span text:style-name="T61">&lt;?</text:span><text:span text:style-name="T63">2&gt;個</text:span><text:span text:style-name="T127">體 有機率無法 發現、感測、認知 </text:span><text:span text:style-name="T124">自然</text:span><text:span text:style-name="T125">電場、自然磁場 的 存在。</text:span></text:p>
                                    </text:list-item>
                                    <text:list-item>
                                      <text:p text:style-name="P45"><text:span text:style-name="T61">&lt;?</text:span><text:span text:style-name="T63">2&gt;個</text:span><text:span text:style-name="T127">體 有機率無法 交互作用 </text:span><text:span text:style-name="T124">自然</text:span><text:span text:style-name="T125">電場、自然磁場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45"><text:span text:style-name="T61">&lt;?</text:span><text:span text:style-name="T63">2&gt;個</text:span><text:span text:style-name="T127">體 有機率認定</text:span><text:span text:style-name="T64"> </text:span><text:span text:style-name="T61">電磁波 是，以 電場=</text:span><text:span text:style-name="T65">0、磁場=0</text:span><text:span text:style-name="T61"> 為 軸心，自然振盪。</text:span></text:p>
                                  <text:list>
                                    <text:list-item>
                                      <text:p text:style-name="P45"><text:span text:style-name="T61">電磁波 是 &lt;_?</text:span><text:span text:style-name="T64">3_&gt;個體 直接蘊含的 </text:span><text:span text:style-name="T61">電磁波。</text:span></text:p>
                                    </text:list-item>
                                    <text:list-item>
                                      <text:p text:style-name="P45"><text:span text:style-name="T61">&lt;?</text:span><text:span text:style-name="T63">2&gt;個體 有機率認定</text:span><text:span text:style-name="T64"> </text:span><text:span text:style-name="T124">自然</text:span><text:span text:style-name="T125">電場、自然磁場 不存在。</text:span></text:p>
                                    </text:list-item>
                                    <text:list-item>
                                      <text:p text:style-name="P45"><text:span text:style-name="T61">&lt;?</text:span><text:span text:style-name="T63">2&gt;個體 有機率認定</text:span><text:span text:style-name="T64"> </text:span><text:span text:style-name="T124">自然</text:span><text:span text:style-name="T125">電場、自然磁場 永遠等於 </text:span><text:span text:style-name="T128">零</text:span><text:span text:style-name="T125">。</text:span></text:p>
                                    </text:list-item>
                                    <text:list-item>
                                      <text:p text:style-name="P45"><text:span text:style-name="T61">&lt;?</text:span><text:span text:style-name="T63">2&gt;個體 有機率認定</text:span><text:span text:style-name="T64"> </text:span><text:span text:style-name="T124">自然</text:span><text:span text:style-name="T125">電場、自然磁場 </text:span><text:span text:style-name="T128">是 剛體</text:span><text:span text:style-name="T125">。</text:span></text:p>
                                    </text:list-item>
                                    <text:list-item>
                                      <text:p text:style-name="P45"><text:span text:style-name="T63">該</text:span><text:span text:style-name="T61">電磁波 有機率以 自然頻率 振盪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24">電磁波的 振盪 是 自然現象。</text:p>
                                  <text:list>
                                    <text:list-item>
                                      <text:p text:style-name="P45"><text:span text:style-name="T61">電場 </text:span><text:span text:style-name="T254">↔</text:span><text:span text:style-name="T66"> 磁場。</text:span></text:p>
                                      <text:list>
                                        <text:list-item>
                                          <text:p text:style-name="P45"><text:span text:style-name="T61">電場 激發 </text:span><text:span text:style-name="T66">磁場。</text:span></text:p>
                                        </text:list-item>
                                        <text:list-item>
                                          <text:p text:style-name="P45"><text:span text:style-name="T66">磁</text:span><text:span text:style-name="T61">場 激發 電</text:span><text:span text:style-name="T66">場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5"><text:span text:style-name="T61">電磁波</text:span><text:span text:style-name="T59">宗量 = </text:span><text:span text:style-name="T61">電場</text:span><text:span text:style-name="T124">（的等效</text:span><text:span text:style-name="T61">電磁波</text:span><text:span text:style-name="T59">宗量</text:span><text:span text:style-name="T124">）</text:span><text:span text:style-name="T125">+ </text:span><text:span text:style-name="T66">磁</text:span><text:span text:style-name="T61">場</text:span><text:span text:style-name="T124">（的等效</text:span><text:span text:style-name="T61">電磁波</text:span><text:span text:style-name="T59">宗量</text:span><text:span text:style-name="T124">）</text:span><text:span text:style-name="T125">。</text:span></text:p>
                                    </text:list-item>
                                    <text:list-item>
                                      <text:p text:style-name="P124">電磁波 停止 震盪，不代表 當下的電場、當下的磁場 是 零。</text:p>
                                    </text:list-item>
                                    <text:list-item>
                                      <text:p text:style-name="P45"><text:span text:style-name="T61">電磁波</text:span><text:span text:style-name="T59">宗量 是</text:span><text:span text:style-name="T61">（電磁波</text:span><text:span text:style-name="T67">的）</text:span><text:span text:style-name="T60">額外宗量。</text:span></text:p>
                                      <text:list>
                                        <text:list-item>
                                          <text:p text:style-name="P46"><text:span text:style-name="T61">電場</text:span><text:span text:style-name="T47"> 是（-</text:span><text:span text:style-name="T68">1 *</text:span><text:span text:style-name="T47">（</text:span><text:span text:style-name="T61">電場</text:span><text:span text:style-name="T47">的）</text:span><text:span text:style-name="T60">額外宗量</text:span><text:span text:style-name="T47">）。</text:span></text:p>
                                        </text:list-item>
                                        <text:list-item>
                                          <text:p text:style-name="P46"><text:span text:style-name="T66">磁場</text:span><text:span text:style-name="T61"> 是（</text:span><text:span text:style-name="T66">磁場</text:span><text:span text:style-name="T61">的）</text:span><text:span text:style-name="T60">額外宗量</text:span><text:span text:style-name="T61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24">明顯例子，彈簧的 振盪 是 自然現象。</text:p>
                                  <text:list>
                                    <text:list-item>
                                      <text:p text:style-name="P45"><text:span text:style-name="T121">彈簧壓縮長度</text:span><text:span text:style-name="T61"> </text:span><text:span text:style-name="T254">↔</text:span><text:span text:style-name="T66"> 力。</text:span></text:p>
                                      <text:list>
                                        <text:list-item>
                                          <text:p text:style-name="P45"><text:span text:style-name="T121">彈簧壓縮長度</text:span><text:span text:style-name="T61"> 激發 </text:span><text:span text:style-name="T66">力。</text:span></text:p>
                                        </text:list-item>
                                        <text:list-item>
                                          <text:p text:style-name="P45"><text:span text:style-name="T66">力</text:span><text:span text:style-name="T61"> 激發 </text:span><text:span text:style-name="T121">彈簧壓縮長度</text:span><text:span text:style-name="T66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5"><text:span text:style-name="T59">彈簧宗量 = </text:span><text:span text:style-name="T124">彈簧壓縮長度（的等效</text:span><text:span text:style-name="T59">彈簧宗量</text:span><text:span text:style-name="T124">）</text:span><text:span text:style-name="T125">+ 力</text:span><text:span text:style-name="T124">（的等效</text:span><text:span text:style-name="T59">彈簧宗量</text:span><text:span text:style-name="T124">）</text:span><text:span text:style-name="T125">。</text:span></text:p>
                                    </text:list-item>
                                    <text:list-item>
                                      <text:p text:style-name="P45"><text:span text:style-name="T61">彈簧 停止 震盪，不代表 當下的</text:span><text:span text:style-name="T67">彈簧壓縮長度</text:span><text:span text:style-name="T61">、當下的力 是 零。</text:span></text:p>
                                    </text:list-item>
                                    <text:list-item>
                                      <text:p text:style-name="P45"><text:span text:style-name="T59">彈簧宗量 是</text:span><text:span text:style-name="T61">（</text:span><text:span text:style-name="T59">彈簧</text:span><text:span text:style-name="T67">的）</text:span><text:span text:style-name="T60">額外宗量。</text:span></text:p>
                                      <text:list>
                                        <text:list-item>
                                          <text:p text:style-name="P46"><text:span text:style-name="T47">彈簧壓縮長度 是（-</text:span><text:span text:style-name="T68">1 *</text:span><text:span text:style-name="T47">（彈簧壓縮長度的）</text:span><text:span text:style-name="T60">額外宗量</text:span><text:span text:style-name="T47">）。</text:span></text:p>
                                        </text:list-item>
                                        <text:list-item>
                                          <text:p text:style-name="P53"><text:span text:style-name="T27">力 是（力的）</text:span><text:span text:style-name="T34">額外宗量</text:span><text:span text:style-name="T27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5"><text:span text:style-name="T61">抽象例子，某一特定</text:span><text:span text:style-name="T69">&lt;?a&gt;</text:span><text:span text:style-name="T61">個體的 振盪 是 自然現象。</text:span></text:p>
                                  <text:list>
                                    <text:list-item>
                                      <text:p text:style-name="P45"><text:span text:style-name="T61">該</text:span><text:span text:style-name="T69">&lt;?a&gt;</text:span><text:span text:style-name="T61">個體 蘊含 &lt;?</text:span><text:span text:style-name="T69">a-1&gt;</text:span><text:span text:style-name="T125">儲量、</text:span><text:span text:style-name="T61">&lt;?</text:span><text:span text:style-name="T69">a-1&gt;能</text:span><text:span text:style-name="T125">量</text:span><text:span text:style-name="T66">。</text:span></text:p>
                                    </text:list-item>
                                    <text:list-item>
                                      <text:p text:style-name="P45"><text:span text:style-name="T61">&lt;?</text:span><text:span text:style-name="T69">a-1&gt;</text:span><text:span text:style-name="T125">儲量</text:span><text:span text:style-name="T61"> </text:span><text:span text:style-name="T254">↔</text:span><text:span text:style-name="T66"> </text:span><text:span text:style-name="T61">&lt;?</text:span><text:span text:style-name="T69">a-1&gt;能</text:span><text:span text:style-name="T125">量</text:span><text:span text:style-name="T66">。</text:span></text:p>
                                      <text:list>
                                        <text:list-item>
                                          <text:p text:style-name="P45"><text:span text:style-name="T61">&lt;?</text:span><text:span text:style-name="T69">a-1&gt;</text:span><text:span text:style-name="T125">儲量</text:span><text:span text:style-name="T61"> 激發 &lt;?</text:span><text:span text:style-name="T69">a-1&gt;能</text:span><text:span text:style-name="T125">量</text:span><text:span text:style-name="T66">。</text:span></text:p>
                                        </text:list-item>
                                        <text:list-item>
                                          <text:p text:style-name="P45"><text:span text:style-name="T61">&lt;?</text:span><text:span text:style-name="T69">a-1&gt;能</text:span><text:span text:style-name="T125">量</text:span><text:span text:style-name="T61"> 激發 &lt;?</text:span><text:span text:style-name="T69">a-1&gt;</text:span><text:span text:style-name="T125">儲量</text:span><text:span text:style-name="T66">。</text:span></text:p>
                                        </text:list-item>
                                        <text:list-item>
                                          <text:p text:style-name="P45"><text:span text:style-name="T61">該</text:span><text:span text:style-name="T69">&lt;?a&gt;</text:span><text:span text:style-name="T61">個體 是 媒介、介質、轉換器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5"><text:span text:style-name="T59">宗量 = </text:span><text:span text:style-name="T125">儲量 + </text:span><text:span text:style-name="T69">能</text:span><text:span text:style-name="T125">量。</text:span></text:p>
                                      <text:list>
                                        <text:list-item>
                                          <text:p text:style-name="P45"><text:span text:style-name="T59">宗量 = </text:span><text:span text:style-name="T125">儲量</text:span><text:span text:style-name="T124">等效該宗量的</text:span><text:span text:style-name="T59">宗量</text:span><text:span text:style-name="T125"> + </text:span><text:span text:style-name="T69">能</text:span><text:span text:style-name="T125">量</text:span><text:span text:style-name="T124">等效該宗量的</text:span><text:span text:style-name="T59">宗量</text:span><text:span text:style-name="T125">。</text:span></text:p>
                                          <text:list>
                                            <text:list-item>
                                              <text:p text:style-name="P45"><text:span text:style-name="T125">明顯例</text:span><text:span text:style-name="T61">子，令 力 是 統一單位、宗量單位、座標系參考單位</text:span><text:span text:style-name="T70">。</text:span></text:p>
                                            </text:list-item>
                                            <text:list-item>
                                              <text:p text:style-name="P46"><text:span text:style-name="T47">力</text:span><text:span text:style-name="T71">1</text:span><text:span text:style-name="T47"> = k * 彈簧壓縮長度。</text:span></text:p>
                                            </text:list-item>
                                            <text:list-item>
                                              <text:p text:style-name="P47"><text:span text:style-name="T47">力</text:span><text:span text:style-name="T71">2</text:span><text:span text:style-name="T47"> = 力。</text:span></text:p>
                                            </text:list-item>
                                            <text:list-item>
                                              <text:p text:style-name="P125">（彈簧的額外）宗量 = 力1 + 力2。</text:p>
                                            </text:list-item>
                                            <text:list-item>
                                              <text:p text:style-name="P46"><text:span text:style-name="T47">彈簧壓縮長度 是（-</text:span><text:span text:style-name="T68">1 *</text:span><text:span text:style-name="T47">（彈簧壓縮長度的）</text:span><text:span text:style-name="T60">額外宗量</text:span><text:span text:style-name="T47">）。</text:span></text:p>
                                            </text:list-item>
                                            <text:list-item>
                                              <text:p text:style-name="P46"><text:span text:style-name="T47">力 是（力的）</text:span><text:span text:style-name="T60">額外宗量</text:span><text:span text:style-name="T47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5"><text:span text:style-name="T69">&lt;?a&gt;</text:span><text:span text:style-name="T61">個體 停止 震盪，不代表 當下宗量、當下儲量、當下能量 是 零。</text:span></text:p>
                                      <text:list>
                                        <text:list-item>
                                          <text:p text:style-name="P124">停止 震盪，代表 當下宗量、當下儲量、當下能量 維持、處於 穩態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5"><text:span text:style-name="T59">當下</text:span><text:span text:style-name="T60">宗量 = </text:span><text:span text:style-name="T59">自然</text:span><text:span text:style-name="T60">宗量 + 額外宗量</text:span><text:span text:style-name="T124">。</text:span></text:p>
                                      <text:list>
                                        <text:list-item>
                                          <text:p text:style-name="P45"><text:span text:style-name="T60">額外宗量 = </text:span><text:span text:style-name="T124">當下</text:span><text:span text:style-name="T60">宗量–</text:span><text:span text:style-name="T124">自然</text:span><text:span text:style-name="T60">宗量</text:span><text:span text:style-name="T124">。</text:span></text:p>
                                        </text:list-item>
                                        <text:list-item>
                                          <text:p text:style-name="P43"><text:span text:style-name="T59">&lt;?</text:span><text:span text:style-name="T47">2&gt;個</text:span><text:span text:style-name="T121">體 有機率只能 感測、觀測、認知 到 </text:span><text:span text:style-name="T60">額外宗量。</text:span></text:p>
                                        </text:list-item>
                                        <text:list-item>
                                          <text:p text:style-name="P43"><text:span text:style-name="T59">&lt;?</text:span><text:span text:style-name="T60">2&gt;個</text:span><text:span text:style-name="T123">體 有機率無法 感測、觀測、認知 到 </text:span><text:span text:style-name="T124">當下</text:span><text:span text:style-name="T60">宗量、</text:span><text:span text:style-name="T124">自然</text:span><text:span text:style-name="T60">宗量。</text:span></text:p>
                                        </text:list-item>
                                        <text:list-item>
                                          <text:p text:style-name="P43"><text:span text:style-name="T59">&lt;?</text:span><text:span text:style-name="T60">2&gt;個</text:span><text:span text:style-name="T123">體 有機率認定 </text:span><text:span text:style-name="T124">自然</text:span><text:span text:style-name="T60">宗量 不存在。</text:span></text:p>
                                        </text:list-item>
                                        <text:list-item>
                                          <text:p text:style-name="P43"><text:span text:style-name="T59">&lt;?</text:span><text:span text:style-name="T60">2&gt;個</text:span><text:span text:style-name="T123">體 有機率認定 </text:span><text:span text:style-name="T124">自然</text:span><text:span text:style-name="T60">宗量 永遠是 某一特定常數。</text:span></text:p>
                                        </text:list-item>
                                        <text:list-item>
                                          <text:p text:style-name="P43"><text:span text:style-name="T59">&lt;?</text:span><text:span text:style-name="T60">2&gt;個</text:span><text:span text:style-name="T123">體 有機率認定 </text:span><text:span text:style-name="T124">自然</text:span><text:span text:style-name="T60">宗量 永遠是 零。</text:span></text:p>
                                        </text:list-item>
                                        <text:list-item>
                                          <text:p text:style-name="P43"><text:span text:style-name="T59">&lt;?</text:span><text:span text:style-name="T60">2&gt;個</text:span><text:span text:style-name="T123">體 有機率認定 </text:span><text:span text:style-name="T124">當下</text:span><text:span text:style-name="T60">宗量 等於</text:span><text:span text:style-name="T72"> </text:span><text:span text:style-name="T60">額外宗量。</text:span></text:p>
                                        </text:list-item>
                                        <text:list-item>
                                          <text:p text:style-name="P43"><text:span text:style-name="T59">&lt;?</text:span><text:span text:style-name="T60">2&gt;個</text:span><text:span text:style-name="T123">體 有機率認定 </text:span><text:span text:style-name="T60">額外宗量 是 零，</text:span><text:span text:style-name="T124">自然</text:span><text:span text:style-name="T60">宗量 也是 零。</text:span></text:p>
                                        </text:list-item>
                                        <text:list-item>
                                          <text:p text:style-name="P43"><text:span text:style-name="T59">&lt;?</text:span><text:span text:style-name="T60">2&gt;個</text:span><text:span text:style-name="T123">體 有機率認定 </text:span><text:span text:style-name="T60">額外宗量 是 零，能量、儲量 </text:span><text:span text:style-name="T73">是零、</text:span><text:span text:style-name="T60">不存在。</text:span></text:p>
                                          <text:list>
                                            <text:list-item>
                                              <text:p text:style-name="P43"><text:span text:style-name="T60">能量、儲量 是 </text:span><text:span text:style-name="T124">當下</text:span><text:span text:style-name="T60">能量、</text:span><text:span text:style-name="T124">當下</text:span><text:span text:style-name="T60">儲量、當下宗量。</text:span></text:p>
                                            </text:list-item>
                                            <text:list-item>
                                              <text:p text:style-name="P53"><text:span text:style-name="T34">明顯例子，某一特定&lt;?3&gt;個體 壓住 &lt;?</text:span><text:span text:style-name="T38">3&gt;彈簧個體，維持不動。</text:span></text:p>
                                            </text:list-item>
                                            <text:list-item>
                                              <text:p text:style-name="P121">額外宗量 是 零。</text:p>
                                            </text:list-item>
                                            <text:list-item>
                                              <text:p text:style-name="P43"><text:span text:style-name="T124">當下</text:span><text:span text:style-name="T60">宗量 不是 零。</text:span></text:p>
                                            </text:list-item>
                                            <text:list-item>
                                              <text:p text:style-name="P43"><text:span text:style-name="T124">自然</text:span><text:span text:style-name="T60">宗量 不是 零。</text:span></text:p>
                                            </text:list-item>
                                            <text:list-item>
                                              <text:p text:style-name="P43"><text:span text:style-name="T59">&lt;?</text:span><text:span text:style-name="T60">2&gt;個</text:span><text:span text:style-name="T123">體 的 本能、傳承 有機率不夠，只能 觀測到 </text:span><text:span text:style-name="T60">額外宗量。</text:span></text:p>
                                            </text:list-item>
                                            <text:list-item>
                                              <text:p text:style-name="P43"><text:span text:style-name="T59">&lt;?</text:span><text:span text:style-name="T60">2&gt;個</text:span><text:span text:style-name="T123">體 的 本能、傳承 有機率不夠，無法 觀測到 </text:span><text:span text:style-name="T124">當下</text:span><text:span text:style-name="T60">宗量。</text:span></text:p>
                                            </text:list-item>
                                            <text:list-item>
                                              <text:p text:style-name="P43"><text:span text:style-name="T59">&lt;?</text:span><text:span text:style-name="T60">2&gt;個</text:span><text:span text:style-name="T123">體 的 本能、傳承 有機率不夠，無法 觀測到 </text:span><text:span text:style-name="T124">自然</text:span><text:span text:style-name="T60">宗量。</text:span></text:p>
                                            </text:list-item>
                                            <text:list-item>
                                              <text:p text:style-name="P43"><text:span text:style-name="T59">&lt;?</text:span><text:span text:style-name="T60">2&gt;個</text:span><text:span text:style-name="T123">體 觀測到 </text:span><text:span text:style-name="T60">額外宗量 是 零。</text:span></text:p>
                                            </text:list-item>
                                            <text:list-item>
                                              <text:p text:style-name="P43"><text:span text:style-name="T59">&lt;?</text:span><text:span text:style-name="T60">2&gt;個</text:span><text:span text:style-name="T123">體 有機率認定 </text:span><text:span text:style-name="T124">當下</text:span><text:span text:style-name="T60">宗量 是 零。</text:span></text:p>
                                            </text:list-item>
                                            <text:list-item>
                                              <text:p text:style-name="P43"><text:span text:style-name="T59">&lt;?</text:span><text:span text:style-name="T60">2&gt;個</text:span><text:span text:style-name="T123">體 有機率認定 </text:span><text:span text:style-name="T124">自然</text:span><text:span text:style-name="T60">宗量 是 零、不存在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24">電磁波 是 自然頻率 振盪 的電磁波。</text:p>
                                  <text:list>
                                    <text:list-item>
                                      <text:p text:style-name="P124">假定，沒有 其他個體 干涉、干擾、擾動。</text:p>
                                    </text:list-item>
                                    <text:list-item>
                                      <text:p text:style-name="P124">電磁波 頻率、振幅 不會 收斂、發散。</text:p>
                                      <text:list>
                                        <text:list-item>
                                          <text:p text:style-name="P45"><text:span text:style-name="T61">電磁波 頻率、振幅</text:span><text:span text:style-name="T60"> 維持 穩態。</text:span></text:p>
                                        </text:list-item>
                                        <text:list-item>
                                          <text:p text:style-name="P121">額外宗量 維持 穩態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5"><text:span text:style-name="T59">當下</text:span><text:span text:style-name="T60">宗量 維持 穩態。</text:span></text:p>
                                      <text:list>
                                        <text:list-item>
                                          <text:p text:style-name="P45"><text:span text:style-name="T59">當下</text:span><text:span text:style-name="T60">宗量 = </text:span><text:span text:style-name="T59">自然</text:span><text:span text:style-name="T60">宗量 + 額外宗量</text:span><text:span text:style-name="T124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24">電磁波 不是 自然頻率 振盪 的電磁波。</text:p>
                                  <text:list>
                                    <text:list-item>
                                      <text:p text:style-name="P124">電磁波 頻率、振幅 有機率會逐漸 收斂。</text:p>
                                      <text:list>
                                        <text:list-item>
                                          <text:p text:style-name="P45"><text:span text:style-name="T60">（額外</text:span><text:span text:style-name="T125">電場 + <text:s/></text:span><text:span text:style-name="T124">當下</text:span><text:span text:style-name="T125">電場）會逐漸 收斂在 </text:span><text:span text:style-name="T124">自然</text:span><text:span text:style-name="T125">電場。</text:span></text:p>
                                        </text:list-item>
                                        <text:list-item>
                                          <text:p text:style-name="P45"><text:span text:style-name="T60">額外宗量 會被 </text:span><text:span text:style-name="T47">&lt;?</text:span><text:span text:style-name="T64">3&gt;個體，轉換成 其他類型的宗量。</text:span></text:p>
                                          <text:list>
                                            <text:list-item>
                                              <text:p text:style-name="P45"><text:span text:style-name="T60">額外宗量 是 額外</text:span><text:span text:style-name="T125">電場、</text:span><text:span text:style-name="T60">額外磁</text:span><text:span text:style-name="T125">場。</text:span></text:p>
                                            </text:list-item>
                                            <text:list-item>
                                              <text:p text:style-name="P45"><text:span text:style-name="T64">&lt;?3&gt;個體 是 蘊含 該</text:span><text:span text:style-name="T61">電磁波 的 </text:span><text:span text:style-name="T64">&lt;?3&gt;個體。</text:span></text:p>
                                            </text:list-item>
                                            <text:list-item>
                                              <text:p text:style-name="P45"><text:span text:style-name="T64">其他類型的宗量 是 </text:span><text:span text:style-name="T125">電場、磁場 以外的 宗量。</text:span></text:p>
                                            </text:list-item>
                                            <text:list-item>
                                              <text:p text:style-name="P45"><text:span text:style-name="T125">明顯例子，</text:span><text:span text:style-name="T61">&lt;?</text:span><text:span text:style-name="T74">3&gt;</text:span><text:span text:style-name="T125">馬達 把 電磁波 轉換成 動能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24">電磁波 頻率、振幅 有機率會逐漸 發散。</text:p>
                                    </text:list-item>
                                    <text:list-item>
                                      <text:p text:style-name="P45"><text:span text:style-name="T61">電磁波 頻率、振幅 有機率會逐漸 發散</text:span><text:span text:style-name="T255">↔</text:span><text:span text:style-name="T75">收斂 震盪</text:span><text:span text:style-name="T61">。</text:span></text:p>
                                    </text:list-item>
                                    <text:list-item>
                                      <text:p text:style-name="P45"><text:span text:style-name="T61">電磁波 頻率、振幅 有機率會逐漸 收斂→</text:span><text:span text:style-name="T76">自然頻率</text:span><text:span text:style-name="T61">。</text:span></text:p>
                                    </text:list-item>
                                    <text:list-item>
                                      <text:p text:style-name="P45"><text:span text:style-name="T61">電磁波 頻率、振幅 有機率會逐漸 發散→</text:span><text:span text:style-name="T76">自然頻率</text:span><text:span text:style-name="T61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5"><text:span text:style-name="T69">&lt;?a&gt;</text:span><text:span text:style-name="T61">個體 停止 震盪，不代表 當下宗量、當下儲量、當下能量 是 零。</text:span></text:p>
                          <text:list>
                            <text:list-item>
                              <text:p text:style-name="P124">停止 震盪，代表 當下宗量、當下儲量、當下能量 維持、處於 穩態。</text:p>
                            </text:list-item>
                            <text:list-item>
                              <text:p text:style-name="P124">明顯例子，光、電磁波 停止 震盪，不代表 光、電場、磁場 是 零、不存在。</text:p>
                              <text:list>
                                <text:list-item>
                                  <text:p text:style-name="P124">光、電磁波 的 頻率 是 零，不代表 光、電場、磁場 是 零、不存在。</text:p>
                                  <text:list>
                                    <text:list-item>
                                      <text:p text:style-name="P124">代表 光、電場、磁場 是 穩態。</text:p>
                                    </text:list-item>
                                    <text:list-item>
                                      <text:p text:style-name="P124">光 有機率在 &lt;_?3_&gt;個體 存在、作用、位移。</text:p>
                                    </text:list-item>
                                    <text:list-item>
                                      <text:p text:style-name="P124">光、電磁波 不一定在 空間個體 存在、作用、位移。</text:p>
                                    </text:list-item>
                                    <text:list-item>
                                      <text:p text:style-name="P124">光、電磁波 有機率在 不同宗量類型的&lt;?<text:span text:style-name="T216">3&gt;個體</text:span> 存在、作用、位移。</text:p>
                                    </text:list-item>
                                  </text:list>
                                </text:list-item>
                                <text:list-item>
                                  <text:p text:style-name="P124">&lt;?<text:span text:style-name="T217">2&gt;個體 有機率認定 不可能存在 頻率是零 的 光。</text:span></text:p>
                                  <text:list>
                                    <text:list-item>
                                      <text:p text:style-name="P124">原因很明顯，該&lt;?<text:span text:style-name="T217">2&gt;個體 的 本能、傳承 不夠高。</text:span></text:p>
                                    </text:list-item>
                                    <text:list-item>
                                      <text:p text:style-name="P124">明顯例子，&lt;?<text:span text:style-name="T217">2&gt;個體 有機率認定 不可能存在 頻率是零 的 力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"><text:span text:style-name="T89">明顯例子，</text:span><text:span text:style-name="T88">&lt;_?</text:span><text:span text:style-name="T90">3_</text:span><text:span text:style-name="T88">&gt;個體</text:span><text:span text:style-name="T92">，</text:span><text:span text:style-name="T88">能量</text:span><text:span text:style-name="T90"> </text:span><text:span text:style-name="T89">減少</text:span><text:span text:style-name="T88">，儲量</text:span><text:span text:style-name="T89"> 增加</text:span><text:span text:style-name="T90">。</text:span></text:p>
                    </text:list-item>
                    <text:list-item>
                      <text:p text:style-name="P40"><text:span text:style-name="T89">明顯例子，</text:span><text:span text:style-name="T88">&lt;_?</text:span><text:span text:style-name="T90">3_</text:span><text:span text:style-name="T88">&gt;個體</text:span><text:span text:style-name="T92">，</text:span><text:span text:style-name="T88">能量 </text:span><text:span text:style-name="T89">增加</text:span><text:span text:style-name="T88">，儲量</text:span><text:span text:style-name="T89"> 減少</text:span><text:span text:style-name="T90">。</text:span></text:p>
                      <text:list>
                        <text:list-item>
                          <text:p text:style-name="P39"><text:span text:style-name="T89">減少 是 流逝、縮水、失去、&lt;?</text:span><text:span text:style-name="T93">3&gt;</text:span><text:span text:style-name="T89">儲量減少、放鬆音樂盒的</text:span><text:span text:style-name="T106">發條</text:span><text:span text:style-name="T89">。</text:span></text:p>
                        </text:list-item>
                        <text:list-item>
                          <text:p text:style-name="P39"><text:span text:style-name="T89">增加 是 吸收、</text:span><text:span text:style-name="T90">膨脹</text:span><text:span text:style-name="T89">、得到、&lt;?</text:span><text:span text:style-name="T93">3&gt;能</text:span><text:span text:style-name="T89">量增加、音樂盒的</text:span><text:span text:style-name="T106">發條輸出旋轉動能</text:span><text:span text:style-name="T89">。</text:span></text:p>
                        </text:list-item>
                        <text:list-item>
                          <text:p text:style-name="P41"><text:span text:style-name="T88">儲量</text:span><text:span text:style-name="T89"> </text:span><text:span text:style-name="T94">轉換成 </text:span><text:span text:style-name="T88">能量。</text:span></text:p>
                        </text:list-item>
                        <text:list-item>
                          <text:p text:style-name="P39"><text:span text:style-name="T88">&lt;_?</text:span><text:span text:style-name="T90">3_</text:span><text:span text:style-name="T88">&gt;個體的內在物質的一切 是 </text:span><text:span text:style-name="T89">音樂盒響起的音樂。</text:span></text:p>
                          <text:list>
                            <text:list-item>
                              <text:p text:style-name="P39"><text:span text:style-name="T88">內在物質 是 &lt;_?</text:span><text:span text:style-name="T107">2_&gt;個體 ~ &lt;_?u_&gt;個體。</text:span></text:p>
                            </text:list-item>
                            <text:list-item>
                              <text:p text:style-name="P126">一切 是 變化、運動、運作、機制、狀態、型態、座標、萬物法則、作用、反應。</text:p>
                            </text:list-item>
                          </text:list>
                        </text:list-item>
                        <text:list-item>
                          <text:p text:style-name="P39"><text:span text:style-name="T89">音樂盒的</text:span><text:span text:style-name="T106">發條</text:span><text:span text:style-name="T89"> 不會 </text:span><text:span text:style-name="T108">自然頻率 震盪。</text:span></text:p>
                          <text:list>
                            <text:list-item>
                              <text:p text:style-name="P39"><text:span text:style-name="T95">原因很明顯，</text:span><text:span text:style-name="T89">音樂盒 把 宗量，從 </text:span><text:span text:style-name="T106">發條的旋轉動能</text:span><text:span text:style-name="T89"> 轉換成 音樂盒弦的動能。</text:span></text:p>
                            </text:list-item>
                            <text:list-item>
                              <text:p text:style-name="P39"><text:span text:style-name="T95">原因很明顯，</text:span><text:span text:style-name="T89">音樂盒響起的音樂 把 宗量，從 音樂盒弦的動能 轉換成 聲波。</text:span></text:p>
                            </text:list-item>
                            <text:list-item>
                              <text:p text:style-name="P39"><text:span text:style-name="T95">原因很明顯，</text:span><text:span text:style-name="T89">聲波 不會 </text:span><text:span text:style-name="T108">自然頻率 震盪到 </text:span><text:span text:style-name="T106">發條的旋轉動能。</text:span></text:p>
                            </text:list-item>
                            <text:list-item>
                              <text:p text:style-name="P39"><text:span text:style-name="T95">原因很明顯，</text:span><text:span text:style-name="T89">聲波 會 持續不斷 在封閉系統裡面 反射回音、聲波相互干涉</text:span><text:span text:style-name="T106">。</text:span></text:p>
                            </text:list-item>
                            <text:list-item>
                              <text:p text:style-name="P127">發條的旋轉動能 在 自然態 是 不可逆。</text:p>
                              <text:list>
                                <text:list-item>
                                  <text:p text:style-name="P39"><text:span text:style-name="T106">自然態，</text:span><text:span text:style-name="T89">聲波 不會 </text:span><text:span text:style-name="T108">自然頻率 震盪到 </text:span><text:span text:style-name="T106">發條的旋轉動能。</text:span></text:p>
                                </text:list-item>
                                <text:list-item>
                                  <text:p text:style-name="P127">熱力學第二定律。</text:p>
                                  <text:list>
                                    <text:list-item>
                                      <text:p text:style-name="P128">收斂型定律。</text:p>
                                      <text:list>
                                        <text:list-item>
                                          <text:p text:style-name="P128">儲量轉換成能量的速率 &gt; 能量轉換成儲量的速率。</text:p>
                                          <text:list>
                                            <text:list-item>
                                              <text:p text:style-name="P128">儲量轉換成能量、能量轉換成儲量 同時、並行、持續不斷 發生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8">儲量 收斂到 零。</text:p>
                                          <text:list>
                                            <text:list-item>
                                              <text:p text:style-name="P128">儲量 轉換成 能量。</text:p>
                                            </text:list-item>
                                            <text:list-item>
                                              <text:p text:style-name="P128">儲量 有 趨能性。</text:p>
                                            </text:list-item>
                                            <text:list-item>
                                              <text:p text:style-name="P128">趨能性 是 趨向、傾向、親和 轉換成、衰變成 能量 的 特性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28">反制方法 是 自然頻率、自然震盪、自然轉換。</text:p>
                                      <text:list>
                                        <text:list-item>
                                          <text:p text:style-name="P128">明顯例子，彈簧 以 自然頻率 震盪，<text:span text:style-name="T211">彈簧壓縮長度 </text:span><text:span text:style-name="T256">↔</text:span><text:span text:style-name="T211"> 力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27">發條的旋轉動能 在 非自然態 是 可逆。</text:p>
                              <text:list>
                                <text:list-item>
                                  <text:p text:style-name="P39"><text:span text:style-name="T106">非自然態，&lt;?</text:span><text:span text:style-name="T109">3&gt;個體 施加外力。</text:span></text:p>
                                </text:list-item>
                                <text:list-item>
                                  <text:p text:style-name="P39"><text:span text:style-name="T106">非自然態，&lt;?</text:span><text:span text:style-name="T109">3&gt;個體 把 </text:span><text:span text:style-name="T106">旋轉動能</text:span><text:span text:style-name="T109"> 儲存到 </text:span><text:span text:style-name="T89">音樂盒的</text:span><text:span text:style-name="T106">發條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5"><text:span text:style-name="T218">封閉系統，&lt;?3&gt;</text:span>儲量 自然而然 轉換、釋放、衰減 成 &lt;?<text:span text:style-name="T218">3&gt;</text:span>能量。<text:span text:style-name="T180">（&lt;?</text:span><text:span text:style-name="T195">a&gt; 儲量、能量）</text:span></text:p>
                  <text:list>
                    <text:list-item>
                      <text:p text:style-name="P105">明顯例子，音樂盒的發條 自然而然 轉換、釋放、衰減 成 旋轉動能、音樂。</text:p>
                    </text:list-item>
                    <text:list-item>
                      <text:p text:style-name="P107">明顯例子，<text:span text:style-name="T117">&lt;_?</text:span><text:span text:style-name="T118">3_</text:span><text:span text:style-name="T117">&gt;個體，儲量 </text:span><text:span text:style-name="T119">減少</text:span><text:span text:style-name="T120">，</text:span><text:span text:style-name="T117">能量</text:span><text:span text:style-name="T118"> </text:span><text:span text:style-name="T119">增加</text:span><text:span text:style-name="T118">。</text:span></text:p>
                      <text:list>
                        <text:list-item>
                          <text:p text:style-name="P106"><text:span text:style-name="T117">儲量</text:span> 自然而然 轉換、釋放、衰減 成 <text:span text:style-name="T117">能量</text:span>、&lt;_?<text:span text:style-name="T219">3_&gt;個體的內在物質的一切運作</text:span>。</text:p>
                          <text:list>
                            <text:list-item>
                              <text:p text:style-name="P53"><text:span text:style-name="T28">&lt;_?</text:span><text:span text:style-name="T29">3_</text:span><text:span text:style-name="T28">&gt;個體 本身、運動，也會 改變 </text:span><text:span text:style-name="T39">&lt;?</text:span><text:span text:style-name="T40">3&gt;</text:span><text:span text:style-name="T41">~&lt;?u&gt;</text:span><text:span text:style-name="T40">個體、能量</text:span><text:span text:style-name="T28">、儲量。</text:span><text:span text:style-name="T189">&lt;?</text:span><text:span text:style-name="T190">n&gt;</text:span><text:span text:style-name="T191">~&lt;?u&gt;</text:span></text:p>
                              <text:list>
                                <text:list-item>
                                  <text:p text:style-name="P127">本身 是 存在、虛無。<text:span text:style-name="T180">（&lt;_?</text:span><text:span text:style-name="T196">3_&gt;個體 的 終極本質</text:span><text:span text:style-name="T180">）</text:span></text:p>
                                </text:list-item>
                                <text:list-item>
                                  <text:p text:style-name="P127">運動 是 肉質層、意識層 體制、機制、系統、狀態轉移、傳遞、作用、反應。</text:p>
                                </text:list-item>
                                <text:list-item>
                                  <text:p text:style-name="P127">運動 是 變化、變化變化、變化變化變化、變化變化變化變化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7">&lt;?<text:span text:style-name="T220">2&gt;個體 非監督式學習 該現象，</text:span>&lt;?<text:span text:style-name="T220">2&gt;個體 有機率發展出 信念法則、肉質層法則。</text:span></text:p>
                          <text:list>
                            <text:list-item>
                              <text:p text:style-name="P127">明顯例子，人類認定的 廣義相對論引力場方程的斥力、宇宙常數、暗能量假說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7"><text:span text:style-name="T218">封閉系統，以 自然頻率 </text:span>自然而然 震盪、轉換，儲量 <text:span text:style-name="T257">↔</text:span><text:span text:style-name="T221"> </text:span>能量。</text:p>
                  <text:list>
                    <text:list-item>
                      <text:p text:style-name="P127"><text:span text:style-name="T218">封閉系統，以 自然頻率 &lt;?a&gt;</text:span>儲量 自然而然 轉換、釋放、衰減 成 &lt;?<text:span text:style-name="T222">a&gt;</text:span>能量。</text:p>
                    </text:list-item>
                    <text:list-item>
                      <text:p text:style-name="P127"><text:span text:style-name="T218">封閉系統，以 自然頻率 &lt;?a&gt;</text:span>能量 自然而然 轉換、釋放、衰減 成 &lt;?<text:span text:style-name="T222">a&gt;</text:span>儲量。</text:p>
                    </text:list-item>
                    <text:list-item>
                      <text:p text:style-name="P127">明顯例子，以 自然頻率 自然而然、自然 震盪 的 彈簧，<text:span text:style-name="T211">彈簧壓縮長度 </text:span><text:span text:style-name="T256">↔</text:span><text:span text:style-name="T211"> 力</text:span>。<text:span text:style-name="T180">彈簧力</text:span></text:p>
                    </text:list-item>
                  </text:list>
                </text:list-item>
              </text:list>
            </text:list-item>
            <text:list-item>
              <text:p text:style-name="P39"/>
            </text:list-item>
          </text:list>
        </text:list-item>
        <text:list-item>
          <text:p text:style-name="P39"><text:bookmark-start text:name="能量、儲量 與 直接觀測"/>能量、儲量 與 直接觀測<text:bookmark-end text:name="能量、儲量 與 直接觀測"/></text:p>
          <text:list>
            <text:list-item>
              <text:p text:style-name="P108">人類個體 有機率 直接觀測 能量。</text:p>
              <text:list>
                <text:list-item>
                  <text:p text:style-name="P108">明顯例子，人類個體 直接觀測 電流。</text:p>
                  <text:list>
                    <text:list-item>
                      <text:p text:style-name="P108">電流 是 電荷 的 移動速率。</text:p>
                    </text:list-item>
                  </text:list>
                </text:list-item>
              </text:list>
            </text:list-item>
            <text:list-item>
              <text:p text:style-name="P108">人類個體 有機率無法 直接觀測 能量。</text:p>
              <text:list>
                <text:list-item>
                  <text:p text:style-name="P108">明顯例子，人類個體 無法 直接觀測 力。</text:p>
                </text:list-item>
              </text:list>
            </text:list-item>
            <text:list-item>
              <text:p text:style-name="P108">人類個體 有機率 直接觀測 儲量。</text:p>
              <text:list>
                <text:list-item>
                  <text:p text:style-name="P108">明顯例子，人類個體 直接觀測 彈簧壓縮長度。</text:p>
                </text:list-item>
              </text:list>
            </text:list-item>
            <text:list-item>
              <text:p text:style-name="P108">人類個體 有機率無法 直接觀測 儲量。</text:p>
              <text:list>
                <text:list-item>
                  <text:p text:style-name="P119">明顯例子，人類個體 無法 直接觀測 電壓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標楷體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6T09:54:19.348000000</dc:date>
    <meta:editing-duration>P13DT14H8M43S</meta:editing-duration>
    <meta:editing-cycles>9096</meta:editing-cycles>
    <meta:document-statistic meta:table-count="0" meta:image-count="0" meta:object-count="0" meta:page-count="1" meta:paragraph-count="724" meta:word-count="14438" meta:character-count="18733" meta:non-whitespace-character-count="16369"/>
  </office:meta>
</office:document-meta>
</file>